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47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159.8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5.44pt"/>
    </style:style>
    <style:style style:name="co11" style:family="table-column">
      <style:table-column-properties fo:break-before="auto" style:column-width="36.79pt"/>
    </style:style>
    <style:style style:name="co12" style:family="table-column">
      <style:table-column-properties fo:break-before="auto" style:column-width="40.76pt"/>
    </style:style>
    <style:style style:name="co13" style:family="table-column">
      <style:table-column-properties fo:break-before="auto" style:column-width="32.91pt"/>
    </style:style>
    <style:style style:name="co14" style:family="table-column">
      <style:table-column-properties fo:break-before="auto" style:column-width="48.56pt"/>
    </style:style>
    <style:style style:name="co15" style:family="table-column">
      <style:table-column-properties fo:break-before="auto" style:column-width="50.14pt"/>
    </style:style>
    <style:style style:name="co16" style:family="table-column">
      <style:table-column-properties fo:break-before="auto" style:column-width="28.94pt"/>
    </style:style>
    <style:style style:name="co17" style:family="table-column">
      <style:table-column-properties fo:break-before="auto" style:column-width="68.94pt"/>
    </style:style>
    <style:style style:name="co18" style:family="table-column">
      <style:table-column-properties fo:break-before="auto" style:column-width="72.85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43.46pt" fo:break-before="auto" style:use-optimal-row-height="false"/>
    </style:style>
    <style:style style:name="ro3" style:family="table-row">
      <style:table-row-properties style:row-height="46.4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9.2pt" fo:break-before="auto" style:use-optimal-row-height="false"/>
    </style:style>
    <style:style style:name="ro6" style:family="table-row">
      <style:table-row-properties style:row-height="25.46pt" fo:break-before="auto" style:use-optimal-row-height="true"/>
    </style:style>
    <style:style style:name="ro7" style:family="table-row">
      <style:table-row-properties style:row-height="35.94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ro9" style:family="table-row">
      <style:table-row-properties style:row-height="24.69pt" fo:break-before="auto" style:use-optimal-row-height="false"/>
    </style:style>
    <style:style style:name="ro10" style:family="table-row">
      <style:table-row-properties style:row-height="62.96pt" fo:break-before="auto" style:use-optimal-row-height="false"/>
    </style:style>
    <style:style style:name="ro11" style:family="table-row">
      <style:table-row-properties style:row-height="13.44pt" fo:break-before="auto" style:use-optimal-row-height="true"/>
    </style:style>
    <style:style style:name="ro12" style:family="table-row">
      <style:table-row-properties style:row-height="13.41pt" fo:break-before="auto" style:use-optimal-row-height="true"/>
    </style:style>
    <style:style style:name="ro13" style:family="table-row">
      <style:table-row-properties style:row-height="49.44pt" fo:break-before="auto" style:use-optimal-row-height="true"/>
    </style:style>
    <style:style style:name="ta1" style:family="table" style:master-page-name="Default">
      <style:table-properties table:display="true" style:writing-mode="lr-tb" tableooo:tab-color="#ccffcc"/>
    </style:style>
    <style:style style:name="ta2" style:family="table" style:master-page-name="Default">
      <style:table-properties table:display="true" style:writing-mode="lr-tb" tableooo:tab-color="#ccccff"/>
    </style:style>
    <style:style style:name="ta3" style:family="table" style:master-page-name="Default">
      <style:table-properties table:display="true" style:writing-mode="lr-tb" tableooo:tab-color="#ccffff"/>
    </style:style>
    <style:style style:name="ta4" style:family="table" style:master-page-name="Default">
      <style:table-properties table:display="true" style:writing-mode="lr-tb" tableooo:tab-color="#ffccff"/>
    </style:style>
    <style:style style:name="ta5" style:family="table" style:master-page-name="Default">
      <style:table-properties table:display="true" style:writing-mode="lr-tb" tableooo:tab-color="#cc99ff"/>
    </style:style>
    <style:style style:name="ta6" style:family="table" style:master-page-name="Default">
      <style:table-properties table:display="true" style:writing-mode="lr-tb" tableooo:tab-color="#ffcccc"/>
    </style:style>
    <style:style style:name="ta7" style:family="table" style:master-page-name="Default">
      <style:table-properties table:display="true" style:writing-mode="lr-tb" tableooo:tab-color="#ffffcc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4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8" style:family="table-cell" style:parent-style-name="Default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9" style:family="table-cell" style:parent-style-name="Default">
      <style:table-cell-properties fo:background-color="#66ccff" style:text-align-source="fix" style:repeat-content="false" fo:wrap-option="wrap" fo:border="0.06pt solid #000000" style:vertical-align="middle"/>
      <style:paragraph-properties fo:text-align="center"/>
      <style:text-properties fo:color="#ffffff" style:font-name="Verdana"/>
    </style:style>
    <style:style style:name="ce10" style:family="table-cell" style:parent-style-name="Default" style:data-style-name="N1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 style:data-style-name="N10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">
      <style:table-cell-properties fo:background-color="#eeeeee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background-color="#ff00cc" style:text-align-source="fix" style:repeat-content="false" fo:wrap-option="wrap" fo:border="0.06pt solid #000000" style:vertical-align="middle"/>
      <style:paragraph-properties fo:text-align="center"/>
      <style:text-properties fo:color="#ffffff" style:font-name="Verdana"/>
    </style:style>
    <style:style style:name="ce15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/>
      <style:text-properties fo:color="#ffffff" style:font-name="Verdana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ackground-color="#cefaa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19" style:family="table-cell" style:parent-style-name="Default">
      <style:table-cell-properties fo:background-color="#1933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0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2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26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27" style:family="table-cell" style:parent-style-name="Default">
      <style:table-cell-properties fo:background-color="#e3fad8" style:text-align-source="fix" style:repeat-content="false" fo:wrap-option="wrap" fo:border="0.06pt solid #000000" style:vertical-align="middle"/>
      <style:paragraph-properties fo:text-align="center"/>
      <style:text-properties fo:color="#000000" style:font-name="Verdana"/>
    </style:style>
    <style:style style:name="ce2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29" style:family="table-cell" style:parent-style-name="Default" style:data-style-name="N10">
      <style:table-cell-properties fo:background-color="#eeeeee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30" style:family="table-cell" style:parent-style-name="Default">
      <style:table-cell-properties fo:background-color="#fdc4fd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31" style:family="table-cell" style:parent-style-name="Default">
      <style:table-cell-properties fo:background-color="#fde9fd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32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33" style:family="table-cell" style:parent-style-name="Default">
      <style:table-cell-properties fo:background-color="#fff7ff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34" style:family="table-cell" style:parent-style-name="Default" style:data-style-name="N1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35" style:family="table-cell" style:parent-style-name="Default" style:data-style-name="N10">
      <style:table-cell-properties fo:border-bottom="none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36" style:family="table-cell" style:parent-style-name="Default">
      <style:table-cell-properties fo:background-color="#d3ffff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37" style:family="table-cell" style:parent-style-name="Default">
      <style:table-cell-properties fo:background-color="#edfbfb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38" style:family="table-cell" style:parent-style-name="Default">
      <style:table-cell-properties fo:background-color="#f2fafa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39" style:family="table-cell" style:parent-style-name="Default">
      <style:table-cell-properties fo:background-color="#d4f4fd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0" style:family="table-cell" style:parent-style-name="Default">
      <style:table-cell-properties fo:background-color="#e3fad8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1" style:family="table-cell" style:parent-style-name="Default">
      <style:table-cell-properties fo:background-color="#fff7ff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2" style:family="table-cell" style:parent-style-name="Default">
      <style:table-cell-properties fo:background-color="#f7e6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4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49" style:family="table-cell" style:parent-style-name="Default">
      <style:table-cell-properties fo:border-bottom="0.06pt solid #000000" fo:background-color="#f7f1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50" style:family="table-cell" style:parent-style-name="Default">
      <style:table-cell-properties fo:background-color="#f7f7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51" style:family="table-cell" style:parent-style-name="Default">
      <style:table-cell-properties fo:border-bottom="0.06pt solid #000000" fo:background-color="#f7e4e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52" style:family="table-cell" style:parent-style-name="Default">
      <style:table-cell-properties fo:background-color="#ebe4f7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53" style:family="table-cell" style:parent-style-name="Default">
      <style:table-cell-properties fo:border-bottom="0.06pt solid #000000" fo:background-color="#e4ebf7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54" style:family="table-cell" style:parent-style-name="Default">
      <style:table-cell-properties fo:background-color="#e4f7f6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55" style:family="table-cell" style:parent-style-name="Default">
      <style:table-cell-properties fo:border-bottom="0.06pt solid #000000" fo:background-color="#e4f7e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56" style:family="table-cell" style:parent-style-name="Default" style:data-style-name="N1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57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58" style:family="table-cell" style:parent-style-name="Default" style:data-style-name="N1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59" style:family="table-cell" style:parent-style-name="Default" style:data-style-name="N1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60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61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62" style:family="table-cell" style:parent-style-name="Default" style:data-style-name="N1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63" style:family="table-cell" style:parent-style-name="Default" style:data-style-name="N1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64" style:family="table-cell" style:parent-style-name="Default">
      <style:table-cell-properties fo:border-bottom="none" fo:background-color="#ffcc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Verdana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66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67" style:family="table-cell" style:parent-style-name="Default">
      <style:table-cell-properties fo:background-color="#ffccff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6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69" style:family="table-cell" style:parent-style-name="Default">
      <style:table-cell-properties fo:border-bottom="none" fo:background-color="#99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70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71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</style:style>
    <style:style style:name="ce72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73" style:family="table-cell" style:parent-style-name="Default" style:data-style-name="N11"/>
    <style:style style:name="ce74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75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76" style:family="table-cell" style:parent-style-name="Default">
      <style:table-cell-properties fo:background-color="#e7eaf7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77" style:family="table-cell" style:parent-style-name="Default">
      <style:table-cell-properties fo:background-color="#f9e5d8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dition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9" table:default-cell-style-name="ce1"/>
        <table:table-row table:style-name="ro1">
          <table:table-cell/>
          <table:table-cell table:style-name="ce3" table:number-columns-repeated="13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un Number</text:p>
          </table:table-cell>
          <table:table-cell table:style-name="ce7" office:value-type="string" calcext:value-type="string">
            <text:p>Fly batch</text:p>
          </table:table-cell>
          <table:table-cell table:style-name="ce8" office:value-type="string" calcext:value-type="string">
            <text:p>Training Against</text:p>
          </table:table-cell>
          <table:table-cell table:style-name="ce9" office:value-type="string" calcext:value-type="string">
            <text:p>Conc MCH</text:p>
          </table:table-cell>
          <table:table-cell table:style-name="ce9" office:value-type="string" calcext:value-type="string">
            <text:p>Conc OCT</text:p>
          </table:table-cell>
          <table:table-cell table:style-name="ce14" office:value-type="string" calcext:value-type="string">
            <text:p>Vol MCH</text:p>
          </table:table-cell>
          <table:table-cell table:style-name="ce14" office:value-type="string" calcext:value-type="string">
            <text:p>Vol OCT</text:p>
          </table:table-cell>
          <table:table-cell table:style-name="ce15" office:value-type="string" calcext:value-type="string">
            <text:p>Mass Paraffin w/ MCH</text:p>
          </table:table-cell>
          <table:table-cell table:style-name="ce15" office:value-type="string" calcext:value-type="string">
            <text:p>Mass Paraffin w/ OCT</text:p>
          </table:table-cell>
          <table:table-cell table:style-name="ce18" office:value-type="string" calcext:value-type="string">
            <text:p>Pre-Conditioning Testing</text:p>
          </table:table-cell>
          <table:table-cell table:style-name="ce18" office:value-type="string" calcext:value-type="string">
            <text:p>Conditioning</text:p>
          </table:table-cell>
          <table:table-cell table:style-name="ce18" office:value-type="string" calcext:value-type="string">
            <text:p>Post-Conditioning Testing</text:p>
          </table:table-cell>
          <table:table-cell table:style-name="ce19" office:value-type="string" calcext:value-type="string">
            <text:p>Flow Rates</text:p>
          </table:table-cell>
          <table:table-cell/>
          <table:table-cell table:style-name="ce20" office:value-type="string" calcext:value-type="string">
            <text:p>Use 4ml of solution for each</text:p>
          </table:table-cell>
          <table:table-cell table:style-name="ce20" office:value-type="string" calcext:value-type="string">
            <text:p>Conversion of 1.6g=2ml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CH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4g</text:p>
          </table:table-cell>
          <table:table-cell table:style-name="ce16" office:value-type="string" calcext:value-type="string">
            <text:p>2.82g</text:p>
          </table:table-cell>
          <table:table-cell office:value-type="string" calcext:value-type="string">
            <text:p>MCH left, OCT right, time: 2mins, valves: 1001</text:p>
          </table:table-cell>
          <table:table-cell office:value-type="string" calcext:value-type="string">
            <text:p>OCT 1 min both sides valves: 0101, MCH+shock 12x 1 min both sides valves: 1010, training x2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/>
          <table:table-cell table:style-name="ce20" office:value-type="string" calcext:value-type="string" table:number-columns-spanned="2" table:number-rows-spanned="2">
            <text:p>Valve settings are in binary: 1 = on; 0 = off, for valves 1,2,3,4</text:p>
          </table:table-cell>
          <table:covered-table-cell table:style-name="ce20"/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4g</text:p>
          </table:table-cell>
          <table:table-cell table:style-name="ce16" office:value-type="string" calcext:value-type="string">
            <text:p>2.82g</text:p>
          </table:table-cell>
          <table:table-cell office:value-type="string" calcext:value-type="string">
            <text:p>MCH left, OCT right, time: 2mins, valves: 1001</text:p>
          </table:table-cell>
          <table:table-cell office:value-type="string" calcext:value-type="string">
            <text:p>OCT 1 min both sides valves: 0101, MCH+shock 12x 1 min both sides valves: 1010, training x2</text:p>
          </table:table-cell>
          <table:table-cell table:style-name="ce16" office:value-type="string" calcext:value-type="string">
            <text:p>MCH left, OCT right, time: 5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/>
          <table:covered-table-cell table:number-columns-repeated="2" table:style-name="ce20"/>
          <table:table-cell table:number-columns-repeated="1007"/>
        </table:table-row>
        <table:table-row table:style-name="ro3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CH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4g</text:p>
          </table:table-cell>
          <table:table-cell table:style-name="ce16" office:value-type="string" calcext:value-type="string">
            <text:p>2.82g</text:p>
          </table:table-cell>
          <table:table-cell office:value-type="string" calcext:value-type="string">
            <text:p>MCH left, OCT right, time: 2mins, valves: 1001</text:p>
          </table:table-cell>
          <table:table-cell office:value-type="string" calcext:value-type="string">
            <text:p>OCT 1 min both sides valves: 0101, MCH+shock 12x 1 min both sides valves: 1010, training x2</text:p>
          </table:table-cell>
          <table:table-cell table:style-name="ce16" office:value-type="string" calcext:value-type="string">
            <text:p>MCH left, OCT right, time: 5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rained against MCH 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4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Mock MCH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4g</text:p>
          </table:table-cell>
          <table:table-cell table:style-name="ce16" office:value-type="string" calcext:value-type="string">
            <text:p>2.82g</text:p>
          </table:table-cell>
          <table:table-cell office:value-type="string" calcext:value-type="string">
            <text:p>MCH left, OCT right, time: 2mins, valves: 1001</text:p>
          </table:table-cell>
          <table:table-cell office:value-type="string" calcext:value-type="string">
            <text:p>OCT 1 min both sides 1 min valves: 0101, MCH 1 min both sides valves: 1010, training x2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Mock MCH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4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number-columns-repeated="2" table:style-name="ce5" office:value-type="float" office:value="4" calcext:value-type="float">
            <text:p>4</text:p>
          </table:table-cell>
          <table:table-cell office:value-type="string" calcext:value-type="string">
            <text:p>MCH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4g</text:p>
          </table:table-cell>
          <table:table-cell table:style-name="ce16" office:value-type="string" calcext:value-type="string">
            <text:p>2.8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T 1 min both sides valves: 0101, MCH+shock 6x 1 min both sides valves: 1010, training x2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rained against 5 % MCH 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4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rained against 5% MCH</text:p>
          </table:table-cell>
          <table:table-cell table:style-name="ce10" office:value-type="percentage" office:value="0.04" calcext:value-type="percentage">
            <text:p>4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16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7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rained against 5% MCH </text:p>
          </table:table-cell>
          <table:table-cell table:style-name="ce10" office:value-type="percentage" office:value="0.04" calcext:value-type="percentage">
            <text:p>4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16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07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rained against 5% MCH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12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10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rained against 5% MCH 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12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10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Mock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32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2.94g</text:p>
          </table:table-cell>
          <table:table-cell office:value-type="string" calcext:value-type="string">
            <text:p>MCH left, OCT right, time: 2mins, valves: 1001</text:p>
          </table:table-cell>
          <table:table-cell office:value-type="string" calcext:value-type="string">
            <text:p>OCT 1 min both sides 1 min valves: 0101, MCH 1 min both sides valves: 1010, training x2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Mock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32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2.94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8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32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2.9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T+shock 6x 1 min both sides 1 min valves: 0101, MCH 1 min both sides valves: 1010, training x2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8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32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2.94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Trained against 8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6" calcext:value-type="percentage">
            <text:p>6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24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3.01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Trained against 8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6" calcext:value-type="percentage">
            <text:p>6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24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3.01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Trained against 8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4" calcext:value-type="percentage">
            <text:p>4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16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3.07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Trained against 8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4" calcext:value-type="percentage">
            <text:p>4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16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3.07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4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4" calcext:value-type="percentage">
            <text:p>4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16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3.07g</text:p>
          </table:table-cell>
          <table:table-cell office:value-type="string" calcext:value-type="string">
            <text:p>MCH left, OCT right, time: 2mins, valves: 1001</text:p>
          </table:table-cell>
          <table:table-cell office:value-type="string" calcext:value-type="string">
            <text:p>OCT+shock 6x 1 min both sides 1 min valves: 0101, MCH 1 min both sides valves: 1010, training x2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rained against 4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4" calcext:value-type="percentage">
            <text:p>4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16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3.07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/>
          <table:table-cell office:value-type="string" calcext:value-type="string">
            <text:p>this is why run number on results and condition are different – these two have been repeated – change on Monday!!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rained against 4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6" calcext:value-type="percentage">
            <text:p>6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24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3.01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rained against 4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6" calcext:value-type="percentage">
            <text:p>6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24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3.01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rained against 4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32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2.94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rained against 4% OCT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office:value-type="string" calcext:value-type="string">
            <text:p>400ul</text:p>
          </table:table-cell>
          <table:table-cell office:value-type="string" calcext:value-type="string">
            <text:p>320ul</text:p>
          </table:table-cell>
          <table:table-cell office:value-type="string" calcext:value-type="string">
            <text:p>2.88g</text:p>
          </table:table-cell>
          <table:table-cell table:style-name="ce16" office:value-type="string" calcext:value-type="string">
            <text:p>2.94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3% MCH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12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10g</text:p>
          </table:table-cell>
          <table:table-cell table:style-name="ce16" office:value-type="string" calcext:value-type="string">
            <text:p>2.82g</text:p>
          </table:table-cell>
          <table:table-cell office:value-type="string" calcext:value-type="string">
            <text:p>MCH left, OCT right, time: 2mins, valves: 1001</text:p>
          </table:table-cell>
          <table:table-cell office:value-type="string" calcext:value-type="string">
            <text:p>OCT 1 min both sides 1 min valves: 0101, MCH 1 min both sides valves: 1010, training x2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style-name="ce16"/>
          <table:table-cell table:number-columns-repeated="1009"/>
        </table:table-row>
        <table:table-row table:style-name="ro3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rained against 3% MCH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12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10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rained against 3% MCH</text:p>
          </table:table-cell>
          <table:table-cell table:style-name="ce10" office:value-type="percentage" office:value="0.04" calcext:value-type="percentage">
            <text:p>4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16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13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rained against 3% MCH</text:p>
          </table:table-cell>
          <table:table-cell table:style-name="ce10" office:value-type="percentage" office:value="0.04" calcext:value-type="percentage">
            <text:p>4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16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13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rained against 3% MCH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17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left, OCT right, time: 2mins, valves: 1001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rained against 3% MCH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office:value-type="string" calcext:value-type="string">
            <text:p>200ul</text:p>
          </table:table-cell>
          <table:table-cell office:value-type="string" calcext:value-type="string">
            <text:p>480ul</text:p>
          </table:table-cell>
          <table:table-cell office:value-type="string" calcext:value-type="string">
            <text:p>3.17g</text:p>
          </table:table-cell>
          <table:table-cell table:style-name="ce16" office:value-type="string" calcext:value-type="string">
            <text:p>2.82g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string" calcext:value-type="string">
            <text:p>MCH right, OCT left, time: 2mins, valves 0110</text:p>
          </table:table-cell>
          <table:table-cell table:style-name="ce16" office:value-type="string" calcext:value-type="string">
            <text:p>HFC: 480ml/min; Odor: 320ml/min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>
            <text:p>MCH</text:p>
          </table:table-cell>
          <table:table-cell table:style-name="ce11" office:value-type="string" calcext:value-type="string">
            <text:p>5% MCH</text:p>
          </table:table-cell>
          <table:table-cell table:style-name="ce13" office:value-type="string" calcext:value-type="string">
            <text:p>3% MCH</text:p>
          </table:table-cell>
          <table:table-cell table:style-name="ce2" office:value-type="string" calcext:value-type="string">
            <text:p>200ul</text:p>
          </table:table-cell>
          <table:table-cell table:style-name="ce2" office:value-type="string" calcext:value-type="string">
            <text:p>120ul</text:p>
          </table:table-cell>
          <table:table-cell table:style-name="ce2" office:value-type="string" calcext:value-type="string">
            <text:p>3.04g</text:p>
          </table:table-cell>
          <table:table-cell table:style-name="ce17" office:value-type="string" calcext:value-type="string">
            <text:p>3.10g</text:p>
          </table:table-cell>
          <table:table-cell table:style-name="ce2" office:value-type="string" calcext:value-type="string">
            <text:p>5% MCH left, 3% MCH right, time: 2mins, valves: 1001</text:p>
          </table:table-cell>
          <table:table-cell table:style-name="ce2" office:value-type="string" calcext:value-type="string">
            <text:p>3% MCH 1 min both sides valves: 0101, 5% MCH+shock 6x 1 min both sides valves: 1010, training x3</text:p>
          </table:table-cell>
          <table:table-cell table:style-name="ce17" office:value-type="string" calcext:value-type="string">
            <text:p>5% MCH left, 3% MCH right, time: 2mins, valves: 1001</text:p>
          </table:table-cell>
          <table:table-cell table:style-name="ce17" office:value-type="string" calcext:value-type="string">
            <text:p>HFC: 480ml/min; Odor: 320ml/min</text:p>
          </table:table-cell>
          <table:table-cell table:style-name="ce2" table:number-columns-repeated="1010"/>
        </table:table-row>
        <table:table-row table:style-name="ro3">
          <table:table-cell table:style-name="ce2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>
            <text:p>Trained against 5 % MCH </text:p>
          </table:table-cell>
          <table:table-cell table:style-name="ce11" office:value-type="string" calcext:value-type="string">
            <text:p>5% MCH</text:p>
          </table:table-cell>
          <table:table-cell table:style-name="ce13" office:value-type="string" calcext:value-type="string">
            <text:p>3% MCH</text:p>
          </table:table-cell>
          <table:table-cell table:style-name="ce2" office:value-type="string" calcext:value-type="string">
            <text:p>200ul</text:p>
          </table:table-cell>
          <table:table-cell table:style-name="ce2" office:value-type="string" calcext:value-type="string">
            <text:p>120ul</text:p>
          </table:table-cell>
          <table:table-cell table:style-name="ce2" office:value-type="string" calcext:value-type="string">
            <text:p>3.04g</text:p>
          </table:table-cell>
          <table:table-cell table:style-name="ce17" office:value-type="string" calcext:value-type="string">
            <text:p>3.10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7" office:value-type="string" calcext:value-type="string">
            <text:p>3% MCH left, 5% MCH right, time: 2mins, valves: 1001</text:p>
          </table:table-cell>
          <table:table-cell table:style-name="ce17" office:value-type="string" calcext:value-type="string">
            <text:p>HFC: 480ml/min; Odor: 320ml/min</text:p>
          </table:table-cell>
          <table:table-cell table:style-name="ce2" table:number-columns-repeated="1010"/>
        </table:table-row>
        <table:table-row table:style-name="ro3">
          <table:table-cell table:style-name="ce2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>
            <text:p>Trained against 5 % MCH </text:p>
          </table:table-cell>
          <table:table-cell table:style-name="ce11" office:value-type="string" calcext:value-type="string">
            <text:p>5% MCH</text:p>
          </table:table-cell>
          <table:table-cell table:style-name="ce13" office:value-type="string" calcext:value-type="string">
            <text:p>3% MCH</text:p>
          </table:table-cell>
          <table:table-cell table:style-name="ce2" office:value-type="string" calcext:value-type="string">
            <text:p>200ul</text:p>
          </table:table-cell>
          <table:table-cell table:style-name="ce2" office:value-type="string" calcext:value-type="string">
            <text:p>120ul</text:p>
          </table:table-cell>
          <table:table-cell table:style-name="ce2" office:value-type="string" calcext:value-type="string">
            <text:p>3.10g</text:p>
          </table:table-cell>
          <table:table-cell table:style-name="ce17" office:value-type="string" calcext:value-type="string">
            <text:p>3.10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7" office:value-type="string" calcext:value-type="string">
            <text:p>5% MCH left, 3% MCH right, time: 2mins, valves: 1001</text:p>
          </table:table-cell>
          <table:table-cell table:style-name="ce17" office:value-type="string" calcext:value-type="string">
            <text:p>HFC: 480ml/min; Odor: 320ml/min</text:p>
          </table:table-cell>
          <table:table-cell table:style-name="ce2" table:number-columns-repeated="1010"/>
        </table:table-row>
        <table:table-row table:style-name="ro3">
          <table:table-cell table:style-name="ce2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>
            <text:p>Trained against 5 % MCH </text:p>
          </table:table-cell>
          <table:table-cell table:style-name="ce11" office:value-type="string" calcext:value-type="string">
            <text:p>5% MCH</text:p>
          </table:table-cell>
          <table:table-cell table:style-name="ce13" office:value-type="string" calcext:value-type="string">
            <text:p>3% MCH</text:p>
          </table:table-cell>
          <table:table-cell table:style-name="ce2" office:value-type="string" calcext:value-type="string">
            <text:p>200ul</text:p>
          </table:table-cell>
          <table:table-cell table:style-name="ce2" office:value-type="string" calcext:value-type="string">
            <text:p>120ul</text:p>
          </table:table-cell>
          <table:table-cell table:style-name="ce2" office:value-type="string" calcext:value-type="string">
            <text:p>3.04g</text:p>
          </table:table-cell>
          <table:table-cell table:style-name="ce17" office:value-type="string" calcext:value-type="string">
            <text:p>3.10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7" office:value-type="string" calcext:value-type="string">
            <text:p>3% MCH left, 5% MCH right, time: 2mins, valves: 1001</text:p>
          </table:table-cell>
          <table:table-cell table:style-name="ce17" office:value-type="string" calcext:value-type="string">
            <text:p>HFC: 480ml/min; Odor: 320ml/min</text:p>
          </table:table-cell>
          <table:table-cell table:style-name="ce2" table:number-columns-repeated="1010"/>
        </table:table-row>
        <table:table-row table:style-name="ro3" table:number-rows-repeated="3">
          <table:table-cell/>
          <table:table-cell table:style-name="ce5" table:number-columns-repeated="2"/>
          <table:table-cell/>
          <table:table-cell table:style-name="ce10"/>
          <table:table-cell table:style-name="ce12"/>
          <table:table-cell table:number-columns-repeated="3"/>
          <table:table-cell table:style-name="ce16"/>
          <table:table-cell table:number-columns-repeated="2"/>
          <table:table-cell table:style-name="ce16" table:number-columns-repeated="2"/>
          <table:table-cell table:number-columns-repeated="1010"/>
        </table:table-row>
        <table:table-row table:style-name="ro4" table:number-rows-repeated="2">
          <table:table-cell/>
          <table:table-cell table:style-name="ce5" table:number-columns-repeated="2"/>
          <table:table-cell/>
          <table:table-cell table:style-name="ce10"/>
          <table:table-cell table:style-name="ce12"/>
          <table:table-cell table:number-columns-repeated="3"/>
          <table:table-cell table:style-name="ce16"/>
          <table:table-cell table:number-columns-repeated="2"/>
          <table:table-cell table:style-name="ce16" table:number-columns-repeated="2"/>
          <table:table-cell table:number-columns-repeated="1010"/>
        </table:table-row>
        <table:table-row table:style-name="ro4" table:number-rows-repeated="12">
          <table:table-cell table:number-columns-repeated="4"/>
          <table:table-cell table:style-name="ce12" table:number-columns-repeated="2"/>
          <table:table-cell table:number-columns-repeated="1018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" table:style-name="ta2">
        <table:table-column table:style-name="co1" table:default-cell-style-name="ce21"/>
        <table:table-column table:style-name="co10" table:default-cell-style-name="ce21"/>
        <table:table-column table:style-name="co4" table:number-columns-repeated="2" table:default-cell-style-name="ce21"/>
        <table:table-column table:style-name="co9" table:number-columns-repeated="1020" table:default-cell-style-name="ce21"/>
        <table:table-row table:style-name="ro1">
          <table:table-cell table:number-columns-repeated="1024"/>
        </table:table-row>
        <table:table-row table:style-name="ro5">
          <table:table-cell/>
          <table:table-cell table:style-name="ce4" office:value-type="string" calcext:value-type="string" table:number-columns-spanned="1" table:number-rows-spanned="2">
            <text:p>Run Number</text:p>
          </table:table-cell>
          <table:table-cell table:style-name="ce27" office:value-type="string" calcext:value-type="string" table:number-columns-spanned="1" table:number-rows-spanned="2">
            <text:p>Conc MCH</text:p>
          </table:table-cell>
          <table:table-cell table:style-name="ce27" office:value-type="string" calcext:value-type="string" table:number-columns-spanned="1" table:number-rows-spanned="2">
            <text:p>Conc OCT</text:p>
          </table:table-cell>
          <table:table-cell table:style-name="ce30" office:value-type="string" calcext:value-type="string" table:number-columns-spanned="4" table:number-rows-spanned="1">
            <text:p>Pre-Conditioning Testing</text:p>
          </table:table-cell>
          <table:covered-table-cell table:number-columns-repeated="3" table:style-name="ce23"/>
          <table:table-cell table:style-name="ce36" office:value-type="string" calcext:value-type="string" table:number-columns-spanned="4" table:number-rows-spanned="1">
            <text:p>Post-Conditioning Testing</text:p>
          </table:table-cell>
          <table:covered-table-cell table:number-columns-repeated="3" table:style-name="ce23"/>
          <table:table-cell table:number-columns-repeated="1012"/>
        </table:table-row>
        <table:table-row table:style-name="ro6">
          <table:table-cell/>
          <table:covered-table-cell table:style-name="ce23"/>
          <table:covered-table-cell table:number-columns-repeated="2" table:style-name="ce27"/>
          <table:table-cell table:style-name="ce31" office:value-type="string" calcext:value-type="string">
            <text:p>Entry into MCH</text:p>
          </table:table-cell>
          <table:table-cell table:style-name="ce33" office:value-type="string" calcext:value-type="string">
            <text:p>Entry into OCT</text:p>
          </table:table-cell>
          <table:table-cell table:style-name="ce31" office:value-type="string" calcext:value-type="string">
            <text:p>Decisions for MCH</text:p>
          </table:table-cell>
          <table:table-cell table:style-name="ce33" office:value-type="string" calcext:value-type="string">
            <text:p>Decision for OCT</text:p>
          </table:table-cell>
          <table:table-cell table:style-name="ce37" office:value-type="string" calcext:value-type="string">
            <text:p>Entry into MCH</text:p>
          </table:table-cell>
          <table:table-cell table:style-name="ce38" office:value-type="string" calcext:value-type="string">
            <text:p>Entry into OCT</text:p>
          </table:table-cell>
          <table:table-cell table:style-name="ce37" office:value-type="string" calcext:value-type="string">
            <text:p>Decisions for MCH</text:p>
          </table:table-cell>
          <table:table-cell table:style-name="ce38" office:value-type="string" calcext:value-type="string">
            <text:p>Decision for OCT</text:p>
          </table:table-cell>
          <table:table-cell table:number-columns-repeated="1012"/>
        </table:table-row>
        <table:table-row table:style-name="ro7">
          <table:table-cell/>
          <table:table-cell table:style-name="ce24" office:value-type="float" office:value="0" calcext:value-type="float">
            <text:p>0</text:p>
          </table:table-cell>
          <table:table-cell table:style-name="ce28" office:value-type="percentage" office:value="0.05" calcext:value-type="percentage">
            <text:p>5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8" table:formula="of:=[.E4]/([.E4]+[.F4])" office:value-type="percentage" office:value="0.4" calcext:value-type="percentage">
            <text:p>40%</text:p>
          </table:table-cell>
          <table:table-cell table:style-name="ce34" table:formula="of:=[.F4]/([.E4]+[.F4])" office:value-type="percentage" office:value="0.6" calcext:value-type="percentage">
            <text:p>6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8" table:formula="of:=[.I4]/([.I4]+[.J4])" office:value-type="percentage" office:value="0.333333333333333" calcext:value-type="percentage">
            <text:p>33%</text:p>
          </table:table-cell>
          <table:table-cell table:style-name="ce34" table:formula="of:=[.J4]/([.I4]+[.J4])" office:value-type="percentage" office:value="0.666666666666667" calcext:value-type="percentage">
            <text:p>67%</text:p>
          </table:table-cell>
          <table:table-cell/>
          <table:table-cell table:style-name="ce39" office:value-type="string" calcext:value-type="string" table:number-columns-spanned="3" table:number-rows-spanned="1">
            <text:p>Entries = total number of entries for all 8 flies in run</text:p>
          </table:table-cell>
          <table:covered-table-cell table:number-columns-repeated="2"/>
          <table:table-cell table:number-columns-repeated="1008"/>
        </table:table-row>
        <table:table-row table:style-name="ro7">
          <table:table-cell/>
          <table:table-cell table:style-name="ce24" office:value-type="float" office:value="1" calcext:value-type="float">
            <text:p>1</text:p>
          </table:table-cell>
          <table:table-cell table:style-name="ce28" office:value-type="percentage" office:value="0.05" calcext:value-type="percentage">
            <text:p>5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28" table:formula="of:=[.E5]/([.E5]+[.F5])" office:value-type="percentage" office:value="0.509803921568627" calcext:value-type="percentage">
            <text:p>51%</text:p>
          </table:table-cell>
          <table:table-cell table:style-name="ce34" table:formula="of:=[.F5]/([.E5]+[.F5])" office:value-type="percentage" office:value="0.490196078431373" calcext:value-type="percentage">
            <text:p>49%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8" table:formula="of:=[.I5]/([.I5]+[.J5])" office:value-type="percentage" office:value="0.947368421052632" calcext:value-type="percentage">
            <text:p>95%</text:p>
          </table:table-cell>
          <table:table-cell table:style-name="ce34" table:formula="of:=[.J5]/([.I5]+[.J5])" office:value-type="percentage" office:value="0.0526315789473684" calcext:value-type="percentage">
            <text:p>5%</text:p>
          </table:table-cell>
          <table:table-cell table:number-columns-repeated="1012"/>
        </table:table-row>
        <table:table-row table:style-name="ro7">
          <table:table-cell/>
          <table:table-cell table:style-name="ce24" office:value-type="float" office:value="2" calcext:value-type="float">
            <text:p>2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8" table:formula="of:=[.E6]/([.E6]+[.F6])" office:value-type="percentage" office:value="0.615384615384615" calcext:value-type="percentage">
            <text:p>62%</text:p>
          </table:table-cell>
          <table:table-cell table:style-name="ce34" table:formula="of:=[.F6]/([.E6]+[.F6])" office:value-type="percentage" office:value="0.384615384615385" calcext:value-type="percentage">
            <text:p>38%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8" table:formula="of:=[.I6]/([.I6]+[.J6])" office:value-type="percentage" office:value="1" calcext:value-type="percentage">
            <text:p>100%</text:p>
          </table:table-cell>
          <table:table-cell table:style-name="ce34" table:formula="of:=[.J6]/([.I6]+[.J6])" office:value-type="percentage" office:value="0" calcext:value-type="percentage">
            <text:p>0%</text:p>
          </table:table-cell>
          <table:table-cell/>
          <table:table-cell table:style-name="ce39" office:value-type="string" calcext:value-type="string" table:number-columns-spanned="3" table:number-rows-spanned="6">
            <text:p>Decisions for odor A = (entry into odor A/(entry into odor A + entry into odor B)) * 100 </text:p>
          </table:table-cell>
          <table:covered-table-cell table:number-columns-repeated="2"/>
          <table:table-cell table:number-columns-repeated="1008"/>
        </table:table-row>
        <table:table-row table:style-name="ro7">
          <table:table-cell/>
          <table:table-cell table:style-name="ce24" office:value-type="float" office:value="3" calcext:value-type="float">
            <text:p>3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7]/([.E7]+[.F7])" office:value-type="string" office:string-value="" calcext:value-type="error">
            <text:p>#VALUE!</text:p>
          </table:table-cell>
          <table:table-cell table:style-name="ce34" table:formula="of:=[.F7]/([.E7]+[.F7])" office:value-type="string" office:string-value="" calcext:value-type="error">
            <text:p>#VALUE!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8" table:formula="of:=[.I7]/([.I7]+[.J7])" office:value-type="percentage" office:value="0.909090909090909" calcext:value-type="percentage">
            <text:p>91%</text:p>
          </table:table-cell>
          <table:table-cell table:style-name="ce34" table:formula="of:=[.J7]/([.I7]+[.J7])" office:value-type="percentage" office:value="0.0909090909090909" calcext:value-type="percentage">
            <text:p>9%</text:p>
          </table:table-cell>
          <table:table-cell/>
          <table:covered-table-cell table:style-name="ce39"/>
          <table:covered-table-cell table:number-columns-repeated="2"/>
          <table:table-cell table:number-columns-repeated="1008"/>
        </table:table-row>
        <table:table-row table:style-name="ro7">
          <table:table-cell/>
          <table:table-cell table:style-name="ce24" office:value-type="float" office:value="4" calcext:value-type="float">
            <text:p>4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8" table:formula="of:=[.E8]/([.E8]+[.F8])" office:value-type="percentage" office:value="0.523809523809524" calcext:value-type="percentage">
            <text:p>52%</text:p>
          </table:table-cell>
          <table:table-cell table:style-name="ce34" table:formula="of:=[.F8]/([.E8]+[.F8])" office:value-type="percentage" office:value="0.476190476190476" calcext:value-type="percentage">
            <text:p>48%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ce28" table:formula="of:=[.I8]/([.I8]+[.J8])" office:value-type="percentage" office:value="0.528301886792453" calcext:value-type="percentage">
            <text:p>53%</text:p>
          </table:table-cell>
          <table:table-cell table:style-name="ce34" table:formula="of:=[.J8]/([.I8]+[.J8])" office:value-type="percentage" office:value="0.471698113207547" calcext:value-type="percentage">
            <text:p>47%</text:p>
          </table:table-cell>
          <table:table-cell/>
          <table:covered-table-cell table:number-columns-repeated="3"/>
          <table:table-cell table:number-columns-repeated="1008"/>
        </table:table-row>
        <table:table-row table:style-name="ro7">
          <table:table-cell/>
          <table:table-cell table:style-name="ce24" office:value-type="float" office:value="5" calcext:value-type="float">
            <text:p>5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9]/([.E9]+[.F9])" office:value-type="string" office:string-value="" calcext:value-type="error">
            <text:p>#VALUE!</text:p>
          </table:table-cell>
          <table:table-cell table:style-name="ce34" table:formula="of:=[.F9]/([.E9]+[.F9])" office:value-type="string" office:string-value="" calcext:value-type="error">
            <text:p>#VALUE!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8" table:formula="of:=[.I9]/([.I9]+[.J9])" office:value-type="percentage" office:value="0.545454545454545" calcext:value-type="percentage">
            <text:p>55%</text:p>
          </table:table-cell>
          <table:table-cell table:style-name="ce34" table:formula="of:=[.J9]/([.I9]+[.J9])" office:value-type="percentage" office:value="0.454545454545455" calcext:value-type="percentage">
            <text:p>45%</text:p>
          </table:table-cell>
          <table:table-cell/>
          <table:covered-table-cell table:number-columns-repeated="3"/>
          <table:table-cell table:number-columns-repeated="1008"/>
        </table:table-row>
        <table:table-row table:style-name="ro7">
          <table:table-cell/>
          <table:table-cell table:style-name="ce24" office:value-type="float" office:value="6" calcext:value-type="float">
            <text:p>6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0]/([.E10]+[.F10])" office:value-type="string" office:string-value="" calcext:value-type="error">
            <text:p>#VALUE!</text:p>
          </table:table-cell>
          <table:table-cell table:style-name="ce34" table:formula="of:=[.F10]/([.E10]+[.F10])" office:value-type="string" office:string-value="" calcext:value-type="error">
            <text:p>#VALUE!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28" table:formula="of:=[.I10]/([.I10]+[.J10])" office:value-type="percentage" office:value="0.3" calcext:value-type="percentage">
            <text:p>30%</text:p>
          </table:table-cell>
          <table:table-cell table:style-name="ce34" table:formula="of:=[.J10]/([.I10]+[.J10])" office:value-type="percentage" office:value="0.7" calcext:value-type="percentage">
            <text:p>70%</text:p>
          </table:table-cell>
          <table:table-cell/>
          <table:covered-table-cell table:number-columns-repeated="3"/>
          <table:table-cell table:number-columns-repeated="1008"/>
        </table:table-row>
        <table:table-row table:style-name="ro7">
          <table:table-cell/>
          <table:table-cell table:style-name="ce25" office:value-type="float" office:value="7" calcext:value-type="float">
            <text:p>7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1]/([.E11]+[.F11])" office:value-type="string" office:string-value="" calcext:value-type="error">
            <text:p>#VALUE!</text:p>
          </table:table-cell>
          <table:table-cell table:style-name="ce34" table:formula="of:=[.F11]/([.E11]+[.F11])" office:value-type="string" office:string-value="" calcext:value-type="error">
            <text:p>#VALUE!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8" table:formula="of:=[.I11]/([.I11]+[.J11])" office:value-type="percentage" office:value="0.357142857142857" calcext:value-type="percentage">
            <text:p>36%</text:p>
          </table:table-cell>
          <table:table-cell table:style-name="ce34" table:formula="of:=[.J11]/([.I11]+[.J11])" office:value-type="percentage" office:value="0.642857142857143" calcext:value-type="percentage">
            <text:p>64%</text:p>
          </table:table-cell>
          <table:table-cell/>
          <table:covered-table-cell table:number-columns-repeated="3"/>
          <table:table-cell table:number-columns-repeated="1008"/>
        </table:table-row>
        <table:table-row table:style-name="ro7">
          <table:table-cell/>
          <table:table-cell table:style-name="ce25" office:value-type="float" office:value="8" calcext:value-type="float">
            <text:p>8</text:p>
          </table:table-cell>
          <table:table-cell table:style-name="ce28" office:value-type="percentage" office:value="0.04" calcext:value-type="percentage">
            <text:p>4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table:style-name="ce28" table:formula="of:=[.E12]/([.E12]+[.F12])" office:value-type="string" office:string-value="" calcext:value-type="error">
            <text:p>#VALUE!</text:p>
          </table:table-cell>
          <table:table-cell table:style-name="ce34" table:formula="of:=[.F12]/([.E12]+[.F12])" office:value-type="string" office:string-value="" calcext:value-type="error">
            <text:p>#VALUE!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28" table:formula="of:=[.I12]/([.I12]+[.J12])" office:value-type="percentage" office:value="0.352941176470588" calcext:value-type="percentage">
            <text:p>35%</text:p>
          </table:table-cell>
          <table:table-cell table:style-name="ce34" table:formula="of:=[.J12]/([.I12]+[.J12])" office:value-type="percentage" office:value="0.647058823529412" calcext:value-type="percentage">
            <text:p>65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9" calcext:value-type="float">
            <text:p>9</text:p>
          </table:table-cell>
          <table:table-cell table:style-name="ce28" office:value-type="percentage" office:value="0.04" calcext:value-type="percentage">
            <text:p>4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3]/([.E13]+[.F13])" office:value-type="string" office:string-value="" calcext:value-type="error">
            <text:p>#VALUE!</text:p>
          </table:table-cell>
          <table:table-cell table:style-name="ce34" table:formula="of:=[.F13]/([.E13]+[.F13])" office:value-type="string" office:string-value="" calcext:value-type="error">
            <text:p>#VALUE!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8" table:formula="of:=[.I13]/([.I13]+[.J13])" office:value-type="percentage" office:value="0.5" calcext:value-type="percentage">
            <text:p>50%</text:p>
          </table:table-cell>
          <table:table-cell table:style-name="ce34" table:formula="of:=[.J13]/([.I13]+[.J13])" office:value-type="percentage" office:value="0.5" calcext:value-type="percentage">
            <text:p>50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0" calcext:value-type="float">
            <text:p>10</text:p>
          </table:table-cell>
          <table:table-cell table:style-name="ce28" office:value-type="percentage" office:value="0.03" calcext:value-type="percentage">
            <text:p>3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4]/([.E14]+[.F14])" office:value-type="string" office:string-value="" calcext:value-type="error">
            <text:p>#VALUE!</text:p>
          </table:table-cell>
          <table:table-cell table:style-name="ce34" table:formula="of:=[.F14]/([.E14]+[.F14])" office:value-type="string" office:string-value="" calcext:value-type="error">
            <text:p>#VALUE!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8" table:formula="of:=[.I14]/([.I14]+[.J14])" office:value-type="percentage" office:value="0.5" calcext:value-type="percentage">
            <text:p>50%</text:p>
          </table:table-cell>
          <table:table-cell table:style-name="ce34" table:formula="of:=[.J14]/([.I14]+[.J14])" office:value-type="percentage" office:value="0.5" calcext:value-type="percentage">
            <text:p>50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1" calcext:value-type="float">
            <text:p>11</text:p>
          </table:table-cell>
          <table:table-cell table:style-name="ce28" office:value-type="percentage" office:value="0.03" calcext:value-type="percentage">
            <text:p>3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5]/([.E15]+[.F15])" office:value-type="string" office:string-value="" calcext:value-type="error">
            <text:p>#VALUE!</text:p>
          </table:table-cell>
          <table:table-cell table:style-name="ce34" table:formula="of:=[.F15]/([.E15]+[.F15])" office:value-type="string" office:string-value="" calcext:value-type="error">
            <text:p>#VALUE!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8" table:formula="of:=[.I15]/([.I15]+[.J15])" office:value-type="percentage" office:value="0.416666666666667" calcext:value-type="percentage">
            <text:p>42%</text:p>
          </table:table-cell>
          <table:table-cell table:style-name="ce34" table:formula="of:=[.J15]/([.I15]+[.J15])" office:value-type="percentage" office:value="0.583333333333333" calcext:value-type="percentage">
            <text:p>58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2" calcext:value-type="float">
            <text:p>12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8" calcext:value-type="percentage">
            <text:p>8%</text:p>
          </table:table-cell>
          <table:table-cell table:style-name="ce24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28" table:formula="of:=[.E16]/([.E16]+[.F16])" office:value-type="percentage" office:value="0.439024390243902" calcext:value-type="percentage">
            <text:p>44%</text:p>
          </table:table-cell>
          <table:table-cell table:style-name="ce34" table:formula="of:=[.F16]/([.E16]+[.F16])" office:value-type="percentage" office:value="0.560975609756098" calcext:value-type="percentage">
            <text:p>56%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8" table:formula="of:=[.I16]/([.I16]+[.J16])" office:value-type="percentage" office:value="0.583333333333333" calcext:value-type="percentage">
            <text:p>58%</text:p>
          </table:table-cell>
          <table:table-cell table:style-name="ce34" table:formula="of:=[.J16]/([.I16]+[.J16])" office:value-type="percentage" office:value="0.416666666666667" calcext:value-type="percentage">
            <text:p>42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3" calcext:value-type="float">
            <text:p>13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8" calcext:value-type="percentage">
            <text:p>8%</text:p>
          </table:table-cell>
          <table:table-cell table:style-name="ce24"/>
          <table:table-cell/>
          <table:table-cell table:style-name="ce28" table:formula="of:=[.E17]/([.E17]+[.F17])" office:value-type="string" office:string-value="" calcext:value-type="error">
            <text:p>#DIV/0!</text:p>
          </table:table-cell>
          <table:table-cell table:style-name="ce34" table:formula="of:=[.F17]/([.E17]+[.F17])" office:value-type="string" office:string-value="" calcext:value-type="error">
            <text:p>#DIV/0!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8" table:formula="of:=[.I17]/([.I17]+[.J17])" office:value-type="percentage" office:value="0.5" calcext:value-type="percentage">
            <text:p>50%</text:p>
          </table:table-cell>
          <table:table-cell table:style-name="ce34" table:formula="of:=[.J17]/([.I17]+[.J17])" office:value-type="percentage" office:value="0.5" calcext:value-type="percentage">
            <text:p>50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4" calcext:value-type="float">
            <text:p>1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24"/>
          <table:table-cell/>
          <table:table-cell table:style-name="ce28" table:formula="of:=[.E18]/([.E18]+[.F18])" office:value-type="string" office:string-value="" calcext:value-type="error">
            <text:p>#DIV/0!</text:p>
          </table:table-cell>
          <table:table-cell table:style-name="ce34" table:formula="of:=[.F18]/([.E18]+[.F18])" office:value-type="string" office:string-value="" calcext:value-type="error">
            <text:p>#DIV/0!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28" table:formula="of:=[.I18]/([.I18]+[.J18])" office:value-type="percentage" office:value="0.512820512820513" calcext:value-type="percentage">
            <text:p>51%</text:p>
          </table:table-cell>
          <table:table-cell table:style-name="ce34" table:formula="of:=[.J18]/([.I18]+[.J18])" office:value-type="percentage" office:value="0.487179487179487" calcext:value-type="percentage">
            <text:p>49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5" calcext:value-type="float">
            <text:p>15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24"/>
          <table:table-cell/>
          <table:table-cell table:style-name="ce28" table:formula="of:=[.E19]/([.E19]+[.F19])" office:value-type="string" office:string-value="" calcext:value-type="error">
            <text:p>#DIV/0!</text:p>
          </table:table-cell>
          <table:table-cell table:style-name="ce34" table:formula="of:=[.F19]/([.E19]+[.F19])" office:value-type="string" office:string-value="" calcext:value-type="error">
            <text:p>#DIV/0!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8" table:formula="of:=[.I19]/([.I19]+[.J19])" office:value-type="percentage" office:value="0.481481481481481" calcext:value-type="percentage">
            <text:p>48%</text:p>
          </table:table-cell>
          <table:table-cell table:style-name="ce34" table:formula="of:=[.J19]/([.I19]+[.J19])" office:value-type="percentage" office:value="0.518518518518518" calcext:value-type="percentage">
            <text:p>52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6" calcext:value-type="float">
            <text:p>16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4" calcext:value-type="percentage">
            <text:p>4%</text:p>
          </table:table-cell>
          <table:table-cell table:style-name="ce24"/>
          <table:table-cell/>
          <table:table-cell table:style-name="ce28" table:formula="of:=[.E20]/([.E20]+[.F20])" office:value-type="string" office:string-value="" calcext:value-type="error">
            <text:p>#DIV/0!</text:p>
          </table:table-cell>
          <table:table-cell table:style-name="ce34" table:formula="of:=[.F20]/([.E20]+[.F20])" office:value-type="string" office:string-value="" calcext:value-type="error">
            <text:p>#DIV/0!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8" table:formula="of:=[.I20]/([.I20]+[.J20])" office:value-type="percentage" office:value="0.517241379310345" calcext:value-type="percentage">
            <text:p>52%</text:p>
          </table:table-cell>
          <table:table-cell table:style-name="ce34" table:formula="of:=[.J20]/([.I20]+[.J20])" office:value-type="percentage" office:value="0.482758620689655" calcext:value-type="percentage">
            <text:p>48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7" calcext:value-type="float">
            <text:p>17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4" calcext:value-type="percentage">
            <text:p>4%</text:p>
          </table:table-cell>
          <table:table-cell table:style-name="ce24"/>
          <table:table-cell/>
          <table:table-cell table:style-name="ce28" table:formula="of:=[.E21]/([.E21]+[.F21])" office:value-type="string" office:string-value="" calcext:value-type="error">
            <text:p>#DIV/0!</text:p>
          </table:table-cell>
          <table:table-cell table:style-name="ce34" table:formula="of:=[.F21]/([.E21]+[.F21])" office:value-type="string" office:string-value="" calcext:value-type="error">
            <text:p>#DIV/0!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28" table:formula="of:=[.I21]/([.I21]+[.J21])" office:value-type="percentage" office:value="0.433333333333333" calcext:value-type="percentage">
            <text:p>43%</text:p>
          </table:table-cell>
          <table:table-cell table:style-name="ce34" table:formula="of:=[.J21]/([.I21]+[.J21])" office:value-type="percentage" office:value="0.566666666666667" calcext:value-type="percentage">
            <text:p>57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8" calcext:value-type="float">
            <text:p>18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4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28" table:formula="of:=[.E22]/([.E22]+[.F22])" office:value-type="percentage" office:value="0.448979591836735" calcext:value-type="percentage">
            <text:p>45%</text:p>
          </table:table-cell>
          <table:table-cell table:style-name="ce34" table:formula="of:=[.F22]/([.E22]+[.F22])" office:value-type="percentage" office:value="0.551020408163265" calcext:value-type="percentage">
            <text:p>55%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8" table:formula="of:=[.I22]/([.I22]+[.J22])" office:value-type="percentage" office:value="0.473684210526316" calcext:value-type="percentage">
            <text:p>47%</text:p>
          </table:table-cell>
          <table:table-cell table:style-name="ce34" table:formula="of:=[.J22]/([.I22]+[.J22])" office:value-type="percentage" office:value="0.526315789473684" calcext:value-type="percentage">
            <text:p>53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19" calcext:value-type="float">
            <text:p>19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4"/>
          <table:table-cell/>
          <table:table-cell table:style-name="ce28" table:formula="of:=[.E23]/([.E23]+[.F23])" office:value-type="string" office:string-value="" calcext:value-type="error">
            <text:p>#DIV/0!</text:p>
          </table:table-cell>
          <table:table-cell table:style-name="ce34" table:formula="of:=[.F23]/([.E23]+[.F23])" office:value-type="string" office:string-value="" calcext:value-type="error">
            <text:p>#DIV/0!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8" table:formula="of:=[.I23]/([.I23]+[.J23])" office:value-type="percentage" office:value="0.733333333333333" calcext:value-type="percentage">
            <text:p>73%</text:p>
          </table:table-cell>
          <table:table-cell table:style-name="ce34" table:formula="of:=[.J23]/([.I23]+[.J23])" office:value-type="percentage" office:value="0.266666666666667" calcext:value-type="percentage">
            <text:p>27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0" calcext:value-type="float">
            <text:p>20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6" calcext:value-type="percentage">
            <text:p>6%</text:p>
          </table:table-cell>
          <table:table-cell table:style-name="ce24"/>
          <table:table-cell/>
          <table:table-cell table:style-name="ce28" table:formula="of:=[.E24]/([.E24]+[.F24])" office:value-type="string" office:string-value="" calcext:value-type="error">
            <text:p>#DIV/0!</text:p>
          </table:table-cell>
          <table:table-cell table:style-name="ce34" table:formula="of:=[.F24]/([.E24]+[.F24])" office:value-type="string" office:string-value="" calcext:value-type="error">
            <text:p>#DIV/0!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8" table:formula="of:=[.I24]/([.I24]+[.J24])" office:value-type="percentage" office:value="0.473684210526316" calcext:value-type="percentage">
            <text:p>47%</text:p>
          </table:table-cell>
          <table:table-cell table:style-name="ce34" table:formula="of:=[.J24]/([.I24]+[.J24])" office:value-type="percentage" office:value="0.526315789473684" calcext:value-type="percentage">
            <text:p>53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1" calcext:value-type="float">
            <text:p>21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6" calcext:value-type="percentage">
            <text:p>6%</text:p>
          </table:table-cell>
          <table:table-cell table:style-name="ce24"/>
          <table:table-cell/>
          <table:table-cell table:style-name="ce28" table:formula="of:=[.E25]/([.E25]+[.F25])" office:value-type="string" office:string-value="" calcext:value-type="error">
            <text:p>#DIV/0!</text:p>
          </table:table-cell>
          <table:table-cell table:style-name="ce34" table:formula="of:=[.F25]/([.E25]+[.F25])" office:value-type="string" office:string-value="" calcext:value-type="error">
            <text:p>#DIV/0!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8" table:formula="of:=[.I25]/([.I25]+[.J25])" office:value-type="percentage" office:value="0.565217391304348" calcext:value-type="percentage">
            <text:p>57%</text:p>
          </table:table-cell>
          <table:table-cell table:style-name="ce34" table:formula="of:=[.J25]/([.I25]+[.J25])" office:value-type="percentage" office:value="0.434782608695652" calcext:value-type="percentage">
            <text:p>43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2" calcext:value-type="float">
            <text:p>22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table:style-name="ce24"/>
          <table:table-cell/>
          <table:table-cell table:style-name="ce28" table:formula="of:=[.E26]/([.E26]+[.F26])" office:value-type="string" office:string-value="" calcext:value-type="error">
            <text:p>#DIV/0!</text:p>
          </table:table-cell>
          <table:table-cell table:style-name="ce34" table:formula="of:=[.F26]/([.E26]+[.F26])" office:value-type="string" office:string-value="" calcext:value-type="error">
            <text:p>#DIV/0!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28" table:formula="of:=[.I26]/([.I26]+[.J26])" office:value-type="percentage" office:value="0.608695652173913" calcext:value-type="percentage">
            <text:p>61%</text:p>
          </table:table-cell>
          <table:table-cell table:style-name="ce34" table:formula="of:=[.J26]/([.I26]+[.J26])" office:value-type="percentage" office:value="0.391304347826087" calcext:value-type="percentage">
            <text:p>39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3" calcext:value-type="float">
            <text:p>23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table:style-name="ce24"/>
          <table:table-cell/>
          <table:table-cell table:style-name="ce28" table:formula="of:=[.E27]/([.E27]+[.F27])" office:value-type="string" office:string-value="" calcext:value-type="error">
            <text:p>#DIV/0!</text:p>
          </table:table-cell>
          <table:table-cell table:style-name="ce34" table:formula="of:=[.F27]/([.E27]+[.F27])" office:value-type="string" office:string-value="" calcext:value-type="error">
            <text:p>#DIV/0!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8" table:formula="of:=[.I27]/([.I27]+[.J27])" office:value-type="percentage" office:value="0.523809523809524" calcext:value-type="percentage">
            <text:p>52%</text:p>
          </table:table-cell>
          <table:table-cell table:style-name="ce34" table:formula="of:=[.J27]/([.I27]+[.J27])" office:value-type="percentage" office:value="0.476190476190476" calcext:value-type="percentage">
            <text:p>48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4" calcext:value-type="float">
            <text:p>24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8" table:formula="of:=[.E28]/([.E28]+[.F28])" office:value-type="percentage" office:value="0.484848484848485" calcext:value-type="percentage">
            <text:p>48%</text:p>
          </table:table-cell>
          <table:table-cell table:style-name="ce34" table:formula="of:=[.F28]/([.E28]+[.F28])" office:value-type="percentage" office:value="0.515151515151515" calcext:value-type="percentage">
            <text:p>52%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28" table:formula="of:=[.I28]/([.I28]+[.J28])" office:value-type="percentage" office:value="0.448275862068966" calcext:value-type="percentage">
            <text:p>45%</text:p>
          </table:table-cell>
          <table:table-cell table:style-name="ce34" table:formula="of:=[.J28]/([.I28]+[.J28])" office:value-type="percentage" office:value="0.551724137931034" calcext:value-type="percentage">
            <text:p>55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5" calcext:value-type="float">
            <text:p>25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29]/([.E29]+[.F29])" office:value-type="string" office:string-value="" calcext:value-type="error">
            <text:p>#DIV/0!</text:p>
          </table:table-cell>
          <table:table-cell table:style-name="ce34" table:formula="of:=[.F29]/([.E29]+[.F29])" office:value-type="string" office:string-value="" calcext:value-type="error">
            <text:p>#DIV/0!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28" table:formula="of:=[.I29]/([.I29]+[.J29])" office:value-type="percentage" office:value="0.380952380952381" calcext:value-type="percentage">
            <text:p>38%</text:p>
          </table:table-cell>
          <table:table-cell table:style-name="ce34" table:formula="of:=[.J29]/([.I29]+[.J29])" office:value-type="percentage" office:value="0.619047619047619" calcext:value-type="percentage">
            <text:p>62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6" calcext:value-type="float">
            <text:p>26</text:p>
          </table:table-cell>
          <table:table-cell table:style-name="ce10" office:value-type="percentage" office:value="0.04" calcext:value-type="percentage">
            <text:p>4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30]/([.E30]+[.F30])" office:value-type="string" office:string-value="" calcext:value-type="error">
            <text:p>#DIV/0!</text:p>
          </table:table-cell>
          <table:table-cell table:style-name="ce34" table:formula="of:=[.F30]/([.E30]+[.F30])" office:value-type="string" office:string-value="" calcext:value-type="error">
            <text:p>#DIV/0!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8" table:formula="of:=[.I30]/([.I30]+[.J30])" office:value-type="percentage" office:value="0.4375" calcext:value-type="percentage">
            <text:p>44%</text:p>
          </table:table-cell>
          <table:table-cell table:style-name="ce34" table:formula="of:=[.J30]/([.I30]+[.J30])" office:value-type="percentage" office:value="0.5625" calcext:value-type="percentage">
            <text:p>56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7" calcext:value-type="float">
            <text:p>27</text:p>
          </table:table-cell>
          <table:table-cell table:style-name="ce10" office:value-type="percentage" office:value="0.04" calcext:value-type="percentage">
            <text:p>4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31]/([.E31]+[.F31])" office:value-type="string" office:string-value="" calcext:value-type="error">
            <text:p>#DIV/0!</text:p>
          </table:table-cell>
          <table:table-cell table:style-name="ce34" table:formula="of:=[.F31]/([.E31]+[.F31])" office:value-type="string" office:string-value="" calcext:value-type="error">
            <text:p>#DIV/0!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8" table:formula="of:=[.I31]/([.I31]+[.J31])" office:value-type="percentage" office:value="0.48" calcext:value-type="percentage">
            <text:p>48%</text:p>
          </table:table-cell>
          <table:table-cell table:style-name="ce34" table:formula="of:=[.J31]/([.I31]+[.J31])" office:value-type="percentage" office:value="0.52" calcext:value-type="percentage">
            <text:p>52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8" calcext:value-type="float">
            <text:p>28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32]/([.E32]+[.F32])" office:value-type="string" office:string-value="" calcext:value-type="error">
            <text:p>#DIV/0!</text:p>
          </table:table-cell>
          <table:table-cell table:style-name="ce34" table:formula="of:=[.F32]/([.E32]+[.F32])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8" table:formula="of:=[.I32]/([.I32]+[.J32])" office:value-type="percentage" office:value="0.384615384615385" calcext:value-type="percentage">
            <text:p>38%</text:p>
          </table:table-cell>
          <table:table-cell table:style-name="ce34" table:formula="of:=[.J32]/([.I32]+[.J32])" office:value-type="percentage" office:value="0.615384615384615" calcext:value-type="percentage">
            <text:p>62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9" calcext:value-type="float">
            <text:p>29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33]/([.E33]+[.F33])" office:value-type="string" office:string-value="" calcext:value-type="error">
            <text:p>#DIV/0!</text:p>
          </table:table-cell>
          <table:table-cell table:style-name="ce34" table:formula="of:=[.F33]/([.E33]+[.F33])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8" table:formula="of:=[.I33]/([.I33]+[.J33])" office:value-type="percentage" office:value="0.285714285714286" calcext:value-type="percentage">
            <text:p>29%</text:p>
          </table:table-cell>
          <table:table-cell table:style-name="ce34" table:formula="of:=[.J33]/([.I33]+[.J33])" office:value-type="percentage" office:value="0.714285714285714" calcext:value-type="percentage">
            <text:p>71%</text:p>
          </table:table-cell>
          <table:table-cell table:number-columns-repeated="1012"/>
        </table:table-row>
        <table:table-row table:style-name="ro7">
          <table:table-cell table:style-name="ce22"/>
          <table:table-cell table:style-name="ce26" office:value-type="float" office:value="30" calcext:value-type="float">
            <text:p>30</text:p>
          </table:table-cell>
          <table:table-cell table:style-name="ce29" office:value-type="string" calcext:value-type="string">
            <text:p>5% MCH</text:p>
          </table:table-cell>
          <table:table-cell table:style-name="ce29" office:value-type="string" calcext:value-type="string">
            <text:p>3% MCH</text:p>
          </table:table-cell>
          <table:table-cell table:style-name="ce3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9" table:formula="of:=[.E34]/([.E34]+[.F34])" office:value-type="percentage" office:value="0.458333333333333" calcext:value-type="percentage">
            <text:p>46%</text:p>
          </table:table-cell>
          <table:table-cell table:style-name="ce35" table:formula="of:=[.F34]/([.E34]+[.F34])" office:value-type="percentage" office:value="0.541666666666667" calcext:value-type="percentage">
            <text:p>54%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9" table:formula="of:=[.I34]/([.I34]+[.J34])" office:value-type="percentage" office:value="0.333333333333333" calcext:value-type="percentage">
            <text:p>33%</text:p>
          </table:table-cell>
          <table:table-cell table:style-name="ce35" table:formula="of:=[.J34]/([.I34]+[.J34])" office:value-type="percentage" office:value="0.666666666666667" calcext:value-type="percentage">
            <text:p>67%</text:p>
          </table:table-cell>
          <table:table-cell table:style-name="ce22" office:value-type="string" calcext:value-type="string">
            <text:p>(left is entry into 5% MCH)</text:p>
          </table:table-cell>
          <table:table-cell table:style-name="ce22" office:value-type="string" calcext:value-type="string">
            <text:p>(right is entry into 3% MCH)</text:p>
          </table:table-cell>
          <table:table-cell table:style-name="ce22" table:number-columns-repeated="1010"/>
        </table:table-row>
        <table:table-row table:style-name="ro7">
          <table:table-cell table:style-name="ce22"/>
          <table:table-cell table:style-name="ce26" office:value-type="float" office:value="31" calcext:value-type="float">
            <text:p>31</text:p>
          </table:table-cell>
          <table:table-cell table:style-name="ce29" office:value-type="string" calcext:value-type="string">
            <text:p>5% MCH</text:p>
          </table:table-cell>
          <table:table-cell table:style-name="ce29" office:value-type="string" calcext:value-type="string">
            <text:p>3% MCH</text:p>
          </table:table-cell>
          <table:table-cell table:style-name="ce32"/>
          <table:table-cell table:style-name="ce22"/>
          <table:table-cell table:style-name="ce29" table:formula="of:=[.E35]/([.E35]+[.F35])" office:value-type="string" office:string-value="" calcext:value-type="error">
            <text:p>#DIV/0!</text:p>
          </table:table-cell>
          <table:table-cell table:style-name="ce35" table:formula="of:=[.F35]/([.E35]+[.F35])" office:value-type="string" office:string-value="" calcext:value-type="error">
            <text:p>#DIV/0!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9" table:formula="of:=[.I35]/([.I35]+[.J35])" office:value-type="percentage" office:value="0.363636363636364" calcext:value-type="percentage">
            <text:p>36%</text:p>
          </table:table-cell>
          <table:table-cell table:style-name="ce35" table:formula="of:=[.J35]/([.I35]+[.J35])" office:value-type="percentage" office:value="0.636363636363636" calcext:value-type="percentage">
            <text:p>64%</text:p>
          </table:table-cell>
          <table:table-cell table:style-name="ce22" table:number-columns-repeated="1012"/>
        </table:table-row>
        <table:table-row table:style-name="ro7">
          <table:table-cell table:style-name="ce22"/>
          <table:table-cell table:style-name="ce26" office:value-type="float" office:value="32" calcext:value-type="float">
            <text:p>32</text:p>
          </table:table-cell>
          <table:table-cell table:style-name="ce29" office:value-type="string" calcext:value-type="string">
            <text:p>5% MCH</text:p>
          </table:table-cell>
          <table:table-cell table:style-name="ce29" office:value-type="string" calcext:value-type="string">
            <text:p>3% MCH</text:p>
          </table:table-cell>
          <table:table-cell table:style-name="ce32"/>
          <table:table-cell table:style-name="ce22"/>
          <table:table-cell table:style-name="ce29" table:formula="of:=[.E36]/([.E36]+[.F36])" office:value-type="string" office:string-value="" calcext:value-type="error">
            <text:p>#DIV/0!</text:p>
          </table:table-cell>
          <table:table-cell table:style-name="ce35" table:formula="of:=[.F36]/([.E36]+[.F36])" office:value-type="string" office:string-value="" calcext:value-type="error">
            <text:p>#DIV/0!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9" table:formula="of:=[.I36]/([.I36]+[.J36])" office:value-type="percentage" office:value="0.625" calcext:value-type="percentage">
            <text:p>63%</text:p>
          </table:table-cell>
          <table:table-cell table:style-name="ce35" table:formula="of:=[.J36]/([.I36]+[.J36])" office:value-type="percentage" office:value="0.375" calcext:value-type="percentage">
            <text:p>38%</text:p>
          </table:table-cell>
          <table:table-cell table:style-name="ce22" table:number-columns-repeated="1012"/>
        </table:table-row>
        <table:table-row table:style-name="ro7">
          <table:table-cell table:style-name="ce22"/>
          <table:table-cell table:style-name="ce26" office:value-type="float" office:value="33" calcext:value-type="float">
            <text:p>33</text:p>
          </table:table-cell>
          <table:table-cell table:style-name="ce29" office:value-type="string" calcext:value-type="string">
            <text:p>5% MCH</text:p>
          </table:table-cell>
          <table:table-cell table:style-name="ce29" office:value-type="string" calcext:value-type="string">
            <text:p>3% MCH</text:p>
          </table:table-cell>
          <table:table-cell table:style-name="ce32"/>
          <table:table-cell table:style-name="ce22"/>
          <table:table-cell table:style-name="ce29" table:formula="of:=[.E37]/([.E37]+[.F37])" office:value-type="string" office:string-value="" calcext:value-type="error">
            <text:p>#DIV/0!</text:p>
          </table:table-cell>
          <table:table-cell table:style-name="ce35" table:formula="of:=[.F37]/([.E37]+[.F37])" office:value-type="string" office:string-value="" calcext:value-type="error">
            <text:p>#DIV/0!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9" table:formula="of:=[.I37]/([.I37]+[.J37])" office:value-type="percentage" office:value="0.4" calcext:value-type="percentage">
            <text:p>40%</text:p>
          </table:table-cell>
          <table:table-cell table:style-name="ce35" table:formula="of:=[.J37]/([.I37]+[.J37])" office:value-type="percentage" office:value="0.6" calcext:value-type="percentage">
            <text:p>60%</text:p>
          </table:table-cell>
          <table:table-cell table:style-name="ce22" table:number-columns-repeated="1012"/>
        </table:table-row>
        <table:table-row table:style-name="ro7">
          <table:table-cell/>
          <table:table-cell table:style-name="ce25"/>
          <table:table-cell table:style-name="ce28" table:number-columns-repeated="2"/>
          <table:table-cell table:style-name="ce24"/>
          <table:table-cell/>
          <table:table-cell table:style-name="ce28" table:formula="of:=[.E38]/([.E38]+[.F38])" office:value-type="string" office:string-value="" calcext:value-type="error">
            <text:p>#DIV/0!</text:p>
          </table:table-cell>
          <table:table-cell table:style-name="ce34" table:formula="of:=[.F38]/([.E38]+[.F38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8]/([.I38]+[.J38])" office:value-type="string" office:string-value="" calcext:value-type="error">
            <text:p>#DIV/0!</text:p>
          </table:table-cell>
          <table:table-cell table:style-name="ce34" table:formula="of:=[.J38]/([.I38]+[.J38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7">
          <table:table-cell/>
          <table:table-cell table:style-name="ce25"/>
          <table:table-cell table:style-name="ce28" table:number-columns-repeated="2"/>
          <table:table-cell table:style-name="ce24"/>
          <table:table-cell/>
          <table:table-cell table:style-name="ce28" table:formula="of:=[.E39]/([.E39]+[.F39])" office:value-type="string" office:string-value="" calcext:value-type="error">
            <text:p>#DIV/0!</text:p>
          </table:table-cell>
          <table:table-cell table:style-name="ce34" table:formula="of:=[.F39]/([.E39]+[.F39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9]/([.I39]+[.J39])" office:value-type="string" office:string-value="" calcext:value-type="error">
            <text:p>#DIV/0!</text:p>
          </table:table-cell>
          <table:table-cell table:style-name="ce34" table:formula="of:=[.J39]/([.I39]+[.J39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7">
          <table:table-cell/>
          <table:table-cell table:style-name="ce25"/>
          <table:table-cell table:style-name="ce28" table:number-columns-repeated="2"/>
          <table:table-cell table:style-name="ce24"/>
          <table:table-cell/>
          <table:table-cell table:style-name="ce28" table:formula="of:=[.E40]/([.E40]+[.F40])" office:value-type="string" office:string-value="" calcext:value-type="error">
            <text:p>#DIV/0!</text:p>
          </table:table-cell>
          <table:table-cell table:style-name="ce34" table:formula="of:=[.F40]/([.E40]+[.F40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40]/([.I40]+[.J40])" office:value-type="string" office:string-value="" calcext:value-type="error">
            <text:p>#DIV/0!</text:p>
          </table:table-cell>
          <table:table-cell table:style-name="ce34" table:formula="of:=[.J40]/([.I40]+[.J4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7">
          <table:table-cell/>
          <table:table-cell table:style-name="ce25"/>
          <table:table-cell table:style-name="ce28" table:number-columns-repeated="2"/>
          <table:table-cell table:style-name="ce24"/>
          <table:table-cell/>
          <table:table-cell table:style-name="ce28" table:formula="of:=[.E41]/([.E41]+[.F41])" office:value-type="string" office:string-value="" calcext:value-type="error">
            <text:p>#DIV/0!</text:p>
          </table:table-cell>
          <table:table-cell table:style-name="ce34" table:formula="of:=[.F41]/([.E41]+[.F41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41]/([.I41]+[.J41])" office:value-type="string" office:string-value="" calcext:value-type="error">
            <text:p>#DIV/0!</text:p>
          </table:table-cell>
          <table:table-cell table:style-name="ce34" table:formula="of:=[.J41]/([.I41]+[.J41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dividual" table:style-name="ta3"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9" table:number-columns-repeated="999" table:default-cell-style-name="ce21"/>
        <table:table-row table:style-name="ro8">
          <table:table-cell table:number-columns-repeated="1023"/>
        </table:table-row>
        <table:table-row table:style-name="ro9">
          <table:table-cell table:style-name="ce40" office:value-type="string" calcext:value-type="string" table:number-columns-spanned="24" table:number-rows-spanned="1">
            <text:p>Top – Against 5% MCH; Key: Period 1 = Pre-training; 2 = Mock; 3 = Post training w/ 5% MCH; 4 = w/ 4% MCH; 5 = w/ 3% MCH</text:p>
          </table:table-cell>
          <table:covered-table-cell table:number-columns-repeated="23"/>
          <table:table-cell table:number-columns-repeated="999"/>
        </table:table-row>
        <table:table-row table:style-name="ro9">
          <table:table-cell table:style-name="ce41" office:value-type="string" calcext:value-type="string" table:number-columns-spanned="24" table:number-rows-spanned="1">
            <text:p>Bottom – Against 8% OCT; Key: Period 1 = Pre-training; 2 = Post training w/ 8% OCT; 3 = w/ 6% OCT; 4 = w/ 4% OCT</text:p>
          </table:table-cell>
          <table:covered-table-cell table:number-columns-repeated="23"/>
          <table:table-cell table:number-columns-repeated="999"/>
        </table:table-row>
        <table:table-row table:style-name="ro9">
          <table:table-cell table:number-columns-repeated="1023"/>
        </table:table-row>
        <table:table-row table:style-name="ro7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10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number-columns-repeated="999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999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999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99"/>
        </table:table-row>
        <table:table-row table:style-name="ro7">
          <table:table-cell table:style-name="ce2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99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5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999"/>
        </table:table-row>
        <table:table-row table:style-name="ro7">
          <table:table-cell table:number-columns-repeated="1023"/>
        </table:table-row>
        <table:table-row table:style-name="ro7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10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number-columns-repeated="999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999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999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48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999"/>
        </table:table-row>
        <table:table-row table:style-name="ro7">
          <table:table-cell table:style-name="ce43" office:value-type="float" office:value="4" calcext:value-type="float">
            <text:p>4</text:p>
          </table:table-cell>
          <table:table-cell table:style-name="ce45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999"/>
        </table:table-row>
        <table:table-row table:style-name="ro7">
          <table:table-cell table:number-columns-repeated="1023"/>
        </table:table-row>
        <table:table-row table:style-name="ro7">
          <table:table-cell table:style-name="ce40" office:value-type="string" calcext:value-type="string" table:number-columns-spanned="24" table:number-rows-spanned="1">
            <text:p>Top – Against 3% MCH; Key: Period 1 = Pre-training; 2 = Post training w/3% MCH; 3 = Post training w/ 4% MCH; 4 = w/ 5% MCH</text:p>
          </table:table-cell>
          <table:covered-table-cell table:number-columns-repeated="23"/>
          <table:table-cell table:number-columns-repeated="999"/>
        </table:table-row>
        <table:table-row table:style-name="ro7">
          <table:table-cell table:style-name="ce41" office:value-type="string" calcext:value-type="string" table:number-columns-spanned="24" table:number-rows-spanned="1">
            <text:p>Bottom – Against 4% OCT; Key: Period 1 = Pre-training; 2 = Post training w/ 4% OCT; 3 = w/ 6% OCT; 4 = w/ 8% OCT</text:p>
          </table:table-cell>
          <table:covered-table-cell table:number-columns-repeated="23"/>
          <table:table-cell table:number-columns-repeated="999"/>
        </table:table-row>
        <table:table-row table:style-name="ro7">
          <table:table-cell table:number-columns-repeated="1023"/>
        </table:table-row>
        <table:table-row table:style-name="ro7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7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number-columns-repeated="999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999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999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999"/>
        </table:table-row>
        <table:table-row table:style-name="ro7">
          <table:table-cell table:style-name="ce43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999"/>
        </table:table-row>
        <table:table-row table:style-name="ro7">
          <table:table-cell table:number-columns-repeated="1023"/>
        </table:table-row>
        <table:table-row table:style-name="ro7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7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number-columns-repeated="999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999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9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999"/>
        </table:table-row>
        <table:table-row table:style-name="ro7">
          <table:table-cell table:style-name="ce43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999"/>
        </table:table-row>
        <table:table-row table:style-name="ro4" table:number-rows-repeated="104854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Individual_Analysis" table:style-name="ta4">
        <table:shapes>
          <draw:frame draw:z-index="0" draw:style-name="gr1" draw:text-style-name="P1" svg:width="453.51pt" svg:height="255.09pt" svg:x="1057.41pt" svg:y="47.14pt">
            <loext:p draw:notify-on-update-of-ranges="Individual_Analysis.Y43:Individual_Analysis.Y47 Individual_Analysis.AA43:Individual_Analysis.AA47 Individual_Analysis.AA43:Individual_Analysis.AA4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3" table:number-columns-repeated="24" table:default-cell-style-name="ce21"/>
        <table:table-column table:style-name="co14" table:number-columns-repeated="4" table:default-cell-style-name="ce21"/>
        <table:table-column table:style-name="co9" table:number-columns-repeated="995" table:default-cell-style-name="ce21"/>
        <table:table-row table:style-name="ro8">
          <table:table-cell table:number-columns-repeated="1023"/>
        </table:table-row>
        <table:table-row table:style-name="ro9" table:visibility="collapse">
          <table:table-cell table:style-name="ce40" office:value-type="string" calcext:value-type="string" table:number-columns-spanned="24" table:number-rows-spanned="1">
            <text:p>Top – Against 5% MCH; Key: Period 1 = Pre-training; 2 = Mock; 3 = Post training w/ 5% MCH; 4 = w/ 4% MCH; 5 = w/ 3% MCH</text:p>
          </table:table-cell>
          <table:covered-table-cell table:number-columns-repeated="23"/>
          <table:table-cell table:number-columns-repeated="999"/>
        </table:table-row>
        <table:table-row table:style-name="ro9" table:visibility="collapse">
          <table:table-cell table:style-name="ce41" office:value-type="string" calcext:value-type="string" table:number-columns-spanned="24" table:number-rows-spanned="1">
            <text:p>Bottom – Against 8% OCT; Key: Period 1 = Pre-training; 2 = Post training w/ 8% OCT; 3 = w/ 6% OCT; 4 = w/ 4% OCT</text:p>
          </table:table-cell>
          <table:covered-table-cell table:number-columns-repeated="23"/>
          <table:table-cell table:number-columns-repeated="999"/>
        </table:table-row>
        <table:table-row table:style-name="ro9" table:visibility="collapse">
          <table:table-cell table:number-columns-repeated="1023"/>
        </table:table-row>
        <table:table-row table:style-name="ro7" table:visibility="collapse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10" table:visibility="collapse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99"/>
        </table:table-row>
        <table:table-row table:style-name="ro7" table:visibility="collapse">
          <table:table-cell table:style-name="ce43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5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999"/>
        </table:table-row>
        <table:table-row table:style-name="ro7" table:visibility="collapse">
          <table:table-cell table:number-columns-repeated="1023"/>
        </table:table-row>
        <table:table-row table:style-name="ro7" table:visibility="collapse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10" table:visibility="collapse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48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999"/>
        </table:table-row>
        <table:table-row table:style-name="ro7" table:visibility="collapse">
          <table:table-cell table:style-name="ce43" office:value-type="float" office:value="4" calcext:value-type="float">
            <text:p>4</text:p>
          </table:table-cell>
          <table:table-cell table:style-name="ce45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999"/>
        </table:table-row>
        <table:table-row table:style-name="ro7" table:visibility="collapse">
          <table:table-cell table:number-columns-repeated="1023"/>
        </table:table-row>
        <table:table-row table:style-name="ro7" table:visibility="collapse">
          <table:table-cell table:style-name="ce40" office:value-type="string" calcext:value-type="string" table:number-columns-spanned="24" table:number-rows-spanned="1">
            <text:p>Top – Against 3% MCH; Key: Period 1 = Pre-training; 2 = Post training w/3% MCH; 3 = Post training w/ 4% MCH; 4 = w/ 5% MCH</text:p>
          </table:table-cell>
          <table:covered-table-cell table:number-columns-repeated="23"/>
          <table:table-cell table:number-columns-repeated="999"/>
        </table:table-row>
        <table:table-row table:style-name="ro7" table:visibility="collapse">
          <table:table-cell table:style-name="ce41" office:value-type="string" calcext:value-type="string" table:number-columns-spanned="24" table:number-rows-spanned="1">
            <text:p>Bottom – Against 4% OCT; Key: Period 1 = Pre-training; 2 = Post training w/ 4% OCT; 3 = w/ 6% OCT; 4 = w/ 8% OCT</text:p>
          </table:table-cell>
          <table:covered-table-cell table:number-columns-repeated="23"/>
          <table:table-cell table:number-columns-repeated="999"/>
        </table:table-row>
        <table:table-row table:style-name="ro7" table:visibility="collapse">
          <table:table-cell table:number-columns-repeated="1023"/>
        </table:table-row>
        <table:table-row table:style-name="ro7" table:visibility="collapse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7" table:visibility="collapse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999"/>
        </table:table-row>
        <table:table-row table:style-name="ro7" table:visibility="collapse">
          <table:table-cell table:style-name="ce43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999"/>
        </table:table-row>
        <table:table-row table:style-name="ro7" table:visibility="collapse">
          <table:table-cell table:number-columns-repeated="1023"/>
        </table:table-row>
        <table:table-row table:style-name="ro7" table:visibility="collapse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7" table:visibility="collapse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9"/>
        </table:table-row>
        <table:table-row table:style-name="ro7" table:visibility="collapse">
          <table:table-cell table:style-name="ce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999"/>
        </table:table-row>
        <table:table-row table:style-name="ro7" table:visibility="collapse">
          <table:table-cell table:style-name="ce43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999"/>
        </table:table-row>
        <table:table-row table:style-name="ro4" table:visibility="collapse" table:number-rows-repeated="2">
          <table:table-cell table:number-columns-repeated="1023"/>
        </table:table-row>
        <table:table-row table:style-name="ro11">
          <table:table-cell table:style-name="ce40" office:value-type="string" calcext:value-type="string" table:number-columns-spanned="24" table:number-rows-spanned="1">
            <text:p>Top – Against 5% MCH; Key: Period 1 = Pre-training; 2 = Mock; 3 = Post training w/ 5% MCH; 4 = w/ 4% MCH; 5 = w/ 3% MCH</text:p>
          </table:table-cell>
          <table:covered-table-cell table:number-columns-repeated="23"/>
          <table:table-cell table:number-columns-repeated="999"/>
        </table:table-row>
        <table:table-row table:style-name="ro11">
          <table:table-cell table:style-name="ce41" office:value-type="string" calcext:value-type="string" table:number-columns-spanned="24" table:number-rows-spanned="1">
            <text:p>Bottom – Against 8% OCT; Key: Period 1 = Pre-training; 2 = Post training w/ 8% OCT; 3 = w/ 6% OCT; 4 = w/ 4% OCT</text:p>
          </table:table-cell>
          <table:covered-table-cell table:number-columns-repeated="23"/>
          <table:table-cell table:number-columns-repeated="999"/>
        </table:table-row>
        <table:table-row table:style-name="ro4">
          <table:table-cell table:number-columns-spanned="24" table:number-rows-spanned="1"/>
          <table:covered-table-cell table:number-columns-repeated="23"/>
          <table:table-cell table:number-columns-repeated="999"/>
        </table:table-row>
        <table:table-row table:style-name="ro11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style-name="ce64" office:value-type="string" calcext:value-type="string" table:number-columns-spanned="2" table:number-rows-spanned="1">
            <text:p>Mean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SEM</text:p>
          </table:table-cell>
          <table:covered-table-cell table:style-name="ce68"/>
          <table:table-cell table:number-columns-repeated="995"/>
        </table:table-row>
        <table:table-row table:style-name="ro6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65" office:value-type="string" calcext:value-type="string">
            <text:p>MCH</text:p>
          </table:table-cell>
          <table:table-cell table:style-name="ce46" office:value-type="string" calcext:value-type="string">
            <text:p>OCT</text:p>
          </table:table-cell>
          <table:table-cell table:style-name="ce44" office:value-type="string" calcext:value-type="string">
            <text:p>MCH</text:p>
          </table:table-cell>
          <table:table-cell table:style-name="ce46" office:value-type="string" calcext:value-type="string">
            <text:p>OCT</text:p>
          </table:table-cell>
          <table:table-cell table:number-columns-repeated="995"/>
        </table:table-row>
        <table:table-row table:style-name="ro12">
          <table:table-cell table:style-name="ce24" office:value-type="float" office:value="1" calcext:value-type="float">
            <text:p>1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4" office:value-type="percentage" office:value="0.5" calcext:value-type="percentage">
            <text:p>5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7]/([.E7]+[.F7])" office:value-type="percentage" office:value="0.571428571428571" calcext:value-type="percentage">
            <text:p>57%</text:p>
          </table:table-cell>
          <table:table-cell table:style-name="ce28" table:formula="of:=[.F7]/([.E7]+[.F7])" office:value-type="percentage" office:value="0.428571428571429" calcext:value-type="percentage">
            <text:p>43%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K7]/([.K7]+[.L7])" office:value-type="percentage" office:value="0.555555555555556" calcext:value-type="percentage">
            <text:p>56%</text:p>
          </table:table-cell>
          <table:table-cell table:style-name="ce28" table:formula="of:=[.L7]/([.L7]+[.K7])" office:value-type="percentage" office:value="0.444444444444444" calcext:value-type="percentage">
            <text:p>44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N7]/([.N7]+[.O7])" office:value-type="percentage" office:value="0.625" calcext:value-type="percentage">
            <text:p>63%</text:p>
          </table:table-cell>
          <table:table-cell table:style-name="ce34" table:formula="of:=[.O7]/([.O7]+[.N7])" office:value-type="percentage" office:value="0.375" calcext:value-type="percentage">
            <text:p>38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Q7]/([.Q7]+[.R7])" office:value-type="percentage" office:value="0.428571428571429" calcext:value-type="percentage">
            <text:p>43%</text:p>
          </table:table-cell>
          <table:table-cell table:style-name="ce28" table:formula="of:=[.R7]/([.Q7]+[.R7])" office:value-type="percentage" office:value="0.571428571428571" calcext:value-type="percentage">
            <text:p>57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7]/([.T7]+[.U7])" office:value-type="percentage" office:value="0.25" calcext:value-type="percentage">
            <text:p>25%</text:p>
          </table:table-cell>
          <table:table-cell table:style-name="ce34" table:formula="of:=[.U7]/([.U7]+[.T7])" office:value-type="percentage" office:value="0.75" calcext:value-type="percentage">
            <text:p>75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W7]/([.W7]+[.X7])" office:value-type="percentage" office:value="0.571428571428571" calcext:value-type="percentage">
            <text:p>57%</text:p>
          </table:table-cell>
          <table:table-cell table:style-name="ce34" table:formula="of:=[.X7]/([.W7]+[.X7])" office:value-type="percentage" office:value="0.428571428571429" calcext:value-type="percentage">
            <text:p>43%</text:p>
          </table:table-cell>
          <table:table-cell table:style-name="ce66" table:formula="of:=([.B43]+[.E43]+[.K43]+[.N43]+[.Q43]+[.T43]+[.W43])/7" office:value-type="percentage" office:value="0.500283446712018" calcext:value-type="percentage">
            <text:p>50.03%</text:p>
          </table:table-cell>
          <table:table-cell table:style-name="ce60" table:formula="of:=([.C43]+[.F43]+[.L43]+[.O43]+[.R43]+[.U43]+[.X43])/7" office:value-type="percentage" office:value="0.499716553287982" calcext:value-type="percentage">
            <text:p>49.97%</text:p>
          </table:table-cell>
          <table:table-cell table:style-name="ce57" table:formula="of:=STDEV([.B43];[.E43];[.K43];[.N43];[.Q43];[.T43];[.W43])/SQRT(7)" office:value-type="percentage" office:value="0.0479377025811318" calcext:value-type="percentage">
            <text:p>4.79%</text:p>
          </table:table-cell>
          <table:table-cell table:style-name="ce60" table:formula="of:=STDEV([.C43];[.F43];[.L43];[.O43];[.R43];[.U43];[.X43])/SQRT(7)" office:value-type="percentage" office:value="0.0479377025811318" calcext:value-type="percentage">
            <text:p>4.79%</text:p>
          </table:table-cell>
          <table:table-cell table:number-columns-repeated="995"/>
        </table:table-row>
        <table:table-row table:style-name="ro12">
          <table:table-cell table:style-name="ce24" office:value-type="float" office:value="2" calcext:value-type="float">
            <text:p>2</text:p>
          </table:table-cell>
          <table:table-cell table:style-name="ce28" table:formula="of:=[.B8]/([.B8]+[.C8])" office:value-type="percentage" office:value="0.5" calcext:value-type="percentage">
            <text:p>50%</text:p>
          </table:table-cell>
          <table:table-cell table:style-name="ce34" table:formula="of:=[.C8]/([.C8]+[.B8])" office:value-type="percentage" office:value="0.5" calcext:value-type="percentage">
            <text:p>5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8]/([.E8]+[.F8])" office:value-type="percentage" office:value="0.5" calcext:value-type="percentage">
            <text:p>50%</text:p>
          </table:table-cell>
          <table:table-cell table:style-name="ce28" table:formula="of:=[.F8]/([.E8]+[.F8])" office:value-type="percentage" office:value="0.5" calcext:value-type="percentage">
            <text:p>50%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K8]/([.K8]+[.L8])" office:value-type="percentage" office:value="0.583333333333333" calcext:value-type="percentage">
            <text:p>58%</text:p>
          </table:table-cell>
          <table:table-cell table:style-name="ce28" table:formula="of:=[.L8]/([.L8]+[.K8])" office:value-type="percentage" office:value="0.416666666666667" calcext:value-type="percentage">
            <text:p>42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N8]/([.N8]+[.O8])" office:value-type="percentage" office:value="0.411764705882353" calcext:value-type="percentage">
            <text:p>41%</text:p>
          </table:table-cell>
          <table:table-cell table:style-name="ce34" table:formula="of:=[.O8]/([.O8]+[.N8])" office:value-type="percentage" office:value="0.588235294117647" calcext:value-type="percentage">
            <text:p>59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Q8]/([.Q8]+[.R8])" office:value-type="percentage" office:value="0.5" calcext:value-type="percentage">
            <text:p>50%</text:p>
          </table:table-cell>
          <table:table-cell table:style-name="ce28" table:formula="of:=[.R8]/([.Q8]+[.R8])" office:value-type="percentage" office:value="0.5" calcext:value-type="percentage">
            <text:p>5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T8]/([.T8]+[.U8])" office:value-type="percentage" office:value="0.4" calcext:value-type="percentage">
            <text:p>40%</text:p>
          </table:table-cell>
          <table:table-cell table:style-name="ce34" table:formula="of:=[.U8]/([.U8]+[.T8])" office:value-type="percentage" office:value="0.6" calcext:value-type="percentage">
            <text:p>6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W8]/([.W8]+[.X8])" office:value-type="percentage" office:value="0.5" calcext:value-type="percentage">
            <text:p>50%</text:p>
          </table:table-cell>
          <table:table-cell table:style-name="ce34" table:formula="of:=[.X8]/([.W8]+[.X8])" office:value-type="percentage" office:value="0.5" calcext:value-type="percentage">
            <text:p>50%</text:p>
          </table:table-cell>
          <table:table-cell table:style-name="ce66" table:formula="of:=([.B44]+[.E44]+[.K44]+[.N44]+[.Q44]+[.T44]+[.W44])/7" office:value-type="percentage" office:value="0.485014005602241" calcext:value-type="percentage">
            <text:p>48.50%</text:p>
          </table:table-cell>
          <table:table-cell table:style-name="ce60" table:formula="of:=([.C44]+[.F44]+[.L44]+[.O44]+[.R44]+[.U44]+[.X44])/7" office:value-type="percentage" office:value="0.514985994397759" calcext:value-type="percentage">
            <text:p>51.50%</text:p>
          </table:table-cell>
          <table:table-cell table:style-name="ce57" table:formula="of:=STDEV([.B44];[.E44];[.K44];[.N44];[.Q44];[.T44];[.W44])/SQRT(7)" office:value-type="percentage" office:value="0.0234814269947672" calcext:value-type="percentage">
            <text:p>2.35%</text:p>
          </table:table-cell>
          <table:table-cell table:style-name="ce60" table:formula="of:=STDEV([.C44];[.F44];[.L44];[.O44];[.R44];[.U44];[.X44])/SQRT(7)" office:value-type="percentage" office:value="0.0234814269947672" calcext:value-type="percentage">
            <text:p>2.35%</text:p>
          </table:table-cell>
          <table:table-cell table:number-columns-repeated="995"/>
        </table:table-row>
        <table:table-row table:style-name="ro12">
          <table:table-cell table:style-name="ce24" office:value-type="float" office:value="3" calcext:value-type="float">
            <text:p>3</text:p>
          </table:table-cell>
          <table:table-cell table:style-name="ce28" table:formula="of:=[.B9]/([.B9]+[.C9])" office:value-type="percentage" office:value="0.25" calcext:value-type="percentage">
            <text:p>25%</text:p>
          </table:table-cell>
          <table:table-cell table:style-name="ce34" table:formula="of:=[.C9]/([.C9]+[.B9])" office:value-type="percentage" office:value="0.75" calcext:value-type="percentage">
            <text:p>75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E9]/([.E9]+[.F9])" office:value-type="percentage" office:value="0.25" calcext:value-type="percentage">
            <text:p>25%</text:p>
          </table:table-cell>
          <table:table-cell table:style-name="ce28" table:formula="of:=[.F9]/([.E9]+[.F9])" office:value-type="percentage" office:value="0.75" calcext:value-type="percentage">
            <text:p>75%</text:p>
          </table:table-cell>
          <table:table-cell table:style-name="ce24" office:value-type="float" office:value="3" calcext:value-type="float">
            <text:p>3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K9]/([.K9]+[.L9])" office:value-type="percentage" office:value="0.333333333333333" calcext:value-type="percentage">
            <text:p>33%</text:p>
          </table:table-cell>
          <table:table-cell table:style-name="ce28" table:formula="of:=[.L9]/([.L9]+[.K9])" office:value-type="percentage" office:value="0.666666666666667" calcext:value-type="percentage">
            <text:p>67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N9]/([.N9]+[.O9])" office:value-type="percentage" office:value="0.375" calcext:value-type="percentage">
            <text:p>38%</text:p>
          </table:table-cell>
          <table:table-cell table:style-name="ce34" table:formula="of:=[.O9]/([.O9]+[.N9])" office:value-type="percentage" office:value="0.625" calcext:value-type="percentage">
            <text:p>63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Q9]/([.Q9]+[.R9])" office:value-type="percentage" office:value="0" calcext:value-type="percentage">
            <text:p>0%</text:p>
          </table:table-cell>
          <table:table-cell table:style-name="ce28" table:formula="of:=[.R9]/([.Q9]+[.R9])" office:value-type="percentage" office:value="1" calcext:value-type="percentage">
            <text:p>100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T9]/([.T9]+[.U9])" office:value-type="percentage" office:value="0.333333333333333" calcext:value-type="percentage">
            <text:p>33%</text:p>
          </table:table-cell>
          <table:table-cell table:style-name="ce34" table:formula="of:=[.U9]/([.U9]+[.T9])" office:value-type="percentage" office:value="0.666666666666667" calcext:value-type="percentage">
            <text:p>67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W9]/([.W9]+[.X9])" office:value-type="percentage" office:value="0.5" calcext:value-type="percentage">
            <text:p>50%</text:p>
          </table:table-cell>
          <table:table-cell table:style-name="ce34" table:formula="of:=[.X9]/([.W9]+[.X9])" office:value-type="percentage" office:value="0.5" calcext:value-type="percentage">
            <text:p>50%</text:p>
          </table:table-cell>
          <table:table-cell table:style-name="ce66" table:formula="of:=([.B45]+[.E45]+[.K45]+[.N45]+[.Q45]+[.T45]+[.W45])/7" office:value-type="percentage" office:value="0.291666666666667" calcext:value-type="percentage">
            <text:p>29.17%</text:p>
          </table:table-cell>
          <table:table-cell table:style-name="ce60" table:formula="of:=([.C45]+[.F45]+[.L45]+[.O45]+[.R45]+[.U45]+[.X45])/7" office:value-type="percentage" office:value="0.708333333333333" calcext:value-type="percentage">
            <text:p>70.83%</text:p>
          </table:table-cell>
          <table:table-cell table:style-name="ce57" table:formula="of:=STDEV([.B45];[.E45];[.K45];[.N45];[.Q45];[.T45];[.W45])/SQRT(7)" office:value-type="percentage" office:value="0.058219844250481" calcext:value-type="percentage">
            <text:p>5.82%</text:p>
          </table:table-cell>
          <table:table-cell table:style-name="ce60" table:formula="of:=STDEV([.C45];[.F45];[.L45];[.O45];[.R45];[.U45];[.X45])/SQRT(7)" office:value-type="percentage" office:value="0.058219844250481" calcext:value-type="percentage">
            <text:p>5.82%</text:p>
          </table:table-cell>
          <table:table-cell table:number-columns-repeated="995"/>
        </table:table-row>
        <table:table-row table:style-name="ro12">
          <table:table-cell table:style-name="ce24" office:value-type="float" office:value="4" calcext:value-type="float">
            <text:p>4</text:p>
          </table:table-cell>
          <table:table-cell table:style-name="ce28" table:formula="of:=[.B10]/([.B10]+[.C10])" office:value-type="percentage" office:value="0.5" calcext:value-type="percentage">
            <text:p>50%</text:p>
          </table:table-cell>
          <table:table-cell table:style-name="ce34" table:formula="of:=[.C10]/([.C10]+[.B10])" office:value-type="percentage" office:value="0.5" calcext:value-type="percentage">
            <text:p>50%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8" office:value-type="percentage" office:value="0.5" calcext:value-type="percentage">
            <text:p>50%</text:p>
          </table:table-cell>
          <table:table-cell table:style-name="ce24" office:value-type="float" office:value="4" calcext:value-type="float">
            <text:p>4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K10]/([.K10]+[.L10])" office:value-type="percentage" office:value="0.5" calcext:value-type="percentage">
            <text:p>50%</text:p>
          </table:table-cell>
          <table:table-cell table:style-name="ce28" table:formula="of:=[.L10]/([.L10]+[.K10])" office:value-type="percentage" office:value="0.5" calcext:value-type="percentage">
            <text:p>5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N10]/([.N10]+[.O10])" office:value-type="percentage" office:value="0.454545454545455" calcext:value-type="percentage">
            <text:p>45%</text:p>
          </table:table-cell>
          <table:table-cell table:style-name="ce34" table:formula="of:=[.O10]/([.O10]+[.N10])" office:value-type="percentage" office:value="0.545454545454545" calcext:value-type="percentage">
            <text:p>55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Q10]/([.Q10]+[.R10])" office:value-type="percentage" office:value="0.4" calcext:value-type="percentage">
            <text:p>40%</text:p>
          </table:table-cell>
          <table:table-cell table:style-name="ce28" table:formula="of:=[.R10]/([.Q10]+[.R10])" office:value-type="percentage" office:value="0.6" calcext:value-type="percentage">
            <text:p>6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T10]/([.T10]+[.U10])" office:value-type="percentage" office:value="0" calcext:value-type="percentage">
            <text:p>0%</text:p>
          </table:table-cell>
          <table:table-cell table:style-name="ce34" table:formula="of:=[.U10]/([.U10]+[.T10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W10]/([.W10]+[.X10])" office:value-type="percentage" office:value="0.666666666666667" calcext:value-type="percentage">
            <text:p>67%</text:p>
          </table:table-cell>
          <table:table-cell table:style-name="ce34" table:formula="of:=[.X10]/([.W10]+[.X10])" office:value-type="percentage" office:value="0.333333333333333" calcext:value-type="percentage">
            <text:p>33%</text:p>
          </table:table-cell>
          <table:table-cell table:style-name="ce66" table:formula="of:=([.B46]+[.E46]+[.K46]+[.N46]+[.Q46]+[.T46]+[.W46])/7" office:value-type="percentage" office:value="0.431601731601732" calcext:value-type="percentage">
            <text:p>43.16%</text:p>
          </table:table-cell>
          <table:table-cell table:style-name="ce60" table:formula="of:=([.C46]+[.F46]+[.L46]+[.O46]+[.R46]+[.U46]+[.X46])/7" office:value-type="percentage" office:value="0.568398268398268" calcext:value-type="percentage">
            <text:p>56.84%</text:p>
          </table:table-cell>
          <table:table-cell table:style-name="ce57" table:formula="of:=STDEV([.B46];[.E46];[.K46];[.N46];[.Q46];[.T46];[.W46])/SQRT(7)" office:value-type="percentage" office:value="0.0782388941823887" calcext:value-type="percentage">
            <text:p>7.82%</text:p>
          </table:table-cell>
          <table:table-cell table:style-name="ce60" table:formula="of:=STDEV([.C46];[.F46];[.L46];[.O46];[.R46];[.U46];[.X46])/SQRT(7)" office:value-type="percentage" office:value="0.0782388941823886" calcext:value-type="percentage">
            <text:p>7.82%</text:p>
          </table:table-cell>
          <table:table-cell table:number-columns-repeated="995"/>
        </table:table-row>
        <table:table-row table:style-name="ro12">
          <table:table-cell table:style-name="ce43" office:value-type="float" office:value="5" calcext:value-type="float">
            <text:p>5</text:p>
          </table:table-cell>
          <table:table-cell table:style-name="ce56" table:formula="of:=[.B11]/([.B11]+[.C11])" office:value-type="percentage" office:value="0.6" calcext:value-type="percentage">
            <text:p>60%</text:p>
          </table:table-cell>
          <table:table-cell table:style-name="ce59" table:formula="of:=[.C11]/([.C11]+[.B11])" office:value-type="percentage" office:value="0.4" calcext:value-type="percentage">
            <text:p>40%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56" office:value-type="percentage" office:value="0.5" calcext:value-type="percentage">
            <text:p>50%</text:p>
          </table:table-cell>
          <table:table-cell table:style-name="ce43" office:value-type="float" office:value="6" calcext:value-type="float">
            <text:p>6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K11]/([.K11]+[.L11])" office:value-type="percentage" office:value="0.636363636363636" calcext:value-type="percentage">
            <text:p>64%</text:p>
          </table:table-cell>
          <table:table-cell table:style-name="ce56" table:formula="of:=[.L11]/([.L11]+[.K11])" office:value-type="percentage" office:value="0.363636363636364" calcext:value-type="percentage">
            <text:p>36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N11]/([.N11]+[.O11])" office:value-type="percentage" office:value="0.555555555555556" calcext:value-type="percentage">
            <text:p>56%</text:p>
          </table:table-cell>
          <table:table-cell table:style-name="ce59" table:formula="of:=[.O11]/([.O11]+[.N11])" office:value-type="percentage" office:value="0.444444444444444" calcext:value-type="percentage">
            <text:p>44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Q11]/([.Q11]+[.R11])" office:value-type="percentage" office:value="0.5" calcext:value-type="percentage">
            <text:p>50%</text:p>
          </table:table-cell>
          <table:table-cell table:style-name="ce56" table:formula="of:=[.R11]/([.Q11]+[.R11])" office:value-type="percentage" office:value="0.5" calcext:value-type="percentage">
            <text:p>5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T11]/([.T11]+[.U11])" office:value-type="percentage" office:value="0.428571428571429" calcext:value-type="percentage">
            <text:p>43%</text:p>
          </table:table-cell>
          <table:table-cell table:style-name="ce59" table:formula="of:=[.U11]/([.U11]+[.T11])" office:value-type="percentage" office:value="0.571428571428571" calcext:value-type="percentage">
            <text:p>57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W11]/([.W11]+[.X11])" office:value-type="percentage" office:value="0.333333333333333" calcext:value-type="percentage">
            <text:p>33%</text:p>
          </table:table-cell>
          <table:table-cell table:style-name="ce59" table:formula="of:=[.X11]/([.W11]+[.X11])" office:value-type="percentage" office:value="0.666666666666667" calcext:value-type="percentage">
            <text:p>67%</text:p>
          </table:table-cell>
          <table:table-cell table:style-name="ce66" table:formula="of:=([.B47]+[.E47]+[.K47]+[.N47]+[.Q47]+[.T47]+[.W47])/7" office:value-type="percentage" office:value="0.507689136260565" calcext:value-type="percentage">
            <text:p>50.77%</text:p>
          </table:table-cell>
          <table:table-cell table:style-name="ce60" table:formula="of:=([.C47]+[.F47]+[.L47]+[.O47]+[.R47]+[.U47]+[.X47])/7" office:value-type="percentage" office:value="0.492310863739435" calcext:value-type="percentage">
            <text:p>49.23%</text:p>
          </table:table-cell>
          <table:table-cell table:style-name="ce57" table:formula="of:=STDEV([.B47];[.E47];[.K47];[.N47];[.Q47];[.T47];[.W47])/SQRT(7)" office:value-type="percentage" office:value="0.0390809355405609" calcext:value-type="percentage">
            <text:p>3.91%</text:p>
          </table:table-cell>
          <table:table-cell table:style-name="ce60" table:formula="of:=STDEV([.C47];[.F47];[.L47];[.O47];[.R47];[.U47];[.X47])/SQRT(7)" office:value-type="percentage" office:value="0.0390809355405609" calcext:value-type="percentage">
            <text:p>3.91%</text:p>
          </table:table-cell>
          <table:table-cell table:number-columns-repeated="995"/>
        </table:table-row>
        <table:table-row table:style-name="ro4">
          <table:table-cell table:number-columns-spanned="24" table:number-rows-spanned="1"/>
          <table:covered-table-cell table:style-name="ce57" table:formula="of:=[.B12]/([.B12]+[.C12])" office:value-type="string" office:string-value="" calcext:value-type="error">
            <text:p>#DIV/0!</text:p>
          </table:covered-table-cell>
          <table:covered-table-cell table:style-name="ce60" table:formula="of:=[.C12]/([.C12]+[.B12])" office:value-type="string" office:string-value="" calcext:value-type="error">
            <text:p>#DIV/0!</text:p>
          </table:covered-table-cell>
          <table:covered-table-cell/>
          <table:covered-table-cell table:style-name="ce28" table:formula="of:=[.E12]/([.E12]+[.F12])" office:value-type="string" office:string-value="" calcext:value-type="error">
            <text:p>#DIV/0!</text:p>
          </table:covered-table-cell>
          <table:covered-table-cell table:style-name="ce28" table:formula="of:=[.F12]/([.E12]+[.F12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28" table:formula="of:=[.K12]/([.K12]+[.L12])" office:value-type="string" office:string-value="" calcext:value-type="error">
            <text:p>#DIV/0!</text:p>
          </table:covered-table-cell>
          <table:covered-table-cell table:style-name="ce28" table:formula="of:=[.L12]/([.L12]+[.K12])" office:value-type="string" office:string-value="" calcext:value-type="error">
            <text:p>#DIV/0!</text:p>
          </table:covered-table-cell>
          <table:covered-table-cell/>
          <table:covered-table-cell table:style-name="ce28" table:formula="of:=[.N12]/([.N12]+[.O12])" office:value-type="string" office:string-value="" calcext:value-type="error">
            <text:p>#DIV/0!</text:p>
          </table:covered-table-cell>
          <table:covered-table-cell table:style-name="ce34" table:formula="of:=[.O12]/([.O12]+[.N12])" office:value-type="string" office:string-value="" calcext:value-type="error">
            <text:p>#DIV/0!</text:p>
          </table:covered-table-cell>
          <table:covered-table-cell/>
          <table:covered-table-cell table:style-name="ce28" table:formula="of:=[.Q12]/([.Q12]+[.R12])" office:value-type="string" office:string-value="" calcext:value-type="error">
            <text:p>#DIV/0!</text:p>
          </table:covered-table-cell>
          <table:covered-table-cell table:style-name="ce28" table:formula="of:=[.R12]/([.Q12]+[.R12])" office:value-type="string" office:string-value="" calcext:value-type="error">
            <text:p>#DIV/0!</text:p>
          </table:covered-table-cell>
          <table:covered-table-cell/>
          <table:covered-table-cell table:style-name="ce28" table:formula="of:=[.T12]/([.T12]+[.U12])" office:value-type="string" office:string-value="" calcext:value-type="error">
            <text:p>#DIV/0!</text:p>
          </table:covered-table-cell>
          <table:covered-table-cell table:style-name="ce34" table:formula="of:=[.U12]/([.U12]+[.T12])" office:value-type="string" office:string-value="" calcext:value-type="error">
            <text:p>#DIV/0!</text:p>
          </table:covered-table-cell>
          <table:covered-table-cell/>
          <table:covered-table-cell table:style-name="ce28" table:formula="of:=[.W12]/([.W12]+[.X12])" office:value-type="string" office:string-value="" calcext:value-type="error">
            <text:p>#DIV/0!</text:p>
          </table:covered-table-cell>
          <table:covered-table-cell table:style-name="ce34" table:formula="of:=[.X12]/([.W12]+[.X12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11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58" table:formula="of:=[.B13]/([.B13]+[.C13])" office:value-type="string" office:string-value="" calcext:value-type="error">
            <text:p>#DIV/0!</text:p>
          </table:covered-table-cell>
          <table:covered-table-cell table:style-name="ce61" table:formula="of:=[.C13]/([.C13]+[.B13])" office:value-type="string" office:string-value="" calcext:value-type="error">
            <text:p>#DIV/0!</text:p>
          </table:covered-table-cell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style-name="ce62" table:formula="of:=[.E13]/([.E13]+[.F13])" office:value-type="string" office:string-value="" calcext:value-type="error">
            <text:p>#DIV/0!</text:p>
          </table:covered-table-cell>
          <table:covered-table-cell table:style-name="ce62" table:formula="of:=[.F13]/([.E13]+[.F13])" office:value-type="string" office:string-value="" calcext:value-type="error">
            <text:p>#DIV/0!</text:p>
          </table:covered-table-cell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style-name="ce62" table:formula="of:=[.K13]/([.K13]+[.L13])" office:value-type="string" office:string-value="" calcext:value-type="error">
            <text:p>#DIV/0!</text:p>
          </table:covered-table-cell>
          <table:covered-table-cell table:style-name="ce62" table:formula="of:=[.L13]/([.L13]+[.K13])" office:value-type="string" office:string-value="" calcext:value-type="error">
            <text:p>#DIV/0!</text:p>
          </table:covered-table-cell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62" table:formula="of:=[.N13]/([.N13]+[.O13])" office:value-type="string" office:string-value="" calcext:value-type="error">
            <text:p>#DIV/0!</text:p>
          </table:covered-table-cell>
          <table:covered-table-cell table:style-name="ce63" table:formula="of:=[.O13]/([.O13]+[.N13])" office:value-type="string" office:string-value="" calcext:value-type="error">
            <text:p>#DIV/0!</text:p>
          </table:covered-table-cell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style-name="ce62" table:formula="of:=[.Q13]/([.Q13]+[.R13])" office:value-type="string" office:string-value="" calcext:value-type="error">
            <text:p>#DIV/0!</text:p>
          </table:covered-table-cell>
          <table:covered-table-cell table:style-name="ce62" table:formula="of:=[.R13]/([.Q13]+[.R13])" office:value-type="string" office:string-value="" calcext:value-type="error">
            <text:p>#DIV/0!</text:p>
          </table:covered-table-cell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62" table:formula="of:=[.T13]/([.T13]+[.U13])" office:value-type="string" office:string-value="" calcext:value-type="error">
            <text:p>#DIV/0!</text:p>
          </table:covered-table-cell>
          <table:covered-table-cell table:style-name="ce63" table:formula="of:=[.U13]/([.U13]+[.T13])" office:value-type="string" office:string-value="" calcext:value-type="error">
            <text:p>#DIV/0!</text:p>
          </table:covered-table-cell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62" table:formula="of:=[.W13]/([.W13]+[.X13])" office:value-type="string" office:string-value="" calcext:value-type="error">
            <text:p>#DIV/0!</text:p>
          </table:covered-table-cell>
          <table:covered-table-cell table:style-name="ce63" table:formula="of:=[.X13]/([.W13]+[.X13])" office:value-type="string" office:string-value="" calcext:value-type="error">
            <text:p>#DIV/0!</text:p>
          </table:covered-table-cell>
          <table:table-cell table:style-name="ce67" office:value-type="string" calcext:value-type="string" table:number-columns-spanned="2" table:number-rows-spanned="1">
            <text:p>Mean</text:p>
          </table:table-cell>
          <table:covered-table-cell table:style-name="ce68"/>
          <table:table-cell table:style-name="ce70" office:value-type="string" calcext:value-type="string" table:number-columns-spanned="2" table:number-rows-spanned="1">
            <text:p>SEM</text:p>
          </table:table-cell>
          <table:covered-table-cell table:style-name="ce68"/>
          <table:table-cell table:number-columns-repeated="995"/>
        </table:table-row>
        <table:table-row table:style-name="ro6">
          <table:table-cell table:style-name="ce43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5" office:value-type="string" calcext:value-type="string">
            <text:p>Into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3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5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3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5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3" office:value-type="string" calcext:value-type="string">
            <text:p>MCH</text:p>
          </table:table-cell>
          <table:table-cell table:style-name="ce47" office:value-type="string" calcext:value-type="string">
            <text:p>OCT</text:p>
          </table:table-cell>
          <table:table-cell table:style-name="ce65" office:value-type="string" calcext:value-type="string">
            <text:p>MCH</text:p>
          </table:table-cell>
          <table:table-cell table:style-name="ce46" office:value-type="string" calcext:value-type="string">
            <text:p>OCT</text:p>
          </table:table-cell>
          <table:table-cell table:number-columns-repeated="995"/>
        </table:table-row>
        <table:table-row table:style-name="ro12">
          <table:table-cell table:style-name="ce24" office:value-type="float" office:value="1" calcext:value-type="float">
            <text:p>1</text:p>
          </table:table-cell>
          <table:table-cell table:style-name="ce28" table:formula="of:=[.B15]/([.B15]+[.C15])" office:value-type="percentage" office:value="0.375" calcext:value-type="percentage">
            <text:p>38%</text:p>
          </table:table-cell>
          <table:table-cell table:style-name="ce34" table:formula="of:=[.C15]/([.C15]+[.B15])" office:value-type="percentage" office:value="0.625" calcext:value-type="percentage">
            <text:p>63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15]/([.E15]+[.F15])" office:value-type="percentage" office:value="1" calcext:value-type="percentage">
            <text:p>100%</text:p>
          </table:table-cell>
          <table:table-cell table:style-name="ce28" table:formula="of:=[.F15]/([.E15]+[.F15])" office:value-type="percentage" office:value="0" calcext:value-type="percentage">
            <text:p>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H15]/([.I15]+[.H15])" office:value-type="percentage" office:value="0.5" calcext:value-type="percentage">
            <text:p>50%</text:p>
          </table:table-cell>
          <table:table-cell table:style-name="ce34" table:formula="of:=[.I15]/([.I15]+[.H15])" office:value-type="percentage" office:value="0.5" calcext:value-type="percentage">
            <text:p>5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K15]/([.K15]+[.L15])" office:value-type="percentage" office:value="0.444444444444444" calcext:value-type="percentage">
            <text:p>44%</text:p>
          </table:table-cell>
          <table:table-cell table:style-name="ce28" table:formula="of:=[.L15]/([.L15]+[.K15])" office:value-type="percentage" office:value="0.555555555555556" calcext:value-type="percentage">
            <text:p>56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N15]/([.N15]+[.O15])" office:value-type="percentage" office:value="0.5" calcext:value-type="percentage">
            <text:p>50%</text:p>
          </table:table-cell>
          <table:table-cell table:style-name="ce34" table:formula="of:=[.O15]/([.O15]+[.N15])" office:value-type="percentage" office:value="0.5" calcext:value-type="percentage">
            <text:p>5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Q15]/([.Q15]+[.R15])" office:value-type="percentage" office:value="0" calcext:value-type="percentage">
            <text:p>0%</text:p>
          </table:table-cell>
          <table:table-cell table:style-name="ce28" table:formula="of:=[.R15]/([.Q15]+[.R15])" office:value-type="percentage" office:value="1" calcext:value-type="percentage">
            <text:p>10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5]/([.T15]+[.U15])" office:value-type="percentage" office:value="0.333333333333333" calcext:value-type="percentage">
            <text:p>33%</text:p>
          </table:table-cell>
          <table:table-cell table:style-name="ce34" table:formula="of:=[.U15]/([.U15]+[.T15])" office:value-type="percentage" office:value="0.666666666666667" calcext:value-type="percentage">
            <text:p>67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W15]/([.W15]+[.X15])" office:value-type="percentage" office:value="0.5" calcext:value-type="percentage">
            <text:p>50%</text:p>
          </table:table-cell>
          <table:table-cell table:style-name="ce34" table:formula="of:=[.X15]/([.W15]+[.X15])" office:value-type="percentage" office:value="0.5" calcext:value-type="percentage">
            <text:p>50%</text:p>
          </table:table-cell>
          <table:table-cell table:style-name="ce66" table:formula="of:=([.C51]+[.F51]+[.I51]+[.L51]+[.O51]+[.R51]+[.U51]+[.X51])/8" office:value-type="percentage" office:value="0.543402777777778" calcext:value-type="percentage">
            <text:p>54.34%</text:p>
          </table:table-cell>
          <table:table-cell table:style-name="ce60" table:formula="of:=([.B51]+[.E51]+[.H51]+[.K51]+[.N51]+[.Q51]+[.T51]+[.W51])/8" office:value-type="percentage" office:value="0.456597222222222" calcext:value-type="percentage">
            <text:p>45.66%</text:p>
          </table:table-cell>
          <table:table-cell table:style-name="ce57" table:formula="of:=STDEV([.C51];[.F51];[.I51];[.L51];[.O51];[.R51];[.U51];[.X51])/SQRT(8)" office:value-type="percentage" office:value="0.0974146869042203" calcext:value-type="percentage">
            <text:p>9.74%</text:p>
          </table:table-cell>
          <table:table-cell table:style-name="ce57" table:formula="of:=STDEV([.B51];[.E51];[.H51];[.K51];[.N51];[.Q51];[.T51];[.W51])/SQRT(8)" office:value-type="percentage" office:value="0.0974146869042203" calcext:value-type="percentage">
            <text:p>9.74%</text:p>
          </table:table-cell>
          <table:table-cell table:number-columns-repeated="995"/>
        </table:table-row>
        <table:table-row table:style-name="ro12">
          <table:table-cell table:style-name="ce24" office:value-type="float" office:value="2" calcext:value-type="float">
            <text:p>2</text:p>
          </table:table-cell>
          <table:table-cell table:style-name="ce28" table:formula="of:=[.B16]/([.B16]+[.C16])" office:value-type="percentage" office:value="0.545454545454545" calcext:value-type="percentage">
            <text:p>55%</text:p>
          </table:table-cell>
          <table:table-cell table:style-name="ce34" table:formula="of:=[.C16]/([.C16]+[.B16])" office:value-type="percentage" office:value="0.454545454545455" calcext:value-type="percentage">
            <text:p>45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16]/([.E16]+[.F16])" office:value-type="percentage" office:value="0" calcext:value-type="percentage">
            <text:p>0%</text:p>
          </table:table-cell>
          <table:table-cell table:style-name="ce28" table:formula="of:=[.F16]/([.E16]+[.F16])" office:value-type="percentage" office:value="1" calcext:value-type="percentage">
            <text:p>10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H16]/([.I16]+[.H16])" office:value-type="percentage" office:value="0.473684210526316" calcext:value-type="percentage">
            <text:p>47%</text:p>
          </table:table-cell>
          <table:table-cell table:style-name="ce34" table:formula="of:=[.I16]/([.I16]+[.H16])" office:value-type="percentage" office:value="0.526315789473684" calcext:value-type="percentage">
            <text:p>53%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percentage" office:value="0.5" calcext:value-type="percentage">
            <text:p>5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N16]/([.N16]+[.O16])" office:value-type="percentage" office:value="1" calcext:value-type="percentage">
            <text:p>100%</text:p>
          </table:table-cell>
          <table:table-cell table:style-name="ce34" table:formula="of:=[.O16]/([.O16]+[.N16])" office:value-type="percentage" office:value="0" calcext:value-type="percentage">
            <text:p>0%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percentage" office:value="0.5" calcext:value-type="percentage">
            <text:p>5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T16]/([.T16]+[.U16])" office:value-type="percentage" office:value="0.4" calcext:value-type="percentage">
            <text:p>40%</text:p>
          </table:table-cell>
          <table:table-cell table:style-name="ce34" table:formula="of:=[.U16]/([.U16]+[.T16])" office:value-type="percentage" office:value="0.6" calcext:value-type="percentage">
            <text:p>6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W16]/([.W16]+[.X16])" office:value-type="percentage" office:value="0.454545454545455" calcext:value-type="percentage">
            <text:p>45%</text:p>
          </table:table-cell>
          <table:table-cell table:style-name="ce34" table:formula="of:=[.X16]/([.W16]+[.X16])" office:value-type="percentage" office:value="0.545454545454545" calcext:value-type="percentage">
            <text:p>55%</text:p>
          </table:table-cell>
          <table:table-cell table:style-name="ce66" table:formula="of:=([.C52]+[.F52]+[.I52]+[.L52]+[.O52]+[.R52]+[.U52]+[.X52])/8" office:value-type="percentage" office:value="0.515789473684211" calcext:value-type="percentage">
            <text:p>51.58%</text:p>
          </table:table-cell>
          <table:table-cell table:style-name="ce60" table:formula="of:=([.B52]+[.E52]+[.H52]+[.K52]+[.N52]+[.Q52]+[.T52]+[.W52])/8" office:value-type="percentage" office:value="0.48421052631579" calcext:value-type="percentage">
            <text:p>48.42%</text:p>
          </table:table-cell>
          <table:table-cell table:style-name="ce57" table:formula="of:=STDEV([.C52];[.F52];[.I52];[.L52];[.O52];[.R52];[.U52];[.X52])/SQRT(8)" office:value-type="percentage" office:value="0.0956957877438025" calcext:value-type="percentage">
            <text:p>9.57%</text:p>
          </table:table-cell>
          <table:table-cell table:style-name="ce57" table:formula="of:=STDEV([.B52];[.E52];[.H52];[.K52];[.N52];[.Q52];[.T52];[.W52])/SQRT(8)" office:value-type="percentage" office:value="0.0956957877438025" calcext:value-type="percentage">
            <text:p>9.57%</text:p>
          </table:table-cell>
          <table:table-cell table:number-columns-repeated="995"/>
        </table:table-row>
        <table:table-row table:style-name="ro12">
          <table:table-cell table:style-name="ce24" office:value-type="float" office:value="3" calcext:value-type="float">
            <text:p>3</text:p>
          </table:table-cell>
          <table:table-cell table:style-name="ce28" table:formula="of:=[.B17]/([.B17]+[.C17])" office:value-type="percentage" office:value="0.5" calcext:value-type="percentage">
            <text:p>50%</text:p>
          </table:table-cell>
          <table:table-cell table:style-name="ce34" table:formula="of:=[.C17]/([.C17]+[.B17])" office:value-type="percentage" office:value="0.5" calcext:value-type="percentage">
            <text:p>5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E17]/([.E17]+[.F17])" office:value-type="percentage" office:value="0" calcext:value-type="percentage">
            <text:p>0%</text:p>
          </table:table-cell>
          <table:table-cell table:style-name="ce28" table:formula="of:=[.F17]/([.E17]+[.F17])" office:value-type="percentage" office:value="1" calcext:value-type="percentage">
            <text:p>10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H17]/([.I17]+[.H17])" office:value-type="percentage" office:value="0.523809523809524" calcext:value-type="percentage">
            <text:p>52%</text:p>
          </table:table-cell>
          <table:table-cell table:style-name="ce34" table:formula="of:=[.I17]/([.I17]+[.H17])" office:value-type="percentage" office:value="0.476190476190476" calcext:value-type="percentage">
            <text:p>48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K17]/([.K17]+[.L17])" office:value-type="percentage" office:value="0.5" calcext:value-type="percentage">
            <text:p>50%</text:p>
          </table:table-cell>
          <table:table-cell table:style-name="ce28" table:formula="of:=[.L17]/([.L17]+[.K17])" office:value-type="percentage" office:value="0.5" calcext:value-type="percentage">
            <text:p>5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N17]/([.N17]+[.O17])" office:value-type="percentage" office:value="0.5" calcext:value-type="percentage">
            <text:p>50%</text:p>
          </table:table-cell>
          <table:table-cell table:style-name="ce34" table:formula="of:=[.O17]/([.O17]+[.N17])" office:value-type="percentage" office:value="0.5" calcext:value-type="percentage">
            <text:p>5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Q17]/([.Q17]+[.R17])" office:value-type="percentage" office:value="0.5" calcext:value-type="percentage">
            <text:p>50%</text:p>
          </table:table-cell>
          <table:table-cell table:style-name="ce28" table:formula="of:=[.R17]/([.Q17]+[.R17])" office:value-type="percentage" office:value="0.5" calcext:value-type="percentage">
            <text:p>5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T17]/([.T17]+[.U17])" office:value-type="percentage" office:value="0.5" calcext:value-type="percentage">
            <text:p>50%</text:p>
          </table:table-cell>
          <table:table-cell table:style-name="ce34" table:formula="of:=[.U17]/([.U17]+[.T17])" office:value-type="percentage" office:value="0.5" calcext:value-type="percentage">
            <text:p>5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W17]/([.W17]+[.X17])" office:value-type="percentage" office:value="0.5" calcext:value-type="percentage">
            <text:p>50%</text:p>
          </table:table-cell>
          <table:table-cell table:style-name="ce34" table:formula="of:=[.X17]/([.W17]+[.X17])" office:value-type="percentage" office:value="0.5" calcext:value-type="percentage">
            <text:p>50%</text:p>
          </table:table-cell>
          <table:table-cell table:style-name="ce66" table:formula="of:=([.C53]+[.F53]+[.I53]+[.L53]+[.O53]+[.R53]+[.U53]+[.X53])/8" office:value-type="percentage" office:value="0.55952380952381" calcext:value-type="percentage">
            <text:p>55.95%</text:p>
          </table:table-cell>
          <table:table-cell table:style-name="ce60" table:formula="of:=([.B53]+[.E53]+[.H53]+[.K53]+[.N53]+[.Q53]+[.T53]+[.W53])/8" office:value-type="percentage" office:value="0.440476190476191" calcext:value-type="percentage">
            <text:p>44.05%</text:p>
          </table:table-cell>
          <table:table-cell table:style-name="ce57" table:formula="of:=STDEV([.C53];[.F53];[.I53];[.L53];[.O53];[.R53];[.U53];[.X53])/SQRT(8)" office:value-type="percentage" office:value="0.0629940788348712" calcext:value-type="percentage">
            <text:p>6.30%</text:p>
          </table:table-cell>
          <table:table-cell table:style-name="ce57" table:formula="of:=STDEV([.B53];[.E53];[.H53];[.K53];[.N53];[.Q53];[.T53];[.W53])/SQRT(8)" office:value-type="percentage" office:value="0.0629940788348712" calcext:value-type="percentage">
            <text:p>6.30%</text:p>
          </table:table-cell>
          <table:table-cell table:number-columns-repeated="995"/>
        </table:table-row>
        <table:table-row table:style-name="ro12">
          <table:table-cell table:style-name="ce43" office:value-type="float" office:value="4" calcext:value-type="float">
            <text:p>4</text:p>
          </table:table-cell>
          <table:table-cell table:style-name="ce56" table:formula="of:=[.B18]/([.B18]+[.C18])" office:value-type="percentage" office:value="0.538461538461538" calcext:value-type="percentage">
            <text:p>54%</text:p>
          </table:table-cell>
          <table:table-cell table:style-name="ce59" table:formula="of:=[.C18]/([.C18]+[.B18])" office:value-type="percentage" office:value="0.461538461538462" calcext:value-type="percentage">
            <text:p>46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E18]/([.E18]+[.F18])" office:value-type="percentage" office:value="1" calcext:value-type="percentage">
            <text:p>100%</text:p>
          </table:table-cell>
          <table:table-cell table:style-name="ce56" table:formula="of:=[.F18]/([.E18]+[.F18])" office:value-type="percentage" office:value="0" calcext:value-type="percentage">
            <text:p>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H18]/([.I18]+[.H18])" office:value-type="percentage" office:value="0.4375" calcext:value-type="percentage">
            <text:p>44%</text:p>
          </table:table-cell>
          <table:table-cell table:style-name="ce59" table:formula="of:=[.I18]/([.I18]+[.H18])" office:value-type="percentage" office:value="0.5625" calcext:value-type="percentage">
            <text:p>56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K18]/([.K18]+[.L18])" office:value-type="percentage" office:value="0.4" calcext:value-type="percentage">
            <text:p>40%</text:p>
          </table:table-cell>
          <table:table-cell table:style-name="ce56" table:formula="of:=[.L18]/([.L18]+[.K18])" office:value-type="percentage" office:value="0.6" calcext:value-type="percentage">
            <text:p>6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N18]/([.N18]+[.O18])" office:value-type="percentage" office:value="1" calcext:value-type="percentage">
            <text:p>100%</text:p>
          </table:table-cell>
          <table:table-cell table:style-name="ce59" table:formula="of:=[.O18]/([.O18]+[.N18])" office:value-type="percentage" office:value="0" calcext:value-type="percentage">
            <text:p>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Q18]/([.Q18]+[.R18])" office:value-type="percentage" office:value="1" calcext:value-type="percentage">
            <text:p>100%</text:p>
          </table:table-cell>
          <table:table-cell table:style-name="ce56" table:formula="of:=[.R18]/([.Q18]+[.R18])" office:value-type="percentage" office:value="0" calcext:value-type="percentage">
            <text:p>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T18]/([.T18]+[.U18])" office:value-type="percentage" office:value="0.428571428571429" calcext:value-type="percentage">
            <text:p>43%</text:p>
          </table:table-cell>
          <table:table-cell table:style-name="ce59" table:formula="of:=[.U18]/([.U18]+[.T18])" office:value-type="percentage" office:value="0.571428571428571" calcext:value-type="percentage">
            <text:p>57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W18]/([.W18]+[.X18])" office:value-type="percentage" office:value="0.571428571428571" calcext:value-type="percentage">
            <text:p>57%</text:p>
          </table:table-cell>
          <table:table-cell table:style-name="ce59" table:formula="of:=[.X18]/([.W18]+[.X18])" office:value-type="percentage" office:value="0.428571428571429" calcext:value-type="percentage">
            <text:p>43%</text:p>
          </table:table-cell>
          <table:table-cell table:style-name="ce66" table:formula="of:=([.C54]+[.F54]+[.I54]+[.L54]+[.O54]+[.R54]+[.U54]+[.X54])/8" office:value-type="percentage" office:value="0.328004807692308" calcext:value-type="percentage">
            <text:p>32.80%</text:p>
          </table:table-cell>
          <table:table-cell table:style-name="ce60" table:formula="of:=([.B54]+[.E54]+[.H54]+[.K54]+[.N54]+[.Q54]+[.T54]+[.W54])/8" office:value-type="percentage" office:value="0.671995192307692" calcext:value-type="percentage">
            <text:p>67.20%</text:p>
          </table:table-cell>
          <table:table-cell table:style-name="ce57" table:formula="of:=STDEV([.C54];[.F54];[.I54];[.L54];[.O54];[.R54];[.U54];[.X54])/SQRT(8)" office:value-type="percentage" office:value="0.098100791113546" calcext:value-type="percentage">
            <text:p>9.81%</text:p>
          </table:table-cell>
          <table:table-cell table:style-name="ce57" table:formula="of:=STDEV([.B54];[.E54];[.H54];[.K54];[.N54];[.Q54];[.T54];[.W54])/SQRT(8)" office:value-type="percentage" office:value="0.098100791113546" calcext:value-type="percentage">
            <text:p>9.81%</text:p>
          </table:table-cell>
          <table:table-cell table:number-columns-repeated="995"/>
        </table:table-row>
        <table:table-row table:style-name="ro4">
          <table:table-cell table:number-columns-spanned="24" table:number-rows-spanned="1"/>
          <table:covered-table-cell table:style-name="ce57" table:formula="of:=[.B19]/([.B19]+[.C19])" office:value-type="string" office:string-value="" calcext:value-type="error">
            <text:p>#DIV/0!</text:p>
          </table:covered-table-cell>
          <table:covered-table-cell table:style-name="ce60" table:formula="of:=[.C19]/([.C19]+[.B19])" office:value-type="string" office:string-value="" calcext:value-type="error">
            <text:p>#DIV/0!</text:p>
          </table:covered-table-cell>
          <table:covered-table-cell/>
          <table:covered-table-cell table:style-name="ce28" table:formula="of:=[.E19]/([.E19]+[.F19])" office:value-type="string" office:string-value="" calcext:value-type="error">
            <text:p>#DIV/0!</text:p>
          </table:covered-table-cell>
          <table:covered-table-cell table:style-name="ce28" table:formula="of:=[.F19]/([.E19]+[.F19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28" table:formula="of:=[.K19]/([.K19]+[.L19])" office:value-type="string" office:string-value="" calcext:value-type="error">
            <text:p>#DIV/0!</text:p>
          </table:covered-table-cell>
          <table:covered-table-cell table:style-name="ce28" table:formula="of:=[.L19]/([.L19]+[.K19])" office:value-type="string" office:string-value="" calcext:value-type="error">
            <text:p>#DIV/0!</text:p>
          </table:covered-table-cell>
          <table:covered-table-cell/>
          <table:covered-table-cell table:style-name="ce28" table:formula="of:=[.N19]/([.N19]+[.O19])" office:value-type="string" office:string-value="" calcext:value-type="error">
            <text:p>#DIV/0!</text:p>
          </table:covered-table-cell>
          <table:covered-table-cell table:style-name="ce34" table:formula="of:=[.O19]/([.O19]+[.N19])" office:value-type="string" office:string-value="" calcext:value-type="error">
            <text:p>#DIV/0!</text:p>
          </table:covered-table-cell>
          <table:covered-table-cell/>
          <table:covered-table-cell table:style-name="ce28" table:formula="of:=[.Q19]/([.Q19]+[.R19])" office:value-type="string" office:string-value="" calcext:value-type="error">
            <text:p>#DIV/0!</text:p>
          </table:covered-table-cell>
          <table:covered-table-cell table:style-name="ce28" table:formula="of:=[.R19]/([.Q19]+[.R19])" office:value-type="string" office:string-value="" calcext:value-type="error">
            <text:p>#DIV/0!</text:p>
          </table:covered-table-cell>
          <table:covered-table-cell/>
          <table:covered-table-cell table:style-name="ce28" table:formula="of:=[.T19]/([.T19]+[.U19])" office:value-type="string" office:string-value="" calcext:value-type="error">
            <text:p>#DIV/0!</text:p>
          </table:covered-table-cell>
          <table:covered-table-cell table:style-name="ce34" table:formula="of:=[.U19]/([.U19]+[.T19])" office:value-type="string" office:string-value="" calcext:value-type="error">
            <text:p>#DIV/0!</text:p>
          </table:covered-table-cell>
          <table:covered-table-cell/>
          <table:covered-table-cell table:style-name="ce28" table:formula="of:=[.W19]/([.W19]+[.X19])" office:value-type="string" office:string-value="" calcext:value-type="error">
            <text:p>#DIV/0!</text:p>
          </table:covered-table-cell>
          <table:covered-table-cell table:style-name="ce34" table:formula="of:=[.X19]/([.W19]+[.X19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12">
          <table:table-cell table:style-name="ce40" office:value-type="string" calcext:value-type="string" table:number-columns-spanned="24" table:number-rows-spanned="1">
            <text:p>Top – Against 3% MCH; Key: Period 1 = Pre-training; 2 = Post training w/3% MCH; 3 = Post training w/ 4% MCH; 4 = w/ 5% MCH</text:p>
          </table:table-cell>
          <table:covered-table-cell table:style-name="ce57" table:formula="of:=[.B20]/([.B20]+[.C20])" office:value-type="string" office:string-value="" calcext:value-type="error">
            <text:p>#DIV/0!</text:p>
          </table:covered-table-cell>
          <table:covered-table-cell table:style-name="ce60" table:formula="of:=[.C20]/([.C20]+[.B20])" office:value-type="string" office:string-value="" calcext:value-type="error">
            <text:p>#DIV/0!</text:p>
          </table:covered-table-cell>
          <table:covered-table-cell/>
          <table:covered-table-cell table:style-name="ce28" table:formula="of:=[.E20]/([.E20]+[.F20])" office:value-type="string" office:string-value="" calcext:value-type="error">
            <text:p>#DIV/0!</text:p>
          </table:covered-table-cell>
          <table:covered-table-cell table:style-name="ce28" table:formula="of:=[.F20]/([.E20]+[.F20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28" table:formula="of:=[.K20]/([.K20]+[.L20])" office:value-type="string" office:string-value="" calcext:value-type="error">
            <text:p>#DIV/0!</text:p>
          </table:covered-table-cell>
          <table:covered-table-cell table:style-name="ce28" table:formula="of:=[.L20]/([.L20]+[.K20])" office:value-type="string" office:string-value="" calcext:value-type="error">
            <text:p>#DIV/0!</text:p>
          </table:covered-table-cell>
          <table:covered-table-cell/>
          <table:covered-table-cell table:style-name="ce28" table:formula="of:=[.N20]/([.N20]+[.O20])" office:value-type="string" office:string-value="" calcext:value-type="error">
            <text:p>#DIV/0!</text:p>
          </table:covered-table-cell>
          <table:covered-table-cell table:style-name="ce34" table:formula="of:=[.O20]/([.O20]+[.N20])" office:value-type="string" office:string-value="" calcext:value-type="error">
            <text:p>#DIV/0!</text:p>
          </table:covered-table-cell>
          <table:covered-table-cell/>
          <table:covered-table-cell table:style-name="ce28" table:formula="of:=[.Q20]/([.Q20]+[.R20])" office:value-type="string" office:string-value="" calcext:value-type="error">
            <text:p>#DIV/0!</text:p>
          </table:covered-table-cell>
          <table:covered-table-cell table:style-name="ce28" table:formula="of:=[.R20]/([.Q20]+[.R20])" office:value-type="string" office:string-value="" calcext:value-type="error">
            <text:p>#DIV/0!</text:p>
          </table:covered-table-cell>
          <table:covered-table-cell/>
          <table:covered-table-cell table:style-name="ce28" table:formula="of:=[.T20]/([.T20]+[.U20])" office:value-type="string" office:string-value="" calcext:value-type="error">
            <text:p>#DIV/0!</text:p>
          </table:covered-table-cell>
          <table:covered-table-cell table:style-name="ce34" table:formula="of:=[.U20]/([.U20]+[.T20])" office:value-type="string" office:string-value="" calcext:value-type="error">
            <text:p>#DIV/0!</text:p>
          </table:covered-table-cell>
          <table:covered-table-cell/>
          <table:covered-table-cell table:style-name="ce28" table:formula="of:=[.W20]/([.W20]+[.X20])" office:value-type="string" office:string-value="" calcext:value-type="error">
            <text:p>#DIV/0!</text:p>
          </table:covered-table-cell>
          <table:covered-table-cell table:style-name="ce34" table:formula="of:=[.X20]/([.W20]+[.X20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12">
          <table:table-cell table:style-name="ce41" office:value-type="string" calcext:value-type="string" table:number-columns-spanned="24" table:number-rows-spanned="1">
            <text:p>Bottom – Against 4% OCT; Key: Period 1 = Pre-training; 2 = Post training w/ 4% OCT; 3 = w/ 6% OCT; 4 = w/ 8% OCT</text:p>
          </table:table-cell>
          <table:covered-table-cell table:style-name="ce57" table:formula="of:=[.B21]/([.B21]+[.C21])" office:value-type="string" office:string-value="" calcext:value-type="error">
            <text:p>#DIV/0!</text:p>
          </table:covered-table-cell>
          <table:covered-table-cell table:style-name="ce60" table:formula="of:=[.C21]/([.C21]+[.B21])" office:value-type="string" office:string-value="" calcext:value-type="error">
            <text:p>#DIV/0!</text:p>
          </table:covered-table-cell>
          <table:covered-table-cell/>
          <table:covered-table-cell table:style-name="ce28" table:formula="of:=[.E21]/([.E21]+[.F21])" office:value-type="string" office:string-value="" calcext:value-type="error">
            <text:p>#DIV/0!</text:p>
          </table:covered-table-cell>
          <table:covered-table-cell table:style-name="ce28" table:formula="of:=[.F21]/([.E21]+[.F21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28" table:formula="of:=[.K21]/([.K21]+[.L21])" office:value-type="string" office:string-value="" calcext:value-type="error">
            <text:p>#DIV/0!</text:p>
          </table:covered-table-cell>
          <table:covered-table-cell table:style-name="ce28" table:formula="of:=[.L21]/([.L21]+[.K21])" office:value-type="string" office:string-value="" calcext:value-type="error">
            <text:p>#DIV/0!</text:p>
          </table:covered-table-cell>
          <table:covered-table-cell/>
          <table:covered-table-cell table:style-name="ce28" table:formula="of:=[.N21]/([.N21]+[.O21])" office:value-type="string" office:string-value="" calcext:value-type="error">
            <text:p>#DIV/0!</text:p>
          </table:covered-table-cell>
          <table:covered-table-cell table:style-name="ce34" table:formula="of:=[.O21]/([.O21]+[.N21])" office:value-type="string" office:string-value="" calcext:value-type="error">
            <text:p>#DIV/0!</text:p>
          </table:covered-table-cell>
          <table:covered-table-cell/>
          <table:covered-table-cell table:style-name="ce28" table:formula="of:=[.Q21]/([.Q21]+[.R21])" office:value-type="string" office:string-value="" calcext:value-type="error">
            <text:p>#DIV/0!</text:p>
          </table:covered-table-cell>
          <table:covered-table-cell table:style-name="ce28" table:formula="of:=[.R21]/([.Q21]+[.R21])" office:value-type="string" office:string-value="" calcext:value-type="error">
            <text:p>#DIV/0!</text:p>
          </table:covered-table-cell>
          <table:covered-table-cell/>
          <table:covered-table-cell table:style-name="ce28" table:formula="of:=[.T21]/([.T21]+[.U21])" office:value-type="string" office:string-value="" calcext:value-type="error">
            <text:p>#DIV/0!</text:p>
          </table:covered-table-cell>
          <table:covered-table-cell table:style-name="ce34" table:formula="of:=[.U21]/([.U21]+[.T21])" office:value-type="string" office:string-value="" calcext:value-type="error">
            <text:p>#DIV/0!</text:p>
          </table:covered-table-cell>
          <table:covered-table-cell/>
          <table:covered-table-cell table:style-name="ce28" table:formula="of:=[.W21]/([.W21]+[.X21])" office:value-type="string" office:string-value="" calcext:value-type="error">
            <text:p>#DIV/0!</text:p>
          </table:covered-table-cell>
          <table:covered-table-cell table:style-name="ce34" table:formula="of:=[.X21]/([.W21]+[.X21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4">
          <table:table-cell table:number-columns-spanned="24" table:number-rows-spanned="1"/>
          <table:covered-table-cell table:style-name="ce57" table:formula="of:=[.B22]/([.B22]+[.C22])" office:value-type="string" office:string-value="" calcext:value-type="error">
            <text:p>#DIV/0!</text:p>
          </table:covered-table-cell>
          <table:covered-table-cell table:style-name="ce60" table:formula="of:=[.C22]/([.C22]+[.B22])" office:value-type="string" office:string-value="" calcext:value-type="error">
            <text:p>#DIV/0!</text:p>
          </table:covered-table-cell>
          <table:covered-table-cell/>
          <table:covered-table-cell table:style-name="ce28" table:formula="of:=[.E22]/([.E22]+[.F22])" office:value-type="string" office:string-value="" calcext:value-type="error">
            <text:p>#DIV/0!</text:p>
          </table:covered-table-cell>
          <table:covered-table-cell table:style-name="ce28" table:formula="of:=[.F22]/([.E22]+[.F22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28" table:formula="of:=[.K22]/([.K22]+[.L22])" office:value-type="string" office:string-value="" calcext:value-type="error">
            <text:p>#DIV/0!</text:p>
          </table:covered-table-cell>
          <table:covered-table-cell table:style-name="ce28" table:formula="of:=[.L22]/([.L22]+[.K22])" office:value-type="string" office:string-value="" calcext:value-type="error">
            <text:p>#DIV/0!</text:p>
          </table:covered-table-cell>
          <table:covered-table-cell/>
          <table:covered-table-cell table:style-name="ce28" table:formula="of:=[.N22]/([.N22]+[.O22])" office:value-type="string" office:string-value="" calcext:value-type="error">
            <text:p>#DIV/0!</text:p>
          </table:covered-table-cell>
          <table:covered-table-cell table:style-name="ce34" table:formula="of:=[.O22]/([.O22]+[.N22])" office:value-type="string" office:string-value="" calcext:value-type="error">
            <text:p>#DIV/0!</text:p>
          </table:covered-table-cell>
          <table:covered-table-cell/>
          <table:covered-table-cell table:style-name="ce28" table:formula="of:=[.Q22]/([.Q22]+[.R22])" office:value-type="string" office:string-value="" calcext:value-type="error">
            <text:p>#DIV/0!</text:p>
          </table:covered-table-cell>
          <table:covered-table-cell table:style-name="ce28" table:formula="of:=[.R22]/([.Q22]+[.R22])" office:value-type="string" office:string-value="" calcext:value-type="error">
            <text:p>#DIV/0!</text:p>
          </table:covered-table-cell>
          <table:covered-table-cell/>
          <table:covered-table-cell table:style-name="ce28" table:formula="of:=[.T22]/([.T22]+[.U22])" office:value-type="string" office:string-value="" calcext:value-type="error">
            <text:p>#DIV/0!</text:p>
          </table:covered-table-cell>
          <table:covered-table-cell table:style-name="ce34" table:formula="of:=[.U22]/([.U22]+[.T22])" office:value-type="string" office:string-value="" calcext:value-type="error">
            <text:p>#DIV/0!</text:p>
          </table:covered-table-cell>
          <table:covered-table-cell/>
          <table:covered-table-cell table:style-name="ce28" table:formula="of:=[.W22]/([.W22]+[.X22])" office:value-type="string" office:string-value="" calcext:value-type="error">
            <text:p>#DIV/0!</text:p>
          </table:covered-table-cell>
          <table:covered-table-cell table:style-name="ce34" table:formula="of:=[.X22]/([.W22]+[.X22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11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58" table:formula="of:=[.B23]/([.B23]+[.C23])" office:value-type="string" office:string-value="" calcext:value-type="error">
            <text:p>#DIV/0!</text:p>
          </table:covered-table-cell>
          <table:covered-table-cell table:style-name="ce61" table:formula="of:=[.C23]/([.C23]+[.B23])" office:value-type="string" office:string-value="" calcext:value-type="error">
            <text:p>#DIV/0!</text:p>
          </table:covered-table-cell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style-name="ce62" table:formula="of:=[.E23]/([.E23]+[.F23])" office:value-type="string" office:string-value="" calcext:value-type="error">
            <text:p>#DIV/0!</text:p>
          </table:covered-table-cell>
          <table:covered-table-cell table:style-name="ce62" table:formula="of:=[.F23]/([.E23]+[.F23])" office:value-type="string" office:string-value="" calcext:value-type="error">
            <text:p>#DIV/0!</text:p>
          </table:covered-table-cell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style-name="ce62" table:formula="of:=[.K23]/([.K23]+[.L23])" office:value-type="string" office:string-value="" calcext:value-type="error">
            <text:p>#DIV/0!</text:p>
          </table:covered-table-cell>
          <table:covered-table-cell table:style-name="ce62" table:formula="of:=[.L23]/([.L23]+[.K23])" office:value-type="string" office:string-value="" calcext:value-type="error">
            <text:p>#DIV/0!</text:p>
          </table:covered-table-cell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62" table:formula="of:=[.N23]/([.N23]+[.O23])" office:value-type="string" office:string-value="" calcext:value-type="error">
            <text:p>#DIV/0!</text:p>
          </table:covered-table-cell>
          <table:covered-table-cell table:style-name="ce63" table:formula="of:=[.O23]/([.O23]+[.N23])" office:value-type="string" office:string-value="" calcext:value-type="error">
            <text:p>#DIV/0!</text:p>
          </table:covered-table-cell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style-name="ce62" table:formula="of:=[.Q23]/([.Q23]+[.R23])" office:value-type="string" office:string-value="" calcext:value-type="error">
            <text:p>#DIV/0!</text:p>
          </table:covered-table-cell>
          <table:covered-table-cell table:style-name="ce62" table:formula="of:=[.R23]/([.Q23]+[.R23])" office:value-type="string" office:string-value="" calcext:value-type="error">
            <text:p>#DIV/0!</text:p>
          </table:covered-table-cell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62" table:formula="of:=[.T23]/([.T23]+[.U23])" office:value-type="string" office:string-value="" calcext:value-type="error">
            <text:p>#DIV/0!</text:p>
          </table:covered-table-cell>
          <table:covered-table-cell table:style-name="ce63" table:formula="of:=[.U23]/([.U23]+[.T23])" office:value-type="string" office:string-value="" calcext:value-type="error">
            <text:p>#DIV/0!</text:p>
          </table:covered-table-cell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62" table:formula="of:=[.W23]/([.W23]+[.X23])" office:value-type="string" office:string-value="" calcext:value-type="error">
            <text:p>#DIV/0!</text:p>
          </table:covered-table-cell>
          <table:covered-table-cell table:style-name="ce63" table:formula="of:=[.X23]/([.W23]+[.X23])" office:value-type="string" office:string-value="" calcext:value-type="error">
            <text:p>#DIV/0!</text:p>
          </table:covered-table-cell>
          <table:table-cell table:style-name="ce67" office:value-type="string" calcext:value-type="string" table:number-columns-spanned="2" table:number-rows-spanned="1">
            <text:p>Mean</text:p>
          </table:table-cell>
          <table:covered-table-cell table:style-name="ce68"/>
          <table:table-cell table:style-name="ce70" office:value-type="string" calcext:value-type="string" table:number-columns-spanned="2" table:number-rows-spanned="1">
            <text:p>SEM</text:p>
          </table:table-cell>
          <table:covered-table-cell table:style-name="ce68"/>
          <table:table-cell table:number-columns-repeated="995"/>
        </table:table-row>
        <table:table-row table:style-name="ro6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5" office:value-type="string" calcext:value-type="string">
            <text:p>For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Into MCH</text:p>
          </table:table-cell>
          <table:table-cell table:style-name="ce47" office:value-type="string" calcext:value-type="string">
            <text:p>Into OCT</text:p>
          </table:table-cell>
          <table:table-cell table:style-name="ce43" office:value-type="string" calcext:value-type="string">
            <text:p>MCH</text:p>
          </table:table-cell>
          <table:table-cell table:style-name="ce47" office:value-type="string" calcext:value-type="string">
            <text:p>OCT</text:p>
          </table:table-cell>
          <table:table-cell table:style-name="ce65" office:value-type="string" calcext:value-type="string">
            <text:p>MCH</text:p>
          </table:table-cell>
          <table:table-cell table:style-name="ce46" office:value-type="string" calcext:value-type="string">
            <text:p>OCT</text:p>
          </table:table-cell>
          <table:table-cell table:number-columns-repeated="995"/>
        </table:table-row>
        <table:table-row table:style-name="ro12">
          <table:table-cell table:style-name="ce24" office:value-type="float" office:value="1" calcext:value-type="float">
            <text:p>1</text:p>
          </table:table-cell>
          <table:table-cell table:style-name="ce28" table:formula="of:=[.B25]/([.B25]+[.C25])" office:value-type="percentage" office:value="0.571428571428571" calcext:value-type="percentage">
            <text:p>57%</text:p>
          </table:table-cell>
          <table:table-cell table:style-name="ce34" table:formula="of:=[.C25]/([.C25]+[.B25])" office:value-type="percentage" office:value="0.428571428571429" calcext:value-type="percentage">
            <text:p>43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25]/([.E25]+[.F25])" office:value-type="percentage" office:value="0.5" calcext:value-type="percentage">
            <text:p>50%</text:p>
          </table:table-cell>
          <table:table-cell table:style-name="ce28" table:formula="of:=[.F25]/([.E25]+[.F25])" office:value-type="percentage" office:value="0.5" calcext:value-type="percentage">
            <text:p>50%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K25]/([.K25]+[.L25])" office:value-type="percentage" office:value="0.6" calcext:value-type="percentage">
            <text:p>60%</text:p>
          </table:table-cell>
          <table:table-cell table:style-name="ce28" table:formula="of:=[.L25]/([.L25]+[.K25])" office:value-type="percentage" office:value="0.4" calcext:value-type="percentage">
            <text:p>4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N25]/([.N25]+[.O25])" office:value-type="percentage" office:value="0" calcext:value-type="percentage">
            <text:p>0%</text:p>
          </table:table-cell>
          <table:table-cell table:style-name="ce34" table:formula="of:=[.O25]/([.O25]+[.N25])" office:value-type="percentage" office:value="1" calcext:value-type="percentage">
            <text:p>10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Q25]/([.Q25]+[.R25])" office:value-type="percentage" office:value="0.5" calcext:value-type="percentage">
            <text:p>50%</text:p>
          </table:table-cell>
          <table:table-cell table:style-name="ce28" table:formula="of:=[.R25]/([.Q25]+[.R25])" office:value-type="percentage" office:value="0.5" calcext:value-type="percentage">
            <text:p>5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25]/([.T25]+[.U25])" office:value-type="percentage" office:value="0.5" calcext:value-type="percentage">
            <text:p>50%</text:p>
          </table:table-cell>
          <table:table-cell table:style-name="ce34" table:formula="of:=[.U25]/([.U25]+[.T25])" office:value-type="percentage" office:value="0.5" calcext:value-type="percentage">
            <text:p>5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W25]/([.W25]+[.X25])" office:value-type="percentage" office:value="0.4" calcext:value-type="percentage">
            <text:p>40%</text:p>
          </table:table-cell>
          <table:table-cell table:style-name="ce34" table:formula="of:=[.X25]/([.W25]+[.X25])" office:value-type="percentage" office:value="0.6" calcext:value-type="percentage">
            <text:p>60%</text:p>
          </table:table-cell>
          <table:table-cell table:style-name="ce66" table:formula="of:=([.B61]+[.E61]+[.K61]+[.N61]+[.Q61]+[.T61]+[.W61])/7" office:value-type="percentage" office:value="0.438775510204082" calcext:value-type="percentage">
            <text:p>43.88%</text:p>
          </table:table-cell>
          <table:table-cell table:style-name="ce60" table:formula="of:=([.C61]+[.F61]+[.L61]+[.O61]+[.R61]+[.U61]+[.X61])/7" office:value-type="percentage" office:value="0.561224489795918" calcext:value-type="percentage">
            <text:p>56.12%</text:p>
          </table:table-cell>
          <table:table-cell table:style-name="ce57" table:formula="of:=STDEV([.B61];[.E61];[.K61];[.N61];[.Q61];[.T61];[.W61])/SQRT(7)" office:value-type="percentage" office:value="0.0769760280806293" calcext:value-type="percentage">
            <text:p>7.70%</text:p>
          </table:table-cell>
          <table:table-cell table:style-name="ce60" table:formula="of:=STDEV([.C61];[.F61];[.L61];[.O61];[.R61];[.U61];[.X61])/SQRT(7)" office:value-type="percentage" office:value="0.0769760280806293" calcext:value-type="percentage">
            <text:p>7.70%</text:p>
          </table:table-cell>
          <table:table-cell table:number-columns-repeated="995"/>
        </table:table-row>
        <table:table-row table:style-name="ro12">
          <table:table-cell table:style-name="ce24" office:value-type="float" office:value="2" calcext:value-type="float">
            <text:p>2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4" office:value-type="percentage" office:value="0.5" calcext:value-type="percentage">
            <text:p>5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26]/([.E26]+[.F26])" office:value-type="percentage" office:value="0.333333333333333" calcext:value-type="percentage">
            <text:p>33%</text:p>
          </table:table-cell>
          <table:table-cell table:style-name="ce28" table:formula="of:=[.F26]/([.E26]+[.F26])" office:value-type="percentage" office:value="0.666666666666667" calcext:value-type="percentage">
            <text:p>67%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K26]/([.K26]+[.L26])" office:value-type="percentage" office:value="0.428571428571429" calcext:value-type="percentage">
            <text:p>43%</text:p>
          </table:table-cell>
          <table:table-cell table:style-name="ce28" table:formula="of:=[.L26]/([.L26]+[.K26])" office:value-type="percentage" office:value="0.571428571428571" calcext:value-type="percentage">
            <text:p>57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N26]/([.N26]+[.O26])" office:value-type="percentage" office:value="0.444444444444444" calcext:value-type="percentage">
            <text:p>44%</text:p>
          </table:table-cell>
          <table:table-cell table:style-name="ce34" table:formula="of:=[.O26]/([.O26]+[.N26])" office:value-type="percentage" office:value="0.555555555555556" calcext:value-type="percentage">
            <text:p>56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Q26]/([.Q26]+[.R26])" office:value-type="percentage" office:value="0.25" calcext:value-type="percentage">
            <text:p>25%</text:p>
          </table:table-cell>
          <table:table-cell table:style-name="ce28" table:formula="of:=[.R26]/([.Q26]+[.R26])" office:value-type="percentage" office:value="0.75" calcext:value-type="percentage">
            <text:p>75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T26]/([.T26]+[.U26])" office:value-type="percentage" office:value="0.5" calcext:value-type="percentage">
            <text:p>50%</text:p>
          </table:table-cell>
          <table:table-cell table:style-name="ce34" table:formula="of:=[.U26]/([.U26]+[.T26])" office:value-type="percentage" office:value="0.5" calcext:value-type="percentage">
            <text:p>5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W26]/([.W26]+[.X26])" office:value-type="percentage" office:value="0.454545454545455" calcext:value-type="percentage">
            <text:p>45%</text:p>
          </table:table-cell>
          <table:table-cell table:style-name="ce34" table:formula="of:=[.X26]/([.W26]+[.X26])" office:value-type="percentage" office:value="0.545454545454545" calcext:value-type="percentage">
            <text:p>55%</text:p>
          </table:table-cell>
          <table:table-cell table:style-name="ce66" table:formula="of:=([.B62]+[.E62]+[.K62]+[.N62]+[.Q62]+[.T62]+[.W62])/7" office:value-type="percentage" office:value="0.415842094413523" calcext:value-type="percentage">
            <text:p>41.58%</text:p>
          </table:table-cell>
          <table:table-cell table:style-name="ce60" table:formula="of:=([.C62]+[.F62]+[.L62]+[.O62]+[.R62]+[.U62]+[.X62])/7" office:value-type="percentage" office:value="0.584157905586477" calcext:value-type="percentage">
            <text:p>58.42%</text:p>
          </table:table-cell>
          <table:table-cell table:style-name="ce57" table:formula="of:=STDEV([.B62];[.E62];[.K62];[.N62];[.Q62];[.T62];[.W62])/SQRT(7)" office:value-type="percentage" office:value="0.0348310488681583" calcext:value-type="percentage">
            <text:p>3.48%</text:p>
          </table:table-cell>
          <table:table-cell table:style-name="ce60" table:formula="of:=STDEV([.C62];[.F62];[.L62];[.O62];[.R62];[.U62];[.X62])/SQRT(7)" office:value-type="percentage" office:value="0.0348310488681584" calcext:value-type="percentage">
            <text:p>3.48%</text:p>
          </table:table-cell>
          <table:table-cell table:number-columns-repeated="995"/>
        </table:table-row>
        <table:table-row table:style-name="ro12">
          <table:table-cell table:style-name="ce24" office:value-type="float" office:value="3" calcext:value-type="float">
            <text:p>3</text:p>
          </table:table-cell>
          <table:table-cell table:style-name="ce28" table:formula="of:=[.B27]/([.B27]+[.C27])" office:value-type="percentage" office:value="0" calcext:value-type="percentage">
            <text:p>0%</text:p>
          </table:table-cell>
          <table:table-cell table:style-name="ce34" table:formula="of:=[.C27]/([.C27]+[.B27])" office:value-type="percentage" office:value="1" calcext:value-type="percentage">
            <text:p>100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E27]/([.E27]+[.F27])" office:value-type="percentage" office:value="0" calcext:value-type="percentage">
            <text:p>0%</text:p>
          </table:table-cell>
          <table:table-cell table:style-name="ce28" table:formula="of:=[.F27]/([.E27]+[.F27])" office:value-type="percentage" office:value="1" calcext:value-type="percentage">
            <text:p>100%</text:p>
          </table:table-cell>
          <table:table-cell table:style-name="ce24" office:value-type="float" office:value="3" calcext:value-type="float">
            <text:p>3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K27]/([.K27]+[.L27])" office:value-type="percentage" office:value="0.538461538461538" calcext:value-type="percentage">
            <text:p>54%</text:p>
          </table:table-cell>
          <table:table-cell table:style-name="ce28" table:formula="of:=[.L27]/([.L27]+[.K27])" office:value-type="percentage" office:value="0.461538461538462" calcext:value-type="percentage">
            <text:p>46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N27]/([.N27]+[.O27])" office:value-type="percentage" office:value="0.5" calcext:value-type="percentage">
            <text:p>50%</text:p>
          </table:table-cell>
          <table:table-cell table:style-name="ce34" table:formula="of:=[.O27]/([.O27]+[.N27])" office:value-type="percentage" office:value="0.5" calcext:value-type="percentage">
            <text:p>50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Q27]/([.Q27]+[.R27])" office:value-type="percentage" office:value="0.555555555555556" calcext:value-type="percentage">
            <text:p>56%</text:p>
          </table:table-cell>
          <table:table-cell table:style-name="ce28" table:formula="of:=[.R27]/([.Q27]+[.R27])" office:value-type="percentage" office:value="0.444444444444444" calcext:value-type="percentage">
            <text:p>4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T27]/([.T27]+[.U27])" office:value-type="percentage" office:value="0" calcext:value-type="percentage">
            <text:p>0%</text:p>
          </table:table-cell>
          <table:table-cell table:style-name="ce34" table:formula="of:=[.U27]/([.U27]+[.T27])" office:value-type="percentage" office:value="1" calcext:value-type="percentage">
            <text:p>100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[.W27]/([.W27]+[.X27])" office:value-type="percentage" office:value="0.384615384615385" calcext:value-type="percentage">
            <text:p>38%</text:p>
          </table:table-cell>
          <table:table-cell table:style-name="ce34" table:formula="of:=[.X27]/([.W27]+[.X27])" office:value-type="percentage" office:value="0.615384615384615" calcext:value-type="percentage">
            <text:p>62%</text:p>
          </table:table-cell>
          <table:table-cell table:style-name="ce66" table:formula="of:=([.B63]+[.E63]+[.K63]+[.N63]+[.Q63]+[.T63]+[.W63])/7" office:value-type="percentage" office:value="0.282661782661783" calcext:value-type="percentage">
            <text:p>28.27%</text:p>
          </table:table-cell>
          <table:table-cell table:style-name="ce60" table:formula="of:=([.C63]+[.F63]+[.L63]+[.O63]+[.R63]+[.U63]+[.X63])/7" office:value-type="percentage" office:value="0.717338217338217" calcext:value-type="percentage">
            <text:p>71.73%</text:p>
          </table:table-cell>
          <table:table-cell table:style-name="ce57" table:formula="of:=STDEV([.B63];[.E63];[.K63];[.N63];[.Q63];[.T63];[.W63])/SQRT(7)" office:value-type="percentage" office:value="0.102030342610035" calcext:value-type="percentage">
            <text:p>10.20%</text:p>
          </table:table-cell>
          <table:table-cell table:style-name="ce60" table:formula="of:=STDEV([.C63];[.F63];[.L63];[.O63];[.R63];[.U63];[.X63])/SQRT(7)" office:value-type="percentage" office:value="0.102030342610035" calcext:value-type="percentage">
            <text:p>10.20%</text:p>
          </table:table-cell>
          <table:table-cell table:number-columns-repeated="995"/>
        </table:table-row>
        <table:table-row table:style-name="ro12">
          <table:table-cell table:style-name="ce43" office:value-type="float" office:value="4" calcext:value-type="float">
            <text:p>4</text:p>
          </table:table-cell>
          <table:table-cell table:style-name="ce56" table:formula="of:=[.B28]/([.B28]+[.C28])" office:value-type="percentage" office:value="0.333333333333333" calcext:value-type="percentage">
            <text:p>33%</text:p>
          </table:table-cell>
          <table:table-cell table:style-name="ce59" table:formula="of:=[.C28]/([.C28]+[.B28])" office:value-type="percentage" office:value="0.666666666666667" calcext:value-type="percentage">
            <text:p>67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E28]/([.E28]+[.F28])" office:value-type="percentage" office:value="0" calcext:value-type="percentage">
            <text:p>0%</text:p>
          </table:table-cell>
          <table:table-cell table:style-name="ce56" table:formula="of:=[.F28]/([.E28]+[.F28])" office:value-type="percentage" office:value="1" calcext:value-type="percentage">
            <text:p>100%</text:p>
          </table:table-cell>
          <table:table-cell table:style-name="ce43" office:value-type="float" office:value="6" calcext:value-type="float">
            <text:p>6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56" office:value-type="percentage" office:value="0.5" calcext:value-type="percentage">
            <text:p>5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N28]/([.N28]+[.O28])" office:value-type="percentage" office:value="0.5" calcext:value-type="percentage">
            <text:p>50%</text:p>
          </table:table-cell>
          <table:table-cell table:style-name="ce59" table:formula="of:=[.O28]/([.O28]+[.N28])" office:value-type="percentage" office:value="0.5" calcext:value-type="percentage">
            <text:p>5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Q28]/([.Q28]+[.R28])" office:value-type="percentage" office:value="0.333333333333333" calcext:value-type="percentage">
            <text:p>33%</text:p>
          </table:table-cell>
          <table:table-cell table:style-name="ce56" table:formula="of:=[.R28]/([.Q28]+[.R28])" office:value-type="percentage" office:value="0.666666666666667" calcext:value-type="percentage">
            <text:p>67%</text:p>
          </table:table-cell>
          <table:table-cell table:style-name="ce43" office:value-type="float" office:value="6" calcext:value-type="float">
            <text:p>6</text:p>
          </table:table-cell>
          <table:table-cell table:style-name="ce56" office:value-type="percentage" office:value="0.5" calcext:value-type="percentage">
            <text:p>50%</text:p>
          </table:table-cell>
          <table:table-cell table:style-name="ce59" office:value-type="percentage" office:value="0.5" calcext:value-type="percentage">
            <text:p>5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W28]/([.W28]+[.X28])" office:value-type="percentage" office:value="0.333333333333333" calcext:value-type="percentage">
            <text:p>33%</text:p>
          </table:table-cell>
          <table:table-cell table:style-name="ce59" table:formula="of:=[.X28]/([.W28]+[.X28])" office:value-type="percentage" office:value="0.666666666666667" calcext:value-type="percentage">
            <text:p>67%</text:p>
          </table:table-cell>
          <table:table-cell table:style-name="ce66" table:formula="of:=([.B64]+[.E64]+[.K64]+[.N64]+[.Q64]+[.T64]+[.W64])/7" office:value-type="percentage" office:value="0.357142857142857" calcext:value-type="percentage">
            <text:p>35.71%</text:p>
          </table:table-cell>
          <table:table-cell table:style-name="ce60" table:formula="of:=([.C64]+[.F64]+[.L64]+[.O64]+[.R64]+[.U64]+[.X64])/7" office:value-type="percentage" office:value="0.642857142857143" calcext:value-type="percentage">
            <text:p>64.29%</text:p>
          </table:table-cell>
          <table:table-cell table:style-name="ce57" table:formula="of:=STDEV([.B64];[.E64];[.K64];[.N64];[.Q64];[.T64];[.W64])/SQRT(7)" office:value-type="percentage" office:value="0.0673435029701474" calcext:value-type="percentage">
            <text:p>6.73%</text:p>
          </table:table-cell>
          <table:table-cell table:style-name="ce60" table:formula="of:=STDEV([.C64];[.F64];[.L64];[.O64];[.R64];[.U64];[.X64])/SQRT(7)" office:value-type="percentage" office:value="0.0673435029701474" calcext:value-type="percentage">
            <text:p>6.73%</text:p>
          </table:table-cell>
          <table:table-cell table:number-columns-repeated="995"/>
        </table:table-row>
        <table:table-row table:style-name="ro4">
          <table:table-cell table:number-columns-spanned="24" table:number-rows-spanned="1"/>
          <table:covered-table-cell table:style-name="ce28" table:formula="of:=[.B29]/([.B29]+[.C29])" office:value-type="string" office:string-value="" calcext:value-type="error">
            <text:p>#DIV/0!</text:p>
          </table:covered-table-cell>
          <table:covered-table-cell table:style-name="ce34" table:formula="of:=[.C29]/([.C29]+[.B29])" office:value-type="string" office:string-value="" calcext:value-type="error">
            <text:p>#DIV/0!</text:p>
          </table:covered-table-cell>
          <table:covered-table-cell table:style-name="ce28"/>
          <table:covered-table-cell table:style-name="ce28" table:formula="of:=[.E29]/([.E29]+[.F29])" office:value-type="string" office:string-value="" calcext:value-type="error">
            <text:p>#DIV/0!</text:p>
          </table:covered-table-cell>
          <table:covered-table-cell table:style-name="ce28" table:formula="of:=[.F29]/([.E29]+[.F29])" office:value-type="string" office:string-value="" calcext:value-type="error">
            <text:p>#DIV/0!</text:p>
          </table:covered-table-cell>
          <table:covered-table-cell table:number-columns-repeated="4" table:style-name="ce28"/>
          <table:covered-table-cell table:style-name="ce28" table:formula="of:=[.K29]/([.K29]+[.L29])" office:value-type="string" office:string-value="" calcext:value-type="error">
            <text:p>#DIV/0!</text:p>
          </table:covered-table-cell>
          <table:covered-table-cell table:style-name="ce28" table:formula="of:=[.L29]/([.L29]+[.K29])" office:value-type="string" office:string-value="" calcext:value-type="error">
            <text:p>#DIV/0!</text:p>
          </table:covered-table-cell>
          <table:covered-table-cell table:style-name="ce28"/>
          <table:covered-table-cell table:style-name="ce28" table:formula="of:=[.N29]/([.N29]+[.O29])" office:value-type="string" office:string-value="" calcext:value-type="error">
            <text:p>#DIV/0!</text:p>
          </table:covered-table-cell>
          <table:covered-table-cell table:style-name="ce34" table:formula="of:=[.O29]/([.O29]+[.N29])" office:value-type="string" office:string-value="" calcext:value-type="error">
            <text:p>#DIV/0!</text:p>
          </table:covered-table-cell>
          <table:covered-table-cell table:style-name="ce28"/>
          <table:covered-table-cell table:style-name="ce28" table:formula="of:=[.Q29]/([.Q29]+[.R29])" office:value-type="string" office:string-value="" calcext:value-type="error">
            <text:p>#DIV/0!</text:p>
          </table:covered-table-cell>
          <table:covered-table-cell table:style-name="ce28" table:formula="of:=[.R29]/([.Q29]+[.R29])" office:value-type="string" office:string-value="" calcext:value-type="error">
            <text:p>#DIV/0!</text:p>
          </table:covered-table-cell>
          <table:covered-table-cell table:style-name="ce28"/>
          <table:covered-table-cell table:style-name="ce28" table:formula="of:=[.T29]/([.T29]+[.U29])" office:value-type="string" office:string-value="" calcext:value-type="error">
            <text:p>#DIV/0!</text:p>
          </table:covered-table-cell>
          <table:covered-table-cell table:style-name="ce34" table:formula="of:=[.U29]/([.U29]+[.T29])" office:value-type="string" office:string-value="" calcext:value-type="error">
            <text:p>#DIV/0!</text:p>
          </table:covered-table-cell>
          <table:covered-table-cell table:style-name="ce28"/>
          <table:covered-table-cell table:style-name="ce28" table:formula="of:=[.W29]/([.W29]+[.X29])" office:value-type="string" office:string-value="" calcext:value-type="error">
            <text:p>#DIV/0!</text:p>
          </table:covered-table-cell>
          <table:covered-table-cell table:style-name="ce34" table:formula="of:=[.X29]/([.W29]+[.X29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11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58" table:formula="of:=[.B30]/([.B30]+[.C30])" office:value-type="string" office:string-value="" calcext:value-type="error">
            <text:p>#DIV/0!</text:p>
          </table:covered-table-cell>
          <table:covered-table-cell table:style-name="ce61" table:formula="of:=[.C30]/([.C30]+[.B30])" office:value-type="string" office:string-value="" calcext:value-type="error">
            <text:p>#DIV/0!</text:p>
          </table:covered-table-cell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style-name="ce62" table:formula="of:=[.E30]/([.E30]+[.F30])" office:value-type="string" office:string-value="" calcext:value-type="error">
            <text:p>#DIV/0!</text:p>
          </table:covered-table-cell>
          <table:covered-table-cell table:style-name="ce62" table:formula="of:=[.F30]/([.E30]+[.F30])" office:value-type="string" office:string-value="" calcext:value-type="error">
            <text:p>#DIV/0!</text:p>
          </table:covered-table-cell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style-name="ce62" table:formula="of:=[.K30]/([.K30]+[.L30])" office:value-type="string" office:string-value="" calcext:value-type="error">
            <text:p>#DIV/0!</text:p>
          </table:covered-table-cell>
          <table:covered-table-cell table:style-name="ce62" table:formula="of:=[.L30]/([.L30]+[.K30])" office:value-type="string" office:string-value="" calcext:value-type="error">
            <text:p>#DIV/0!</text:p>
          </table:covered-table-cell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62" table:formula="of:=[.N30]/([.N30]+[.O30])" office:value-type="string" office:string-value="" calcext:value-type="error">
            <text:p>#DIV/0!</text:p>
          </table:covered-table-cell>
          <table:covered-table-cell table:style-name="ce63" table:formula="of:=[.O30]/([.O30]+[.N30])" office:value-type="string" office:string-value="" calcext:value-type="error">
            <text:p>#DIV/0!</text:p>
          </table:covered-table-cell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style-name="ce62" table:formula="of:=[.Q30]/([.Q30]+[.R30])" office:value-type="string" office:string-value="" calcext:value-type="error">
            <text:p>#DIV/0!</text:p>
          </table:covered-table-cell>
          <table:covered-table-cell table:style-name="ce62" table:formula="of:=[.R30]/([.Q30]+[.R30])" office:value-type="string" office:string-value="" calcext:value-type="error">
            <text:p>#DIV/0!</text:p>
          </table:covered-table-cell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62" table:formula="of:=[.T30]/([.T30]+[.U30])" office:value-type="string" office:string-value="" calcext:value-type="error">
            <text:p>#DIV/0!</text:p>
          </table:covered-table-cell>
          <table:covered-table-cell table:style-name="ce63" table:formula="of:=[.U30]/([.U30]+[.T30])" office:value-type="string" office:string-value="" calcext:value-type="error">
            <text:p>#DIV/0!</text:p>
          </table:covered-table-cell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62" table:formula="of:=[.W30]/([.W30]+[.X30])" office:value-type="string" office:string-value="" calcext:value-type="error">
            <text:p>#DIV/0!</text:p>
          </table:covered-table-cell>
          <table:covered-table-cell table:style-name="ce63" table:formula="of:=[.X30]/([.W30]+[.X30])" office:value-type="string" office:string-value="" calcext:value-type="error">
            <text:p>#DIV/0!</text:p>
          </table:covered-table-cell>
          <table:table-cell table:style-name="ce67" office:value-type="string" calcext:value-type="string" table:number-columns-spanned="2" table:number-rows-spanned="1">
            <text:p>Mean</text:p>
          </table:table-cell>
          <table:covered-table-cell table:style-name="ce68"/>
          <table:table-cell table:style-name="ce70" office:value-type="string" calcext:value-type="string" table:number-columns-spanned="2" table:number-rows-spanned="1">
            <text:p>SEM</text:p>
          </table:table-cell>
          <table:covered-table-cell table:style-name="ce68"/>
          <table:table-cell table:number-columns-repeated="995"/>
        </table:table-row>
        <table:table-row table:style-name="ro6">
          <table:table-cell table:style-name="ce43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5" office:value-type="string" calcext:value-type="string">
            <text:p>Into MCH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For OCT</text:p>
          </table:table-cell>
          <table:table-cell table:style-name="ce47" office:value-type="string" calcext:value-type="string">
            <text:p>For MCH</text:p>
          </table:table-cell>
          <table:table-cell table:style-name="ce45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3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5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3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5" office:value-type="string" calcext:value-type="string">
            <text:p>Period</text:p>
          </table:table-cell>
          <table:table-cell table:style-name="ce47" office:value-type="string" calcext:value-type="string">
            <text:p>Into OCT</text:p>
          </table:table-cell>
          <table:table-cell table:style-name="ce45" office:value-type="string" calcext:value-type="string">
            <text:p>Into MCH</text:p>
          </table:table-cell>
          <table:table-cell table:style-name="ce43" office:value-type="string" calcext:value-type="string">
            <text:p>MCH</text:p>
          </table:table-cell>
          <table:table-cell table:style-name="ce47" office:value-type="string" calcext:value-type="string">
            <text:p>OCT</text:p>
          </table:table-cell>
          <table:table-cell table:style-name="ce65" office:value-type="string" calcext:value-type="string">
            <text:p>MCH</text:p>
          </table:table-cell>
          <table:table-cell table:style-name="ce46" office:value-type="string" calcext:value-type="string">
            <text:p>OCT</text:p>
          </table:table-cell>
          <table:table-cell table:number-columns-repeated="995"/>
        </table:table-row>
        <table:table-row table:style-name="ro12">
          <table:table-cell table:style-name="ce24" office:value-type="float" office:value="1" calcext:value-type="float">
            <text:p>1</text:p>
          </table:table-cell>
          <table:table-cell table:style-name="ce28" table:formula="of:=[.B32]/([.B32]+[.C32])" office:value-type="percentage" office:value="0.5" calcext:value-type="percentage">
            <text:p>50%</text:p>
          </table:table-cell>
          <table:table-cell table:style-name="ce34" table:formula="of:=[.C32]/([.C32]+[.B32])" office:value-type="percentage" office:value="0.5" calcext:value-type="percentage">
            <text:p>5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32]/([.E32]+[.F32])" office:value-type="percentage" office:value="0.444444444444444" calcext:value-type="percentage">
            <text:p>44%</text:p>
          </table:table-cell>
          <table:table-cell table:style-name="ce28" table:formula="of:=[.F32]/([.E32]+[.F32])" office:value-type="percentage" office:value="0.555555555555556" calcext:value-type="percentage">
            <text:p>56%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K32]/([.K32]+[.L32])" office:value-type="percentage" office:value="0.375" calcext:value-type="percentage">
            <text:p>38%</text:p>
          </table:table-cell>
          <table:table-cell table:style-name="ce28" table:formula="of:=[.L32]/([.L32]+[.K32])" office:value-type="percentage" office:value="0.625" calcext:value-type="percentage">
            <text:p>63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N32]/([.N32]+[.O32])" office:value-type="percentage" office:value="0.5" calcext:value-type="percentage">
            <text:p>50%</text:p>
          </table:table-cell>
          <table:table-cell table:style-name="ce34" table:formula="of:=[.O32]/([.O32]+[.N32])" office:value-type="percentage" office:value="0.5" calcext:value-type="percentage">
            <text:p>5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Q32]/([.Q32]+[.R32])" office:value-type="percentage" office:value="0.428571428571429" calcext:value-type="percentage">
            <text:p>43%</text:p>
          </table:table-cell>
          <table:table-cell table:style-name="ce28" table:formula="of:=[.R32]/([.Q32]+[.R32])" office:value-type="percentage" office:value="0.571428571428571" calcext:value-type="percentage">
            <text:p>57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32]/([.T32]+[.U32])" office:value-type="percentage" office:value="0.5" calcext:value-type="percentage">
            <text:p>50%</text:p>
          </table:table-cell>
          <table:table-cell table:style-name="ce34" table:formula="of:=[.U32]/([.U32]+[.T32])" office:value-type="percentage" office:value="0.5" calcext:value-type="percentage">
            <text:p>50%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W32]/([.W32]+[.X32])" office:value-type="percentage" office:value="0.444444444444444" calcext:value-type="percentage">
            <text:p>44%</text:p>
          </table:table-cell>
          <table:table-cell table:style-name="ce34" table:formula="of:=[.X32]/([.W32]+[.X32])" office:value-type="percentage" office:value="0.555555555555556" calcext:value-type="percentage">
            <text:p>56%</text:p>
          </table:table-cell>
          <table:table-cell table:style-name="ce66" table:formula="of:=([.C68]+[.F68]+[.L68]+[.O68]+[.R68]+[.U68]+[.X68])/7" office:value-type="percentage" office:value="0.543934240362812" calcext:value-type="percentage">
            <text:p>54.39%</text:p>
          </table:table-cell>
          <table:table-cell table:style-name="ce60" table:formula="of:=([.B68]+[.E68]+[.K68]+[.N68]+[.Q68]+[.T68]+[.W68])/7" office:value-type="percentage" office:value="0.456065759637188" calcext:value-type="percentage">
            <text:p>45.61%</text:p>
          </table:table-cell>
          <table:table-cell table:style-name="ce57" table:formula="of:=STDEV([.C68];[.F68];[.L68];[.O68];[.R68];[.U68];[.X68])/SQRT(7)" office:value-type="percentage" office:value="0.0178541431690893" calcext:value-type="percentage">
            <text:p>1.79%</text:p>
          </table:table-cell>
          <table:table-cell table:style-name="ce60" table:formula="of:=STDEV([.B68];[.E68];[.K68];[.N68];[.Q68];[.T68];[.W68])/SQRT(7)" office:value-type="percentage" office:value="0.0178541431690892" calcext:value-type="percentage">
            <text:p>1.79%</text:p>
          </table:table-cell>
          <table:table-cell table:number-columns-repeated="995"/>
        </table:table-row>
        <table:table-row table:style-name="ro12">
          <table:table-cell table:style-name="ce24" office:value-type="float" office:value="2" calcext:value-type="float">
            <text:p>2</text:p>
          </table:table-cell>
          <table:table-cell table:style-name="ce28" table:formula="of:=[.B33]/([.B33]+[.C33])" office:value-type="percentage" office:value="0.2" calcext:value-type="percentage">
            <text:p>20%</text:p>
          </table:table-cell>
          <table:table-cell table:style-name="ce34" table:formula="of:=[.C33]/([.C33]+[.B33])" office:value-type="percentage" office:value="0.8" calcext:value-type="percentage">
            <text:p>8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33]/([.E33]+[.F33])" office:value-type="percentage" office:value="0.375" calcext:value-type="percentage">
            <text:p>38%</text:p>
          </table:table-cell>
          <table:table-cell table:style-name="ce28" table:formula="of:=[.F33]/([.E33]+[.F33])" office:value-type="percentage" office:value="0.625" calcext:value-type="percentage">
            <text:p>63%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K33]/([.K33]+[.L33])" office:value-type="percentage" office:value="0.428571428571429" calcext:value-type="percentage">
            <text:p>43%</text:p>
          </table:table-cell>
          <table:table-cell table:style-name="ce28" table:formula="of:=[.L33]/([.L33]+[.K33])" office:value-type="percentage" office:value="0.571428571428571" calcext:value-type="percentage">
            <text:p>57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N33]/([.N33]+[.O33])" office:value-type="percentage" office:value="0" calcext:value-type="percentage">
            <text:p>0%</text:p>
          </table:table-cell>
          <table:table-cell table:style-name="ce34" table:formula="of:=[.O33]/([.O33]+[.N33])" office:value-type="percentage" office:value="1" calcext:value-type="percentage">
            <text:p>10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Q33]/([.Q33]+[.R33])" office:value-type="percentage" office:value="0" calcext:value-type="percentage">
            <text:p>0%</text:p>
          </table:table-cell>
          <table:table-cell table:style-name="ce28" table:formula="of:=[.R33]/([.Q33]+[.R33])" office:value-type="percentage" office:value="1" calcext:value-type="percentage">
            <text:p>10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T33]/([.T33]+[.U33])" office:value-type="percentage" office:value="0.6" calcext:value-type="percentage">
            <text:p>60%</text:p>
          </table:table-cell>
          <table:table-cell table:style-name="ce34" table:formula="of:=[.U33]/([.U33]+[.T33])" office:value-type="percentage" office:value="0.4" calcext:value-type="percentage">
            <text:p>40%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W33]/([.W33]+[.X33])" office:value-type="percentage" office:value="1" calcext:value-type="percentage">
            <text:p>100%</text:p>
          </table:table-cell>
          <table:table-cell table:style-name="ce34" table:formula="of:=[.X33]/([.W33]+[.X33])" office:value-type="percentage" office:value="0" calcext:value-type="percentage">
            <text:p>0%</text:p>
          </table:table-cell>
          <table:table-cell table:style-name="ce66" table:formula="of:=([.C69]+[.F69]+[.L69]+[.O69]+[.R69]+[.U69]+[.X69])/7" office:value-type="percentage" office:value="0.628061224489796" calcext:value-type="percentage">
            <text:p>62.81%</text:p>
          </table:table-cell>
          <table:table-cell table:style-name="ce60" table:formula="of:=([.B69]+[.E69]+[.K69]+[.N69]+[.Q69]+[.T69]+[.W69])/7" office:value-type="percentage" office:value="0.371938775510204" calcext:value-type="percentage">
            <text:p>37.19%</text:p>
          </table:table-cell>
          <table:table-cell table:style-name="ce57" table:formula="of:=STDEV([.C69];[.F69];[.L69];[.O69];[.R69];[.U69];[.X69])/SQRT(7)" office:value-type="percentage" office:value="0.134157805116244" calcext:value-type="percentage">
            <text:p>13.42%</text:p>
          </table:table-cell>
          <table:table-cell table:style-name="ce60" table:formula="of:=STDEV([.B69];[.E69];[.K69];[.N69];[.Q69];[.T69];[.W69])/SQRT(7)" office:value-type="percentage" office:value="0.134157805116244" calcext:value-type="percentage">
            <text:p>13.42%</text:p>
          </table:table-cell>
          <table:table-cell table:number-columns-repeated="995"/>
        </table:table-row>
        <table:table-row table:style-name="ro12">
          <table:table-cell table:style-name="ce24" office:value-type="float" office:value="3" calcext:value-type="float">
            <text:p>3</text:p>
          </table:table-cell>
          <table:table-cell table:style-name="ce28" table:formula="of:=[.B34]/([.B34]+[.C34])" office:value-type="percentage" office:value="1" calcext:value-type="percentage">
            <text:p>100%</text:p>
          </table:table-cell>
          <table:table-cell table:style-name="ce34" table:formula="of:=[.C34]/([.C34]+[.B34])" office:value-type="percentage" office:value="0" calcext:value-type="percentage">
            <text:p>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E34]/([.E34]+[.F34])" office:value-type="percentage" office:value="0.444444444444444" calcext:value-type="percentage">
            <text:p>44%</text:p>
          </table:table-cell>
          <table:table-cell table:style-name="ce28" table:formula="of:=[.F34]/([.E34]+[.F34])" office:value-type="percentage" office:value="0.555555555555556" calcext:value-type="percentage">
            <text:p>56%</text:p>
          </table:table-cell>
          <table:table-cell table:style-name="ce24" office:value-type="float" office:value="5" calcext:value-type="float">
            <text:p>5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K34]/([.K34]+[.L34])" office:value-type="percentage" office:value="0.666666666666667" calcext:value-type="percentage">
            <text:p>67%</text:p>
          </table:table-cell>
          <table:table-cell table:style-name="ce28" table:formula="of:=[.L34]/([.L34]+[.K34])" office:value-type="percentage" office:value="0.333333333333333" calcext:value-type="percentage">
            <text:p>33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N34]/([.N34]+[.O34])" office:value-type="percentage" office:value="0.5" calcext:value-type="percentage">
            <text:p>50%</text:p>
          </table:table-cell>
          <table:table-cell table:style-name="ce34" table:formula="of:=[.O34]/([.O34]+[.N34])" office:value-type="percentage" office:value="0.5" calcext:value-type="percentage">
            <text:p>5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Q34]/([.Q34]+[.R34])" office:value-type="percentage" office:value="0" calcext:value-type="percentage">
            <text:p>0%</text:p>
          </table:table-cell>
          <table:table-cell table:style-name="ce28" table:formula="of:=[.R34]/([.Q34]+[.R34])" office:value-type="percentage" office:value="1" calcext:value-type="percentage">
            <text:p>10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T34]/([.T34]+[.U34])" office:value-type="percentage" office:value="0.5" calcext:value-type="percentage">
            <text:p>50%</text:p>
          </table:table-cell>
          <table:table-cell table:style-name="ce34" table:formula="of:=[.U34]/([.U34]+[.T34])" office:value-type="percentage" office:value="0.5" calcext:value-type="percentage">
            <text:p>50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W34]/([.W34]+[.X34])" office:value-type="percentage" office:value="0.4" calcext:value-type="percentage">
            <text:p>40%</text:p>
          </table:table-cell>
          <table:table-cell table:style-name="ce34" table:formula="of:=[.X34]/([.W34]+[.X34])" office:value-type="percentage" office:value="0.6" calcext:value-type="percentage">
            <text:p>60%</text:p>
          </table:table-cell>
          <table:table-cell table:style-name="ce66" table:formula="of:=([.C70]+[.F70]+[.L70]+[.O70]+[.R70]+[.U70]+[.X70])/7" office:value-type="percentage" office:value="0.498412698412698" calcext:value-type="percentage">
            <text:p>49.84%</text:p>
          </table:table-cell>
          <table:table-cell table:style-name="ce60" table:formula="of:=([.B70]+[.E70]+[.K70]+[.N70]+[.Q70]+[.T70]+[.W70])/7" office:value-type="percentage" office:value="0.501587301587302" calcext:value-type="percentage">
            <text:p>50.16%</text:p>
          </table:table-cell>
          <table:table-cell table:style-name="ce57" table:formula="of:=STDEV([.C70];[.F70];[.L70];[.O70];[.R70];[.U70];[.X70])/SQRT(7)" office:value-type="percentage" office:value="0.113478187629937" calcext:value-type="percentage">
            <text:p>11.35%</text:p>
          </table:table-cell>
          <table:table-cell table:style-name="ce60" table:formula="of:=STDEV([.B70];[.E70];[.K70];[.N70];[.Q70];[.T70];[.W70])/SQRT(7)" office:value-type="percentage" office:value="0.113478187629937" calcext:value-type="percentage">
            <text:p>11.35%</text:p>
          </table:table-cell>
          <table:table-cell table:number-columns-repeated="995"/>
        </table:table-row>
        <table:table-row table:style-name="ro12">
          <table:table-cell table:style-name="ce43" office:value-type="float" office:value="4" calcext:value-type="float">
            <text:p>4</text:p>
          </table:table-cell>
          <table:table-cell table:style-name="ce56" table:formula="of:=[.B35]/([.B35]+[.C35])" office:value-type="percentage" office:value="0.333333333333333" calcext:value-type="percentage">
            <text:p>33%</text:p>
          </table:table-cell>
          <table:table-cell table:style-name="ce59" table:formula="of:=[.C35]/([.C35]+[.B35])" office:value-type="percentage" office:value="0.666666666666667" calcext:value-type="percentage">
            <text:p>67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E35]/([.E35]+[.F35])" office:value-type="percentage" office:value="0.555555555555556" calcext:value-type="percentage">
            <text:p>56%</text:p>
          </table:table-cell>
          <table:table-cell table:style-name="ce56" table:formula="of:=[.F35]/([.E35]+[.F35])" office:value-type="percentage" office:value="0.444444444444444" calcext:value-type="percentage">
            <text:p>44%</text:p>
          </table:table-cell>
          <table:table-cell table:style-name="ce43" office:value-type="float" office:value="6" calcext:value-type="float">
            <text:p>6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K35]/([.K35]+[.L35])" office:value-type="percentage" office:value="0.5" calcext:value-type="percentage">
            <text:p>50%</text:p>
          </table:table-cell>
          <table:table-cell table:style-name="ce56" table:formula="of:=[.L35]/([.L35]+[.K35])" office:value-type="percentage" office:value="0.5" calcext:value-type="percentage">
            <text:p>5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N35]/([.N35]+[.O35])" office:value-type="percentage" office:value="0.333333333333333" calcext:value-type="percentage">
            <text:p>33%</text:p>
          </table:table-cell>
          <table:table-cell table:style-name="ce59" table:formula="of:=[.O35]/([.O35]+[.N35])" office:value-type="percentage" office:value="0.666666666666667" calcext:value-type="percentage">
            <text:p>67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Q35]/([.Q35]+[.R35])" office:value-type="percentage" office:value="0.4" calcext:value-type="percentage">
            <text:p>40%</text:p>
          </table:table-cell>
          <table:table-cell table:style-name="ce56" table:formula="of:=[.R35]/([.Q35]+[.R35])" office:value-type="percentage" office:value="0.6" calcext:value-type="percentage">
            <text:p>60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T35]/([.T35]+[.U35])" office:value-type="percentage" office:value="0.454545454545455" calcext:value-type="percentage">
            <text:p>45%</text:p>
          </table:table-cell>
          <table:table-cell table:style-name="ce59" table:formula="of:=[.U35]/([.U35]+[.T35])" office:value-type="percentage" office:value="0.545454545454545" calcext:value-type="percentage">
            <text:p>55%</text:p>
          </table:table-cell>
          <table:table-cell table:style-name="ce43" office:value-type="float" office:value="6" calcext:value-type="float">
            <text:p>6</text:p>
          </table:table-cell>
          <table:table-cell table:style-name="ce56" table:formula="of:=[.W35]/([.W35]+[.X35])" office:value-type="percentage" office:value="0" calcext:value-type="percentage">
            <text:p>0%</text:p>
          </table:table-cell>
          <table:table-cell table:style-name="ce59" table:formula="of:=[.X35]/([.W35]+[.X35])" office:value-type="percentage" office:value="1" calcext:value-type="percentage">
            <text:p>100%</text:p>
          </table:table-cell>
          <table:table-cell table:style-name="ce66" table:formula="of:=([.C71]+[.F71]+[.L71]+[.O71]+[.R71]+[.U71]+[.X71])/7" office:value-type="percentage" office:value="0.631890331890332" calcext:value-type="percentage">
            <text:p>63.19%</text:p>
          </table:table-cell>
          <table:table-cell table:style-name="ce60" table:formula="of:=([.B71]+[.E71]+[.K71]+[.N71]+[.Q71]+[.T71]+[.W71])/7" office:value-type="percentage" office:value="0.368109668109668" calcext:value-type="percentage">
            <text:p>36.81%</text:p>
          </table:table-cell>
          <table:table-cell table:style-name="ce57" table:formula="of:=STDEV([.C71];[.F71];[.L71];[.O71];[.R71];[.U71];[.X71])/SQRT(7)" office:value-type="percentage" office:value="0.0688239080635931" calcext:value-type="percentage">
            <text:p>6.88%</text:p>
          </table:table-cell>
          <table:table-cell table:style-name="ce60" table:formula="of:=STDEV([.B71];[.E71];[.K71];[.N71];[.Q71];[.T71];[.W71])/SQRT(7)" office:value-type="percentage" office:value="0.0688239080635931" calcext:value-type="percentage">
            <text:p>6.88%</text:p>
          </table:table-cell>
          <table:table-cell table:number-columns-repeated="995"/>
        </table:table-row>
        <table:table-row table:style-name="ro4" table:number-rows-repeated="104850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MCH_5%_vs_3%" table:style-name="ta5">
        <table:shapes>
          <draw:frame draw:z-index="0" draw:style-name="gr1" draw:text-style-name="P1" svg:width="453.26pt" svg:height="254.92pt" svg:x="218.61pt" svg:y="443.25pt">
            <loext:p draw:notify-on-update-of-ranges="'MCH_5%_vs_3%'.H9:'MCH_5%_vs_3%'.J9 'MCH_5%_vs_3%'.H10:'MCH_5%_vs_3%'.J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25"/>
        </table:table-row>
        <table:table-row table:style-name="ro7">
          <table:table-cell/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</table:table-row>
        <table:table-row table:style-name="ro7">
          <table:table-cell/>
          <table:table-cell table:style-name="ce43" office:value-type="string" calcext:value-type="string">
            <text:p>%</text:p>
          </table:table-cell>
          <table:table-cell table:style-name="ce47" office:value-type="string" calcext:value-type="string">
            <text:p>3% MCH</text:p>
          </table:table-cell>
          <table:table-cell table:style-name="ce72" office:value-type="string" calcext:value-type="string">
            <text:p>5% MCH</text:p>
          </table:table-cell>
          <table:table-cell table:style-name="ce43" office:value-type="string" calcext:value-type="string">
            <text:p>%</text:p>
          </table:table-cell>
          <table:table-cell table:style-name="ce47" office:value-type="string" calcext:value-type="string">
            <text:p>3% MCH</text:p>
          </table:table-cell>
          <table:table-cell table:style-name="ce72" office:value-type="string" calcext:value-type="string">
            <text:p>5% MCH</text:p>
          </table:table-cell>
          <table:table-cell table:style-name="ce43" office:value-type="string" calcext:value-type="string">
            <text:p>%</text:p>
          </table:table-cell>
          <table:table-cell table:style-name="ce47" office:value-type="string" calcext:value-type="string">
            <text:p>3% MCH</text:p>
          </table:table-cell>
          <table:table-cell table:style-name="ce72" office:value-type="string" calcext:value-type="string">
            <text:p>5% MCH</text:p>
          </table:table-cell>
          <table:table-cell table:style-name="ce43" office:value-type="string" calcext:value-type="string">
            <text:p>%</text:p>
          </table:table-cell>
          <table:table-cell table:style-name="ce47" office:value-type="string" calcext:value-type="string">
            <text:p>3% MCH</text:p>
          </table:table-cell>
          <table:table-cell table:style-name="ce72" office:value-type="string" calcext:value-type="string">
            <text:p>5% MCH</text:p>
          </table:table-cell>
          <table:table-cell table:style-name="ce43" office:value-type="string" calcext:value-type="string">
            <text:p>%</text:p>
          </table:table-cell>
          <table:table-cell table:style-name="ce47" office:value-type="string" calcext:value-type="string">
            <text:p>3% MCH</text:p>
          </table:table-cell>
          <table:table-cell table:style-name="ce72" office:value-type="string" calcext:value-type="string">
            <text:p>5% MCH</text:p>
          </table:table-cell>
          <table:table-cell table:style-name="ce43" office:value-type="string" calcext:value-type="string">
            <text:p>%</text:p>
          </table:table-cell>
          <table:table-cell table:style-name="ce47" office:value-type="string" calcext:value-type="string">
            <text:p>3% MCH</text:p>
          </table:table-cell>
          <table:table-cell table:style-name="ce72" office:value-type="string" calcext:value-type="string">
            <text:p>5% MCH</text:p>
          </table:table-cell>
          <table:table-cell table:style-name="ce43" office:value-type="string" calcext:value-type="string">
            <text:p>%</text:p>
          </table:table-cell>
          <table:table-cell table:style-name="ce47" office:value-type="string" calcext:value-type="string">
            <text:p>3% MCH</text:p>
          </table:table-cell>
          <table:table-cell table:style-name="ce72" office:value-type="string" calcext:value-type="string">
            <text:p>5% MCH</text:p>
          </table:table-cell>
          <table:table-cell table:style-name="ce43" office:value-type="string" calcext:value-type="string">
            <text:p>%</text:p>
          </table:table-cell>
          <table:table-cell table:style-name="ce47" office:value-type="string" calcext:value-type="string">
            <text:p>3% MCH</text:p>
          </table:table-cell>
          <table:table-cell table:style-name="ce72" office:value-type="string" calcext:value-type="string">
            <text:p>5% MCH</text:p>
          </table:table-cell>
        </table:table-row>
        <table:table-row table:style-name="ro7">
          <table:table-cell/>
          <table:table-cell table:style-name="ce66" table:formula="of:=[.C4]/([.C4]+[.D4])" office:value-type="percentage" office:value="0" calcext:value-type="percentage">
            <text:p>0.00%</text:p>
          </table:table-cell>
          <table:table-cell table:style-name="ce21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66" table:formula="of:=[.F4]/([.F4]+[.G4])" office:value-type="percentage" office:value="0.666666666666667" calcext:value-type="percentage">
            <text:p>66.67%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66" table:formula="of:=[.I4]/([.I4]+[.J4])" office:value-type="percentage" office:value="1" calcext:value-type="percentage">
            <text:p>100.00%</text:p>
          </table:table-cell>
          <table:table-cell table:style-name="ce21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66" table:formula="of:=[.L4]/([.L4]+[.M4])" office:value-type="percentage" office:value="0.333333333333333" calcext:value-type="percentage">
            <text:p>33.33%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66" table:formula="of:=[.O4]/([.O4]+[.P4])" office:value-type="percentage" office:value="0.4" calcext:value-type="percentage">
            <text:p>40.00%</text:p>
          </table:table-cell>
          <table:table-cell table:style-name="ce21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66" table:formula="of:=[.R4]/([.R4]+[.S4])" office:value-type="percentage" office:value="0.571428571428571" calcext:value-type="percentage">
            <text:p>57.14%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66" table:formula="of:=[.U4]/([.U4]+[.V4])" office:value-type="percentage" office:value="1" calcext:value-type="percentage">
            <text:p>100.00%</text:p>
          </table:table-cell>
          <table:table-cell table:style-name="ce21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66" office:value-type="percentage" office:value="0" calcext:value-type="percentage">
            <text:p>0.00%</text:p>
          </table:table-cell>
          <table:table-cell table:style-name="ce21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7">
          <table:table-cell/>
          <table:table-cell table:style-name="ce66" table:formula="of:=[.C5]/([.C5]+[.D5])" office:value-type="percentage" office:value="0.8" calcext:value-type="percentage">
            <text:p>80.00%</text:p>
          </table:table-cell>
          <table:table-cell table:style-name="ce21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66" table:formula="of:=[.F5]/([.F5]+[.G5])" office:value-type="percentage" office:value="0.5" calcext:value-type="percentage">
            <text:p>50.00%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66" table:formula="of:=[.I5]/([.I5]+[.J5])" office:value-type="percentage" office:value="0.25" calcext:value-type="percentage">
            <text:p>25.00%</text:p>
          </table:table-cell>
          <table:table-cell table:style-name="ce21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66" table:formula="of:=[.L5]/([.L5]+[.M5])" office:value-type="percentage" office:value="0.666666666666667" calcext:value-type="percentage">
            <text:p>66.67%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66" table:formula="of:=[.O5]/([.O5]+[.P5])" office:value-type="percentage" office:value="1" calcext:value-type="percentage">
            <text:p>100.00%</text:p>
          </table:table-cell>
          <table:table-cell table:style-name="ce21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66" table:formula="of:=[.R5]/([.R5]+[.S5])" office:value-type="percentage" office:value="0.6" calcext:value-type="percentage">
            <text:p>60.00%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66" office:value-type="percentage" office:value="0" calcext:value-type="percentage">
            <text:p>0.00%</text:p>
          </table:table-cell>
          <table:table-cell table:style-name="ce21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66" table:formula="of:=[.X5]/([.X5]+[.Y5])" office:value-type="percentage" office:value="1" calcext:value-type="percentage">
            <text:p>100.00%</text:p>
          </table:table-cell>
          <table:table-cell table:style-name="ce21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7">
          <table:table-cell/>
          <table:table-cell table:style-name="ce66" table:formula="of:=[.C6]/([.C6]+[.D6])" office:value-type="percentage" office:value="1" calcext:value-type="percentage">
            <text:p>100.00%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66" table:formula="of:=[.F6]/([.F6]+[.G6])" office:value-type="percentage" office:value="0.333333333333333" calcext:value-type="percentage">
            <text:p>33.33%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66" table:formula="of:=[.I6]/([.I6]+[.J6])" office:value-type="percentage" office:value="1" calcext:value-type="percentage">
            <text:p>100.00%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66" table:formula="of:=[.L6]/([.L6]+[.M6])" office:value-type="percentage" office:value="0.666666666666667" calcext:value-type="percentage">
            <text:p>66.67%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66" table:formula="of:=[.O6]/([.O6]+[.P6])" office:value-type="percentage" office:value="0.5" calcext:value-type="percentage">
            <text:p>50.00%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66" table:formula="of:=[.R6]/([.R6]+[.S6])" office:value-type="percentage" office:value="0.4" calcext:value-type="percentage">
            <text:p>40.00%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66" table:formula="of:=[.U6]/([.U6]+[.V6])" office:value-type="percentage" office:value="1" calcext:value-type="percentage">
            <text:p>100.00%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66" table:formula="of:=[.X6]/([.X6]+[.Y6])" office:value-type="percentage" office:value="0" calcext:value-type="percentage">
            <text:p>0.00%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7">
          <table:table-cell table:number-columns-repeated="25"/>
        </table:table-row>
        <table:table-row table:style-name="ro7">
          <table:table-cell table:number-columns-repeated="7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  <table:table-cell table:number-columns-repeated="2"/>
        </table:table-row>
        <table:table-row table:style-name="ro7">
          <table:table-cell/>
          <table:table-cell table:style-name="ce71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73" table:formula="of:=([.B4]+[.E4]+[.H4]+[.K4]+[.N4]+[.Q4]+[.T4]+[.W4])/8" office:value-type="percentage" office:value="0.496428571428571" calcext:value-type="percentage">
            <text:p>49.64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73" table:formula="of:=([.B5]+[.E5]+[.H5]+[.K5]+[.N5]+[.Q5]+[.T5]+[.W5])/8" office:value-type="percentage" office:value="0.602083333333333" calcext:value-type="percentage">
            <text:p>60.2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73" table:formula="of:=([.B6]+[.E6]+[.H6]+[.K6]+[.N6]+[.Q6]+[.T6]+[.W6])/8" office:value-type="percentage" office:value="0.6125" calcext:value-type="percentage">
            <text:p>61.25%</text:p>
          </table:table-cell>
          <table:table-cell table:number-columns-repeated="2"/>
        </table:table-row>
        <table:table-row table:style-name="ro7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73" table:formula="of:=(1-[.K9])" office:value-type="percentage" office:value="0.503571428571429" calcext:value-type="percentage">
            <text:p>50.36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73" table:formula="of:=(1-[.Q9])" office:value-type="percentage" office:value="0.397916666666667" calcext:value-type="percentage">
            <text:p>39.7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73" table:formula="of:=(1-[.W9])" office:value-type="percentage" office:value="0.3875" calcext:value-type="percentage">
            <text:p>38.75%</text:p>
          </table:table-cell>
          <table:table-cell table:number-columns-repeated="2"/>
        </table:table-row>
        <table:table-row table:style-name="ro7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73" table:formula="of:=[.K12]/SQRT(8)" office:value-type="percentage" office:value="0.138264469376856" calcext:value-type="percentage">
            <text:p>13.83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73" table:formula="of:=[.Q12]/SQRT(8)" office:value-type="percentage" office:value="0.123701088618479" calcext:value-type="percentage">
            <text:p>12.37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73" table:formula="of:=[.W12]/SQRT(8)" office:value-type="percentage" office:value="0.131224014812427" calcext:value-type="percentage">
            <text:p>13.12%</text:p>
          </table:table-cell>
          <table:table-cell table:number-columns-repeated="2"/>
        </table:table-row>
        <table:table-row table:style-name="ro7">
          <table:table-cell/>
          <table:covered-table-cell table:number-columns-repeated="4"/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4];[.E4];[.H4];[.K4];[.N4];[.Q4];[.T4];[.W4])" office:value-type="float" office:value="0.391070975574138" calcext:value-type="float">
            <text:p>0.3910709756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5];[.E5];[.H5];[.K5];[.N5];[.Q5];[.T5];[.W5])" office:value-type="float" office:value="0.349879514409139" calcext:value-type="float">
            <text:p>0.3498795144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6];[.E6];[.H6];[.K6];[.N6];[.Q6];[.T6];[.W6])" office:value-type="float" office:value="0.371157562913564" calcext:value-type="float">
            <text:p>0.3711575629</text:p>
          </table:table-cell>
          <table:table-cell table:number-columns-repeated="2"/>
        </table:table-row>
        <table:table-row table:style-name="ro7" table:number-rows-repeated="1048563">
          <table:table-cell table:number-columns-repeated="25"/>
        </table:table-row>
        <table:table-row table:style-name="ro8">
          <table:table-cell table:number-columns-repeated="25"/>
        </table:table-row>
      </table:table>
      <table:table table:name="Analysis" table:style-name="ta6">
        <table:shapes>
          <draw:frame draw:z-index="0" draw:style-name="gr1" draw:text-style-name="P1" svg:width="489.2pt" svg:height="129.06pt" svg:x="1259.4pt" svg:y="0pt">
            <loext:p draw:notify-on-update-of-ranges="Analysis.S3:Analysis.S4 Analysis.T2:Analysis.T2 Analysis.T3:Analysis.T4 Analysis.U2:Analysis.U2 Analysis.U3:Analysis.U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6pt" svg:height="108.65pt" svg:x="1315.87pt" svg:y="1021.46pt">
            <loext:p draw:notify-on-update-of-ranges="Analysis.S31:Analysis.S32 Analysis.T30:Analysis.T30 Analysis.T31:Analysis.T32 Analysis.U30:Analysis.U30 Analysis.U31:Analysis.U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124.78pt" svg:x="1317.77pt" svg:y="1158.38pt">
            <loext:p draw:notify-on-update-of-ranges="Analysis.S35:Analysis.S36 Analysis.T34:Analysis.T34 Analysis.T35:Analysis.T36 Analysis.U34:Analysis.U34 Analysis.U35:Analysis.U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181.22pt" svg:x="1269.5pt" svg:y="156.98pt">
            <loext:p draw:notify-on-update-of-ranges="Analysis.S7:Analysis.S10 Analysis.T6:Analysis.T6 Analysis.T7:Analysis.T10 Analysis.U6:Analysis.U6 Analysis.U7:Analysis.U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176.74pt" svg:x="1274.23pt" svg:y="370.35pt">
            <loext:p draw:notify-on-update-of-ranges="Analysis.S13:Analysis.S16 Analysis.T12:Analysis.T12 Analysis.T13:Analysis.T16 Analysis.U12:Analysis.U12 Analysis.U13:Analysis.U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175.24pt" svg:x="1267.11pt" svg:y="582.29pt">
            <loext:p draw:notify-on-update-of-ranges="Analysis.S19:Analysis.S22 Analysis.T18:Analysis.T18 Analysis.T19:Analysis.T22 Analysis.U18:Analysis.U18 Analysis.U19:Analysis.U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175.32pt" svg:x="1278.96pt" svg:y="806.4pt">
            <loext:p draw:notify-on-update-of-ranges="Analysis.S25:Analysis.S28 Analysis.T24:Analysis.T24 Analysis.T25:Analysis.T28 Analysis.U24:Analysis.U24 Analysis.U25:Analysis.U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1"/>
        <table:table-column table:style-name="co10" table:default-cell-style-name="ce21"/>
        <table:table-column table:style-name="co4" table:number-columns-repeated="2" table:default-cell-style-name="ce21"/>
        <table:table-column table:style-name="co9" table:number-columns-repeated="13" table:default-cell-style-name="ce21"/>
        <table:table-column table:style-name="co17" table:default-cell-style-name="ce21"/>
        <table:table-column table:style-name="co18" table:default-cell-style-name="ce21"/>
        <table:table-column table:style-name="co9" table:number-columns-repeated="1005" table:default-cell-style-name="ce21"/>
        <table:table-row table:style-name="ro1">
          <table:table-cell table:number-columns-repeated="1024"/>
        </table:table-row>
        <table:table-row table:style-name="ro5">
          <table:table-cell/>
          <table:table-cell table:style-name="ce4" office:value-type="string" calcext:value-type="string" table:number-columns-spanned="1" table:number-rows-spanned="2">
            <text:p>Run Number</text:p>
          </table:table-cell>
          <table:table-cell table:style-name="ce27" office:value-type="string" calcext:value-type="string" table:number-columns-spanned="1" table:number-rows-spanned="2">
            <text:p>Conc MCH</text:p>
          </table:table-cell>
          <table:table-cell table:style-name="ce27" office:value-type="string" calcext:value-type="string" table:number-columns-spanned="1" table:number-rows-spanned="2">
            <text:p>Conc OCT</text:p>
          </table:table-cell>
          <table:table-cell table:style-name="ce30" office:value-type="string" calcext:value-type="string" table:number-columns-spanned="4" table:number-rows-spanned="1">
            <text:p>Pre-Conditioning Testing</text:p>
          </table:table-cell>
          <table:covered-table-cell table:number-columns-repeated="3" table:style-name="ce23"/>
          <table:table-cell table:style-name="ce36" office:value-type="string" calcext:value-type="string" table:number-columns-spanned="4" table:number-rows-spanned="1">
            <text:p>Post-Conditioning Testing</text:p>
          </table:table-cell>
          <table:covered-table-cell table:number-columns-repeated="3" table:style-name="ce23"/>
          <table:table-cell table:number-columns-repeated="2"/>
          <table:table-cell office:value-type="string" calcext:value-type="string">
            <text:p>For MCH</text:p>
          </table:table-cell>
          <table:table-cell office:value-type="string" calcext:value-type="string">
            <text:p>For OCT</text:p>
          </table:table-cell>
          <table:table-cell table:number-columns-repeated="2"/>
          <table:table-cell table:style-name="ce3"/>
          <table:table-cell table:style-name="ce23" office:value-type="string" calcext:value-type="string">
            <text:p>Decisions for MCH</text:p>
          </table:table-cell>
          <table:table-cell table:style-name="ce23" office:value-type="string" calcext:value-type="string">
            <text:p>Decisions for OCT</text:p>
          </table:table-cell>
          <table:table-cell table:number-columns-repeated="1003"/>
        </table:table-row>
        <table:table-row table:style-name="ro13">
          <table:table-cell/>
          <table:covered-table-cell table:style-name="ce23"/>
          <table:covered-table-cell table:number-columns-repeated="2" table:style-name="ce27"/>
          <table:table-cell table:style-name="ce31" office:value-type="string" calcext:value-type="string">
            <text:p>Entry into MCH</text:p>
          </table:table-cell>
          <table:table-cell table:style-name="ce33" office:value-type="string" calcext:value-type="string">
            <text:p>Entry into OCT</text:p>
          </table:table-cell>
          <table:table-cell table:style-name="ce31" office:value-type="string" calcext:value-type="string">
            <text:p>Decisions for MCH</text:p>
          </table:table-cell>
          <table:table-cell table:style-name="ce33" office:value-type="string" calcext:value-type="string">
            <text:p>Decision for OCT</text:p>
          </table:table-cell>
          <table:table-cell table:style-name="ce37" office:value-type="string" calcext:value-type="string">
            <text:p>Entry into MCH</text:p>
          </table:table-cell>
          <table:table-cell table:style-name="ce38" office:value-type="string" calcext:value-type="string">
            <text:p>Entry into OCT</text:p>
          </table:table-cell>
          <table:table-cell table:style-name="ce37" office:value-type="string" calcext:value-type="string">
            <text:p>Decisions for MCH</text:p>
          </table:table-cell>
          <table:table-cell table:style-name="ce38" office:value-type="string" calcext:value-type="string">
            <text:p>Decision for OCT</text:p>
          </table:table-cell>
          <table:table-cell/>
          <table:table-cell office:value-type="string" calcext:value-type="string">
            <text:p>Average Pre-Conditioning for MCH:</text:p>
          </table:table-cell>
          <table:table-cell table:style-name="ce57" table:formula="of:=[.E4]/([.E4]+[.F4])" office:value-type="percentage" office:value="0.523809523809524" calcext:value-type="percentage">
            <text:p>52.38%</text:p>
          </table:table-cell>
          <table:table-cell table:style-name="ce57" table:formula="of:=[.F4]/([.E4]+[.F4])" office:value-type="percentage" office:value="0.476190476190476" calcext:value-type="percentage">
            <text:p>47.62%</text:p>
          </table:table-cell>
          <table:table-cell table:number-columns-repeated="2"/>
          <table:table-cell table:style-name="ce23" office:value-type="string" calcext:value-type="string">
            <text:p>Pre-conditioning</text:p>
          </table:table-cell>
          <table:table-cell table:style-name="ce74" table:formula="of:=[.O3]" office:value-type="percentage" office:value="0.523809523809524" calcext:value-type="percentage">
            <text:p>52.38%</text:p>
          </table:table-cell>
          <table:table-cell table:style-name="ce74" table:formula="of:=[.P3]" office:value-type="percentage" office:value="0.476190476190476" calcext:value-type="percentage">
            <text:p>47.62%</text:p>
          </table:table-cell>
          <table:table-cell table:number-columns-repeated="1003"/>
        </table:table-row>
        <table:table-row table:style-name="ro7">
          <table:table-cell/>
          <table:table-cell table:style-name="ce24" office:value-type="float" office:value="4" calcext:value-type="float">
            <text:p>4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8" table:formula="of:=[.E4]/([.E4]+[.F4])" office:value-type="percentage" office:value="0.523809523809524" calcext:value-type="percentage">
            <text:p>52%</text:p>
          </table:table-cell>
          <table:table-cell table:style-name="ce34" table:formula="of:=[.F4]/([.E4]+[.F4])" office:value-type="percentage" office:value="0.476190476190476" calcext:value-type="percentage">
            <text:p>48%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ce28" table:formula="of:=[.I4]/([.I4]+[.J4])" office:value-type="percentage" office:value="0.528301886792453" calcext:value-type="percentage">
            <text:p>53%</text:p>
          </table:table-cell>
          <table:table-cell table:style-name="ce34" table:formula="of:=[.J4]/([.I4]+[.J4])" office:value-type="percentage" office:value="0.471698113207547" calcext:value-type="percentage">
            <text:p>47%</text:p>
          </table:table-cell>
          <table:table-cell/>
          <table:table-cell office:value-type="string" calcext:value-type="string">
            <text:p>Average Mock:</text:p>
          </table:table-cell>
          <table:table-cell table:style-name="ce57" table:formula="of:=([.K5]+[.K4])/2" office:value-type="percentage" office:value="0.536878216123499" calcext:value-type="percentage">
            <text:p>53.69%</text:p>
          </table:table-cell>
          <table:table-cell table:style-name="ce57" table:formula="of:=([.L4]+[.L5])/2" office:value-type="percentage" office:value="0.463121783876501" calcext:value-type="percentage">
            <text:p>46.31%</text:p>
          </table:table-cell>
          <table:table-cell table:number-columns-repeated="2"/>
          <table:table-cell table:style-name="ce23" office:value-type="string" calcext:value-type="string">
            <text:p>Mock-conditioning</text:p>
          </table:table-cell>
          <table:table-cell table:style-name="ce74" table:formula="of:=[.O4]" office:value-type="percentage" office:value="0.536878216123499" calcext:value-type="percentage">
            <text:p>53.69%</text:p>
          </table:table-cell>
          <table:table-cell table:style-name="ce74" table:formula="of:=[.P4]" office:value-type="percentage" office:value="0.463121783876501" calcext:value-type="percentage">
            <text:p>46.31%</text:p>
          </table:table-cell>
          <table:table-cell table:number-columns-repeated="1003"/>
        </table:table-row>
        <table:table-row table:style-name="ro7">
          <table:table-cell/>
          <table:table-cell table:style-name="ce24" office:value-type="float" office:value="5" calcext:value-type="float">
            <text:p>5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5]/([.E5]+[.F5])" office:value-type="string" office:string-value="" calcext:value-type="error">
            <text:p>#VALUE!</text:p>
          </table:table-cell>
          <table:table-cell table:style-name="ce34" table:formula="of:=[.F5]/([.E5]+[.F5])" office:value-type="string" office:string-value="" calcext:value-type="error">
            <text:p>#VALUE!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8" table:formula="of:=[.I5]/([.I5]+[.J5])" office:value-type="percentage" office:value="0.545454545454545" calcext:value-type="percentage">
            <text:p>55%</text:p>
          </table:table-cell>
          <table:table-cell table:style-name="ce34" table:formula="of:=[.J5]/([.I5]+[.J5])" office:value-type="percentage" office:value="0.454545454545455" calcext:value-type="percentage">
            <text:p>45%</text:p>
          </table:table-cell>
          <table:table-cell/>
          <table:table-cell office:value-type="string" calcext:value-type="string">
            <text:p>Average Post 5% MCH</text:p>
          </table:table-cell>
          <table:table-cell table:style-name="ce57" table:formula="of:=([.K6]+[.K7])/2" office:value-type="percentage" office:value="0.328571428571429" calcext:value-type="percentage">
            <text:p>32.86%</text:p>
          </table:table-cell>
          <table:table-cell table:style-name="ce57" table:formula="of:=([.L6]+[.L7])/2" office:value-type="percentage" office:value="0.671428571428571" calcext:value-type="percentage">
            <text:p>67.14%</text:p>
          </table:table-cell>
          <table:table-cell table:number-columns-repeated="1008"/>
        </table:table-row>
        <table:table-row table:style-name="ro7">
          <table:table-cell/>
          <table:table-cell table:style-name="ce24" office:value-type="float" office:value="6" calcext:value-type="float">
            <text:p>6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6]/([.E6]+[.F6])" office:value-type="string" office:string-value="" calcext:value-type="error">
            <text:p>#VALUE!</text:p>
          </table:table-cell>
          <table:table-cell table:style-name="ce34" table:formula="of:=[.F6]/([.E6]+[.F6])" office:value-type="string" office:string-value="" calcext:value-type="error">
            <text:p>#VALUE!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28" table:formula="of:=[.I6]/([.I6]+[.J6])" office:value-type="percentage" office:value="0.3" calcext:value-type="percentage">
            <text:p>30%</text:p>
          </table:table-cell>
          <table:table-cell table:style-name="ce34" table:formula="of:=[.J6]/([.I6]+[.J6])" office:value-type="percentage" office:value="0.7" calcext:value-type="percentage">
            <text:p>70%</text:p>
          </table:table-cell>
          <table:table-cell/>
          <table:table-cell office:value-type="string" calcext:value-type="string">
            <text:p>Average Post 4% MCH</text:p>
          </table:table-cell>
          <table:table-cell table:style-name="ce57" table:formula="of:=([.K8]+[.K9])/2" office:value-type="percentage" office:value="0.426470588235294" calcext:value-type="percentage">
            <text:p>42.65%</text:p>
          </table:table-cell>
          <table:table-cell table:style-name="ce57" table:formula="of:=([.L8]+[.L9])/2" office:value-type="percentage" office:value="0.573529411764706" calcext:value-type="percentage">
            <text:p>57.35%</text:p>
          </table:table-cell>
          <table:table-cell table:number-columns-repeated="3"/>
          <table:table-cell table:style-name="ce23" office:value-type="string" calcext:value-type="string">
            <text:p>Decisions for MCH</text:p>
          </table:table-cell>
          <table:table-cell table:style-name="ce23" office:value-type="string" calcext:value-type="string">
            <text:p>Decisions for OCT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7" calcext:value-type="float">
            <text:p>7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7]/([.E7]+[.F7])" office:value-type="string" office:string-value="" calcext:value-type="error">
            <text:p>#VALUE!</text:p>
          </table:table-cell>
          <table:table-cell table:style-name="ce34" table:formula="of:=[.F7]/([.E7]+[.F7])" office:value-type="string" office:string-value="" calcext:value-type="error">
            <text:p>#VALUE!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8" table:formula="of:=[.I7]/([.I7]+[.J7])" office:value-type="percentage" office:value="0.357142857142857" calcext:value-type="percentage">
            <text:p>36%</text:p>
          </table:table-cell>
          <table:table-cell table:style-name="ce34" table:formula="of:=[.J7]/([.I7]+[.J7])" office:value-type="percentage" office:value="0.642857142857143" calcext:value-type="percentage">
            <text:p>64%</text:p>
          </table:table-cell>
          <table:table-cell/>
          <table:table-cell office:value-type="string" calcext:value-type="string">
            <text:p>Average Post 3% MCH</text:p>
          </table:table-cell>
          <table:table-cell table:style-name="ce57" table:formula="of:=([.K10]+[.K11])/2" office:value-type="percentage" office:value="0.458333333333333" calcext:value-type="percentage">
            <text:p>45.83%</text:p>
          </table:table-cell>
          <table:table-cell table:style-name="ce57" table:formula="of:=([.L10]+[.L11])/2" office:value-type="percentage" office:value="0.541666666666667" calcext:value-type="percentage">
            <text:p>54.17%</text:p>
          </table:table-cell>
          <table:table-cell table:number-columns-repeated="2"/>
          <table:table-cell table:style-name="ce23" office:value-type="string" calcext:value-type="string">
            <text:p>Pre-conditioning</text:p>
          </table:table-cell>
          <table:table-cell table:style-name="ce74" table:formula="of:=[.O3]" office:value-type="percentage" office:value="0.523809523809524" calcext:value-type="percentage">
            <text:p>52.38%</text:p>
          </table:table-cell>
          <table:table-cell table:style-name="ce74" table:formula="of:=[.P3]" office:value-type="percentage" office:value="0.476190476190476" calcext:value-type="percentage">
            <text:p>47.62%</text:p>
          </table:table-cell>
          <table:table-cell table:style-name="ce3" table:number-columns-repeated="2"/>
          <table:table-cell table:number-columns-repeated="1001"/>
        </table:table-row>
        <table:table-row table:style-name="ro7">
          <table:table-cell/>
          <table:table-cell table:style-name="ce25" office:value-type="float" office:value="8" calcext:value-type="float">
            <text:p>8</text:p>
          </table:table-cell>
          <table:table-cell table:style-name="ce28" office:value-type="percentage" office:value="0.04" calcext:value-type="percentage">
            <text:p>4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table:style-name="ce28" table:formula="of:=[.E8]/([.E8]+[.F8])" office:value-type="string" office:string-value="" calcext:value-type="error">
            <text:p>#VALUE!</text:p>
          </table:table-cell>
          <table:table-cell table:style-name="ce34" table:formula="of:=[.F8]/([.E8]+[.F8])" office:value-type="string" office:string-value="" calcext:value-type="error">
            <text:p>#VALUE!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28" table:formula="of:=[.I8]/([.I8]+[.J8])" office:value-type="percentage" office:value="0.352941176470588" calcext:value-type="percentage">
            <text:p>35%</text:p>
          </table:table-cell>
          <table:table-cell table:style-name="ce34" table:formula="of:=[.J8]/([.I8]+[.J8])" office:value-type="percentage" office:value="0.647058823529412" calcext:value-type="percentage">
            <text:p>65%</text:p>
          </table:table-cell>
          <table:table-cell table:number-columns-repeated="2"/>
          <table:table-cell table:style-name="ce57" table:number-columns-repeated="2"/>
          <table:table-cell/>
          <table:table-cell table:style-name="ce23" office:value-type="string" calcext:value-type="string" table:number-columns-spanned="1" table:number-rows-spanned="3">
            <text:p>Post-conditioning with 5% MCH</text:p>
          </table:table-cell>
          <table:table-cell table:style-name="ce23" office:value-type="string" calcext:value-type="string">
            <text:p>W/5% MCH</text:p>
          </table:table-cell>
          <table:table-cell table:style-name="ce74" table:formula="of:=[.O5]" office:value-type="percentage" office:value="0.328571428571429" calcext:value-type="percentage">
            <text:p>32.86%</text:p>
          </table:table-cell>
          <table:table-cell table:style-name="ce74" table:formula="of:=[.P5]" office:value-type="percentage" office:value="0.671428571428571" calcext:value-type="percentage">
            <text:p>67.14%</text:p>
          </table:table-cell>
          <table:table-cell table:style-name="ce75" table:number-columns-repeated="2"/>
          <table:table-cell table:number-columns-repeated="1001"/>
        </table:table-row>
        <table:table-row table:style-name="ro7">
          <table:table-cell/>
          <table:table-cell table:style-name="ce25" office:value-type="float" office:value="9" calcext:value-type="float">
            <text:p>9</text:p>
          </table:table-cell>
          <table:table-cell table:style-name="ce28" office:value-type="percentage" office:value="0.04" calcext:value-type="percentage">
            <text:p>4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9]/([.E9]+[.F9])" office:value-type="string" office:string-value="" calcext:value-type="error">
            <text:p>#VALUE!</text:p>
          </table:table-cell>
          <table:table-cell table:style-name="ce34" table:formula="of:=[.F9]/([.E9]+[.F9])" office:value-type="string" office:string-value="" calcext:value-type="error">
            <text:p>#VALUE!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8" table:formula="of:=[.I9]/([.I9]+[.J9])" office:value-type="percentage" office:value="0.5" calcext:value-type="percentage">
            <text:p>50%</text:p>
          </table:table-cell>
          <table:table-cell table:style-name="ce34" table:formula="of:=[.J9]/([.I9]+[.J9])" office:value-type="percentage" office:value="0.5" calcext:value-type="percentage">
            <text:p>50%</text:p>
          </table:table-cell>
          <table:table-cell/>
          <table:table-cell office:value-type="string" calcext:value-type="string">
            <text:p>Average Pre OCT</text:p>
          </table:table-cell>
          <table:table-cell table:style-name="ce57" table:formula="of:=[.E12]/([.E12]+[.F12])" office:value-type="percentage" office:value="0.439024390243902" calcext:value-type="percentage">
            <text:p>43.90%</text:p>
          </table:table-cell>
          <table:table-cell table:style-name="ce57" table:formula="of:=[.F12]/([.E12]+[.F12])" office:value-type="percentage" office:value="0.560975609756098" calcext:value-type="percentage">
            <text:p>56.10%</text:p>
          </table:table-cell>
          <table:table-cell/>
          <table:covered-table-cell/>
          <table:table-cell table:style-name="ce23" office:value-type="string" calcext:value-type="string">
            <text:p>W/4% MCH</text:p>
          </table:table-cell>
          <table:table-cell table:style-name="ce74" table:formula="of:=[.O6]" office:value-type="percentage" office:value="0.426470588235294" calcext:value-type="percentage">
            <text:p>42.65%</text:p>
          </table:table-cell>
          <table:table-cell table:style-name="ce74" table:formula="of:=[.P6]" office:value-type="percentage" office:value="0.573529411764706" calcext:value-type="percentage">
            <text:p>57.35%</text:p>
          </table:table-cell>
          <table:table-cell table:style-name="ce75" table:number-columns-repeated="2"/>
          <table:table-cell table:number-columns-repeated="1001"/>
        </table:table-row>
        <table:table-row table:style-name="ro7">
          <table:table-cell/>
          <table:table-cell table:style-name="ce25" office:value-type="float" office:value="10" calcext:value-type="float">
            <text:p>10</text:p>
          </table:table-cell>
          <table:table-cell table:style-name="ce28" office:value-type="percentage" office:value="0.03" calcext:value-type="percentage">
            <text:p>3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0]/([.E10]+[.F10])" office:value-type="string" office:string-value="" calcext:value-type="error">
            <text:p>#VALUE!</text:p>
          </table:table-cell>
          <table:table-cell table:style-name="ce34" table:formula="of:=[.F10]/([.E10]+[.F10])" office:value-type="string" office:string-value="" calcext:value-type="error">
            <text:p>#VALUE!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8" table:formula="of:=[.I10]/([.I10]+[.J10])" office:value-type="percentage" office:value="0.5" calcext:value-type="percentage">
            <text:p>50%</text:p>
          </table:table-cell>
          <table:table-cell table:style-name="ce34" table:formula="of:=[.J10]/([.I10]+[.J10])" office:value-type="percentage" office:value="0.5" calcext:value-type="percentage">
            <text:p>50%</text:p>
          </table:table-cell>
          <table:table-cell/>
          <table:table-cell office:value-type="string" calcext:value-type="string">
            <text:p>Post 8% OCT</text:p>
          </table:table-cell>
          <table:table-cell table:style-name="ce57" table:formula="of:=([.K12]+[.K13])/2" office:value-type="percentage" office:value="0.541666666666667" calcext:value-type="percentage">
            <text:p>54.17%</text:p>
          </table:table-cell>
          <table:table-cell table:style-name="ce57" table:formula="of:=([.L12]+[.L13])/2" office:value-type="percentage" office:value="0.458333333333333" calcext:value-type="percentage">
            <text:p>45.83%</text:p>
          </table:table-cell>
          <table:table-cell/>
          <table:covered-table-cell/>
          <table:table-cell table:style-name="ce23" office:value-type="string" calcext:value-type="string">
            <text:p>W/3% MCH</text:p>
          </table:table-cell>
          <table:table-cell table:style-name="ce74" table:formula="of:=[.O7]" office:value-type="percentage" office:value="0.458333333333333" calcext:value-type="percentage">
            <text:p>45.83%</text:p>
          </table:table-cell>
          <table:table-cell table:style-name="ce74" table:formula="of:=[.P7]" office:value-type="percentage" office:value="0.541666666666667" calcext:value-type="percentage">
            <text:p>54.17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11" calcext:value-type="float">
            <text:p>11</text:p>
          </table:table-cell>
          <table:table-cell table:style-name="ce28" office:value-type="percentage" office:value="0.03" calcext:value-type="percentage">
            <text:p>3%</text:p>
          </table:table-cell>
          <table:table-cell table:style-name="ce28" office:value-type="percentage" office:value="0.12" calcext:value-type="percentage">
            <text:p>12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1]/([.E11]+[.F11])" office:value-type="string" office:string-value="" calcext:value-type="error">
            <text:p>#VALUE!</text:p>
          </table:table-cell>
          <table:table-cell table:style-name="ce34" table:formula="of:=[.F11]/([.E11]+[.F11])" office:value-type="string" office:string-value="" calcext:value-type="error">
            <text:p>#VALUE!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8" table:formula="of:=[.I11]/([.I11]+[.J11])" office:value-type="percentage" office:value="0.416666666666667" calcext:value-type="percentage">
            <text:p>42%</text:p>
          </table:table-cell>
          <table:table-cell table:style-name="ce34" table:formula="of:=[.J11]/([.I11]+[.J11])" office:value-type="percentage" office:value="0.583333333333333" calcext:value-type="percentage">
            <text:p>58%</text:p>
          </table:table-cell>
          <table:table-cell/>
          <table:table-cell office:value-type="string" calcext:value-type="string">
            <text:p>Post 6% OCT</text:p>
          </table:table-cell>
          <table:table-cell table:style-name="ce57" table:formula="of:=([.K14]+[.K15])/2" office:value-type="percentage" office:value="0.497150997150997" calcext:value-type="percentage">
            <text:p>49.72%</text:p>
          </table:table-cell>
          <table:table-cell table:style-name="ce57" table:formula="of:=([.L14]+[.L15])/2" office:value-type="percentage" office:value="0.502849002849003" calcext:value-type="percentage">
            <text:p>50.28%</text:p>
          </table:table-cell>
          <table:table-cell/>
          <table:table-cell table:style-name="Default" table:number-columns-repeated="4"/>
          <table:table-cell table:number-columns-repeated="1003"/>
        </table:table-row>
        <table:table-row table:style-name="ro7">
          <table:table-cell/>
          <table:table-cell table:style-name="ce25" office:value-type="float" office:value="12" calcext:value-type="float">
            <text:p>12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8" calcext:value-type="percentage">
            <text:p>8%</text:p>
          </table:table-cell>
          <table:table-cell table:style-name="ce24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28" table:formula="of:=[.E12]/([.E12]+[.F12])" office:value-type="percentage" office:value="0.439024390243902" calcext:value-type="percentage">
            <text:p>44%</text:p>
          </table:table-cell>
          <table:table-cell table:style-name="ce34" table:formula="of:=[.F12]/([.E12]+[.F12])" office:value-type="percentage" office:value="0.560975609756098" calcext:value-type="percentage">
            <text:p>56%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8" table:formula="of:=[.I12]/([.I12]+[.J12])" office:value-type="percentage" office:value="0.583333333333333" calcext:value-type="percentage">
            <text:p>58%</text:p>
          </table:table-cell>
          <table:table-cell table:style-name="ce34" table:formula="of:=[.J12]/([.I12]+[.J12])" office:value-type="percentage" office:value="0.416666666666667" calcext:value-type="percentage">
            <text:p>42%</text:p>
          </table:table-cell>
          <table:table-cell/>
          <table:table-cell office:value-type="string" calcext:value-type="string">
            <text:p>Post 4% OCT</text:p>
          </table:table-cell>
          <table:table-cell table:style-name="ce57" table:formula="of:=([.K16]+[.K17])/2" office:value-type="percentage" office:value="0.475287356321839" calcext:value-type="percentage">
            <text:p>47.53%</text:p>
          </table:table-cell>
          <table:table-cell table:style-name="ce57" table:formula="of:=([.L16]+[.L17])/2" office:value-type="percentage" office:value="0.524712643678161" calcext:value-type="percentage">
            <text:p>52.47%</text:p>
          </table:table-cell>
          <table:table-cell table:number-columns-repeated="3"/>
          <table:table-cell table:style-name="ce23" office:value-type="string" calcext:value-type="string">
            <text:p>Decisions for MCH</text:p>
          </table:table-cell>
          <table:table-cell table:style-name="ce23" office:value-type="string" calcext:value-type="string">
            <text:p>Decisions for OCT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13" calcext:value-type="float">
            <text:p>13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8" calcext:value-type="percentage">
            <text:p>8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3]/([.E13]+[.F13])" office:value-type="string" office:string-value="" calcext:value-type="error">
            <text:p>#VALUE!</text:p>
          </table:table-cell>
          <table:table-cell table:style-name="ce34" table:formula="of:=[.F13]/([.E13]+[.F13])" office:value-type="string" office:string-value="" calcext:value-type="error">
            <text:p>#VALUE!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8" table:formula="of:=[.I13]/([.I13]+[.J13])" office:value-type="percentage" office:value="0.5" calcext:value-type="percentage">
            <text:p>50%</text:p>
          </table:table-cell>
          <table:table-cell table:style-name="ce34" table:formula="of:=[.J13]/([.I13]+[.J13])" office:value-type="percentage" office:value="0.5" calcext:value-type="percentage">
            <text:p>50%</text:p>
          </table:table-cell>
          <table:table-cell table:number-columns-repeated="6"/>
          <table:table-cell table:style-name="ce23" office:value-type="string" calcext:value-type="string">
            <text:p>Pre-conditioning</text:p>
          </table:table-cell>
          <table:table-cell table:style-name="ce74" table:formula="of:=[.O9]" office:value-type="percentage" office:value="0.439024390243902" calcext:value-type="percentage">
            <text:p>43.90%</text:p>
          </table:table-cell>
          <table:table-cell table:style-name="ce74" table:formula="of:=[.P9]" office:value-type="percentage" office:value="0.560975609756098" calcext:value-type="percentage">
            <text:p>56.10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14" calcext:value-type="float">
            <text:p>1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4]/([.E14]+[.F14])" office:value-type="string" office:string-value="" calcext:value-type="error">
            <text:p>#VALUE!</text:p>
          </table:table-cell>
          <table:table-cell table:style-name="ce34" table:formula="of:=[.F14]/([.E14]+[.F14])" office:value-type="string" office:string-value="" calcext:value-type="error">
            <text:p>#VALUE!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28" table:formula="of:=[.I14]/([.I14]+[.J14])" office:value-type="percentage" office:value="0.512820512820513" calcext:value-type="percentage">
            <text:p>51%</text:p>
          </table:table-cell>
          <table:table-cell table:style-name="ce34" table:formula="of:=[.J14]/([.I14]+[.J14])" office:value-type="percentage" office:value="0.487179487179487" calcext:value-type="percentage">
            <text:p>49%</text:p>
          </table:table-cell>
          <table:table-cell/>
          <table:table-cell office:value-type="string" calcext:value-type="string">
            <text:p>Average Pre 4% OCT</text:p>
          </table:table-cell>
          <table:table-cell table:style-name="ce57" table:formula="of:=[.G18]" office:value-type="percentage" office:value="0.448979591836735" calcext:value-type="percentage">
            <text:p>44.90%</text:p>
          </table:table-cell>
          <table:table-cell table:style-name="ce57" table:formula="of:=[.H18]" office:value-type="percentage" office:value="0.551020408163265" calcext:value-type="percentage">
            <text:p>55.10%</text:p>
          </table:table-cell>
          <table:table-cell/>
          <table:table-cell table:style-name="ce23" office:value-type="string" calcext:value-type="string" table:number-columns-spanned="1" table:number-rows-spanned="3">
            <text:p>Post-conditioning with 8% OCT</text:p>
          </table:table-cell>
          <table:table-cell table:style-name="ce23" office:value-type="string" calcext:value-type="string">
            <text:p>W/8% OCT</text:p>
          </table:table-cell>
          <table:table-cell table:style-name="ce74" table:formula="of:=[.O10]" office:value-type="percentage" office:value="0.541666666666667" calcext:value-type="percentage">
            <text:p>54.17%</text:p>
          </table:table-cell>
          <table:table-cell table:style-name="ce74" table:formula="of:=[.P10]" office:value-type="percentage" office:value="0.458333333333333" calcext:value-type="percentage">
            <text:p>45.83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15" calcext:value-type="float">
            <text:p>15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5]/([.E15]+[.F15])" office:value-type="string" office:string-value="" calcext:value-type="error">
            <text:p>#VALUE!</text:p>
          </table:table-cell>
          <table:table-cell table:style-name="ce34" table:formula="of:=[.F15]/([.E15]+[.F15])" office:value-type="string" office:string-value="" calcext:value-type="error">
            <text:p>#VALUE!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8" table:formula="of:=[.I15]/([.I15]+[.J15])" office:value-type="percentage" office:value="0.481481481481481" calcext:value-type="percentage">
            <text:p>48%</text:p>
          </table:table-cell>
          <table:table-cell table:style-name="ce34" table:formula="of:=[.J15]/([.I15]+[.J15])" office:value-type="percentage" office:value="0.518518518518518" calcext:value-type="percentage">
            <text:p>52%</text:p>
          </table:table-cell>
          <table:table-cell/>
          <table:table-cell office:value-type="string" calcext:value-type="string">
            <text:p>Post 4% OCT</text:p>
          </table:table-cell>
          <table:table-cell table:style-name="ce57" table:formula="of:=([.K18]+[.K19])/2" office:value-type="percentage" office:value="0.603508771929825" calcext:value-type="percentage">
            <text:p>60.35%</text:p>
          </table:table-cell>
          <table:table-cell table:style-name="ce57" table:formula="of:=([.L18]+[.L19])/2" office:value-type="percentage" office:value="0.396491228070175" calcext:value-type="percentage">
            <text:p>39.65%</text:p>
          </table:table-cell>
          <table:table-cell/>
          <table:covered-table-cell/>
          <table:table-cell table:style-name="ce23" office:value-type="string" calcext:value-type="string">
            <text:p>W/6% OCT</text:p>
          </table:table-cell>
          <table:table-cell table:style-name="ce74" table:formula="of:=[.O11]" office:value-type="percentage" office:value="0.497150997150997" calcext:value-type="percentage">
            <text:p>49.72%</text:p>
          </table:table-cell>
          <table:table-cell table:style-name="ce74" table:formula="of:=[.P11]" office:value-type="percentage" office:value="0.502849002849003" calcext:value-type="percentage">
            <text:p>50.28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16" calcext:value-type="float">
            <text:p>16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4" calcext:value-type="percentage">
            <text:p>4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6]/([.E16]+[.F16])" office:value-type="string" office:string-value="" calcext:value-type="error">
            <text:p>#VALUE!</text:p>
          </table:table-cell>
          <table:table-cell table:style-name="ce34" table:formula="of:=[.F16]/([.E16]+[.F16])" office:value-type="string" office:string-value="" calcext:value-type="error">
            <text:p>#VALUE!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8" table:formula="of:=[.I16]/([.I16]+[.J16])" office:value-type="percentage" office:value="0.517241379310345" calcext:value-type="percentage">
            <text:p>52%</text:p>
          </table:table-cell>
          <table:table-cell table:style-name="ce34" table:formula="of:=[.J16]/([.I16]+[.J16])" office:value-type="percentage" office:value="0.482758620689655" calcext:value-type="percentage">
            <text:p>48%</text:p>
          </table:table-cell>
          <table:table-cell/>
          <table:table-cell office:value-type="string" calcext:value-type="string">
            <text:p>Post 6% OCT</text:p>
          </table:table-cell>
          <table:table-cell table:style-name="ce57" table:formula="of:=([.K20]+[.K21])/2" office:value-type="percentage" office:value="0.519450800915332" calcext:value-type="percentage">
            <text:p>51.95%</text:p>
          </table:table-cell>
          <table:table-cell table:style-name="ce57" table:formula="of:=([.L20]+[.L21])/2" office:value-type="percentage" office:value="0.480549199084668" calcext:value-type="percentage">
            <text:p>48.05%</text:p>
          </table:table-cell>
          <table:table-cell/>
          <table:covered-table-cell/>
          <table:table-cell table:style-name="ce23" office:value-type="string" calcext:value-type="string">
            <text:p>W/4% OCT</text:p>
          </table:table-cell>
          <table:table-cell table:style-name="ce74" table:formula="of:=[.O12]" office:value-type="percentage" office:value="0.475287356321839" calcext:value-type="percentage">
            <text:p>47.53%</text:p>
          </table:table-cell>
          <table:table-cell table:style-name="ce74" table:formula="of:=[.P12]" office:value-type="percentage" office:value="0.524712643678161" calcext:value-type="percentage">
            <text:p>52.47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17" calcext:value-type="float">
            <text:p>17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04" calcext:value-type="percentage">
            <text:p>4%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8" table:formula="of:=[.E17]/([.E17]+[.F17])" office:value-type="string" office:string-value="" calcext:value-type="error">
            <text:p>#VALUE!</text:p>
          </table:table-cell>
          <table:table-cell table:style-name="ce34" table:formula="of:=[.F17]/([.E17]+[.F17])" office:value-type="string" office:string-value="" calcext:value-type="error">
            <text:p>#VALUE!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28" table:formula="of:=[.I17]/([.I17]+[.J17])" office:value-type="percentage" office:value="0.433333333333333" calcext:value-type="percentage">
            <text:p>43%</text:p>
          </table:table-cell>
          <table:table-cell table:style-name="ce34" table:formula="of:=[.J17]/([.I17]+[.J17])" office:value-type="percentage" office:value="0.566666666666667" calcext:value-type="percentage">
            <text:p>57%</text:p>
          </table:table-cell>
          <table:table-cell/>
          <table:table-cell office:value-type="string" calcext:value-type="string">
            <text:p>Post 8% OCT</text:p>
          </table:table-cell>
          <table:table-cell table:style-name="ce57" table:formula="of:=([.K22]+[.K23])/2" office:value-type="percentage" office:value="0.566252587991718" calcext:value-type="percentage">
            <text:p>56.63%</text:p>
          </table:table-cell>
          <table:table-cell table:style-name="ce57" table:formula="of:=([.L22]+[.L23])/2" office:value-type="percentage" office:value="0.433747412008282" calcext:value-type="percentage">
            <text:p>43.37%</text:p>
          </table:table-cell>
          <table:table-cell table:number-columns-repeated="1008"/>
        </table:table-row>
        <table:table-row table:style-name="ro7">
          <table:table-cell/>
          <table:table-cell table:style-name="ce25" office:value-type="float" office:value="18" calcext:value-type="float">
            <text:p>18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4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28" table:formula="of:=[.E18]/([.E18]+[.F18])" office:value-type="percentage" office:value="0.448979591836735" calcext:value-type="percentage">
            <text:p>45%</text:p>
          </table:table-cell>
          <table:table-cell table:style-name="ce34" table:formula="of:=[.F18]/([.E18]+[.F18])" office:value-type="percentage" office:value="0.551020408163265" calcext:value-type="percentage">
            <text:p>55%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8" table:formula="of:=[.I18]/([.I18]+[.J18])" office:value-type="percentage" office:value="0.473684210526316" calcext:value-type="percentage">
            <text:p>47%</text:p>
          </table:table-cell>
          <table:table-cell table:style-name="ce34" table:formula="of:=[.J18]/([.I18]+[.J18])" office:value-type="percentage" office:value="0.526315789473684" calcext:value-type="percentage">
            <text:p>53%</text:p>
          </table:table-cell>
          <table:table-cell table:number-columns-repeated="2"/>
          <table:table-cell table:style-name="ce57" table:number-columns-repeated="2"/>
          <table:table-cell table:number-columns-repeated="3"/>
          <table:table-cell table:style-name="ce23" office:value-type="string" calcext:value-type="string">
            <text:p>Decisions for MCH</text:p>
          </table:table-cell>
          <table:table-cell table:style-name="ce23" office:value-type="string" calcext:value-type="string">
            <text:p>Decisions for OCT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19" calcext:value-type="float">
            <text:p>19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4"/>
          <table:table-cell/>
          <table:table-cell table:style-name="ce28" table:formula="of:=[.E19]/([.E19]+[.F19])" office:value-type="string" office:string-value="" calcext:value-type="error">
            <text:p>#DIV/0!</text:p>
          </table:table-cell>
          <table:table-cell table:style-name="ce34" table:formula="of:=[.F19]/([.E19]+[.F19])" office:value-type="string" office:string-value="" calcext:value-type="error">
            <text:p>#DIV/0!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8" table:formula="of:=[.I19]/([.I19]+[.J19])" office:value-type="percentage" office:value="0.733333333333333" calcext:value-type="percentage">
            <text:p>73%</text:p>
          </table:table-cell>
          <table:table-cell table:style-name="ce34" table:formula="of:=[.J19]/([.I19]+[.J19])" office:value-type="percentage" office:value="0.266666666666667" calcext:value-type="percentage">
            <text:p>27%</text:p>
          </table:table-cell>
          <table:table-cell/>
          <table:table-cell office:value-type="string" calcext:value-type="string">
            <text:p>Average Pre 3% MCH</text:p>
          </table:table-cell>
          <table:table-cell table:style-name="ce57" table:formula="of:=[.G24]" office:value-type="percentage" office:value="0.484848484848485" calcext:value-type="percentage">
            <text:p>48.48%</text:p>
          </table:table-cell>
          <table:table-cell table:style-name="ce57" table:formula="of:=[.H24]" office:value-type="percentage" office:value="0.515151515151515" calcext:value-type="percentage">
            <text:p>51.52%</text:p>
          </table:table-cell>
          <table:table-cell table:number-columns-repeated="2"/>
          <table:table-cell table:style-name="ce23" office:value-type="string" calcext:value-type="string">
            <text:p>Pre-conditioning</text:p>
          </table:table-cell>
          <table:table-cell table:style-name="ce74" table:formula="of:=[.O19]" office:value-type="percentage" office:value="0.484848484848485" calcext:value-type="percentage">
            <text:p>48.48%</text:p>
          </table:table-cell>
          <table:table-cell table:style-name="ce74" table:formula="of:=[.P19]" office:value-type="percentage" office:value="0.515151515151515" calcext:value-type="percentage">
            <text:p>51.52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20" calcext:value-type="float">
            <text:p>20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6" calcext:value-type="percentage">
            <text:p>6%</text:p>
          </table:table-cell>
          <table:table-cell table:style-name="ce24"/>
          <table:table-cell/>
          <table:table-cell table:style-name="ce28" table:formula="of:=[.E20]/([.E20]+[.F20])" office:value-type="string" office:string-value="" calcext:value-type="error">
            <text:p>#DIV/0!</text:p>
          </table:table-cell>
          <table:table-cell table:style-name="ce34" table:formula="of:=[.F20]/([.E20]+[.F20])" office:value-type="string" office:string-value="" calcext:value-type="error">
            <text:p>#DIV/0!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8" table:formula="of:=[.I20]/([.I20]+[.J20])" office:value-type="percentage" office:value="0.473684210526316" calcext:value-type="percentage">
            <text:p>47%</text:p>
          </table:table-cell>
          <table:table-cell table:style-name="ce34" table:formula="of:=[.J20]/([.I20]+[.J20])" office:value-type="percentage" office:value="0.526315789473684" calcext:value-type="percentage">
            <text:p>53%</text:p>
          </table:table-cell>
          <table:table-cell/>
          <table:table-cell office:value-type="string" calcext:value-type="string">
            <text:p>Post 3% MCH</text:p>
          </table:table-cell>
          <table:table-cell table:style-name="ce57" table:formula="of:=([.K24]+[.K25])/2" office:value-type="percentage" office:value="0.414614121510673" calcext:value-type="percentage">
            <text:p>41.46%</text:p>
          </table:table-cell>
          <table:table-cell table:style-name="ce57" table:formula="of:=([.L24]+[.L25])/2" office:value-type="percentage" office:value="0.585385878489327" calcext:value-type="percentage">
            <text:p>58.54%</text:p>
          </table:table-cell>
          <table:table-cell/>
          <table:table-cell table:style-name="ce23" office:value-type="string" calcext:value-type="string" table:number-columns-spanned="1" table:number-rows-spanned="3">
            <text:p>Post-conditioning with 3% MCH</text:p>
          </table:table-cell>
          <table:table-cell table:style-name="ce23" office:value-type="string" calcext:value-type="string">
            <text:p>W/3% MCH</text:p>
          </table:table-cell>
          <table:table-cell table:style-name="ce74" table:formula="of:=[.O20]" office:value-type="percentage" office:value="0.414614121510673" calcext:value-type="percentage">
            <text:p>41.46%</text:p>
          </table:table-cell>
          <table:table-cell table:style-name="ce74" table:formula="of:=[.P20]" office:value-type="percentage" office:value="0.585385878489327" calcext:value-type="percentage">
            <text:p>58.54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21" calcext:value-type="float">
            <text:p>21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6" calcext:value-type="percentage">
            <text:p>6%</text:p>
          </table:table-cell>
          <table:table-cell table:style-name="ce24"/>
          <table:table-cell/>
          <table:table-cell table:style-name="ce28" table:formula="of:=[.E21]/([.E21]+[.F21])" office:value-type="string" office:string-value="" calcext:value-type="error">
            <text:p>#DIV/0!</text:p>
          </table:table-cell>
          <table:table-cell table:style-name="ce34" table:formula="of:=[.F21]/([.E21]+[.F21])" office:value-type="string" office:string-value="" calcext:value-type="error">
            <text:p>#DIV/0!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8" table:formula="of:=[.I21]/([.I21]+[.J21])" office:value-type="percentage" office:value="0.565217391304348" calcext:value-type="percentage">
            <text:p>57%</text:p>
          </table:table-cell>
          <table:table-cell table:style-name="ce34" table:formula="of:=[.J21]/([.I21]+[.J21])" office:value-type="percentage" office:value="0.434782608695652" calcext:value-type="percentage">
            <text:p>43%</text:p>
          </table:table-cell>
          <table:table-cell/>
          <table:table-cell office:value-type="string" calcext:value-type="string">
            <text:p>Post 4% MCH</text:p>
          </table:table-cell>
          <table:table-cell table:style-name="ce57" table:formula="of:=([.K26]+[.K27])/2" office:value-type="percentage" office:value="0.45875" calcext:value-type="percentage">
            <text:p>45.88%</text:p>
          </table:table-cell>
          <table:table-cell table:style-name="ce57" table:formula="of:=([.L26]+[.L27])/2" office:value-type="percentage" office:value="0.54125" calcext:value-type="percentage">
            <text:p>54.13%</text:p>
          </table:table-cell>
          <table:table-cell/>
          <table:covered-table-cell/>
          <table:table-cell table:style-name="ce23" office:value-type="string" calcext:value-type="string">
            <text:p>W/4% MCH</text:p>
          </table:table-cell>
          <table:table-cell table:style-name="ce74" table:formula="of:=[.O21]" office:value-type="percentage" office:value="0.45875" calcext:value-type="percentage">
            <text:p>45.88%</text:p>
          </table:table-cell>
          <table:table-cell table:style-name="ce74" table:formula="of:=[.P21]" office:value-type="percentage" office:value="0.54125" calcext:value-type="percentage">
            <text:p>54.13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22" calcext:value-type="float">
            <text:p>22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table:style-name="ce24"/>
          <table:table-cell/>
          <table:table-cell table:style-name="ce28" table:formula="of:=[.E22]/([.E22]+[.F22])" office:value-type="string" office:string-value="" calcext:value-type="error">
            <text:p>#DIV/0!</text:p>
          </table:table-cell>
          <table:table-cell table:style-name="ce34" table:formula="of:=[.F22]/([.E22]+[.F22])" office:value-type="string" office:string-value="" calcext:value-type="error">
            <text:p>#DIV/0!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28" table:formula="of:=[.I22]/([.I22]+[.J22])" office:value-type="percentage" office:value="0.608695652173913" calcext:value-type="percentage">
            <text:p>61%</text:p>
          </table:table-cell>
          <table:table-cell table:style-name="ce34" table:formula="of:=[.J22]/([.I22]+[.J22])" office:value-type="percentage" office:value="0.391304347826087" calcext:value-type="percentage">
            <text:p>39%</text:p>
          </table:table-cell>
          <table:table-cell/>
          <table:table-cell office:value-type="string" calcext:value-type="string">
            <text:p>Post 5% MCH</text:p>
          </table:table-cell>
          <table:table-cell table:style-name="ce57" table:formula="of:=([.K28]+[.K29])/2" office:value-type="percentage" office:value="0.335164835164835" calcext:value-type="percentage">
            <text:p>33.52%</text:p>
          </table:table-cell>
          <table:table-cell table:style-name="ce57" table:formula="of:=([.L28]+[.L29])/2" office:value-type="percentage" office:value="0.664835164835165" calcext:value-type="percentage">
            <text:p>66.48%</text:p>
          </table:table-cell>
          <table:table-cell/>
          <table:covered-table-cell/>
          <table:table-cell table:style-name="ce23" office:value-type="string" calcext:value-type="string">
            <text:p>W/5% MCH</text:p>
          </table:table-cell>
          <table:table-cell table:style-name="ce74" table:formula="of:=[.O22]" office:value-type="percentage" office:value="0.335164835164835" calcext:value-type="percentage">
            <text:p>33.52%</text:p>
          </table:table-cell>
          <table:table-cell table:style-name="ce74" table:formula="of:=[.P22]" office:value-type="percentage" office:value="0.664835164835165" calcext:value-type="percentage">
            <text:p>66.48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23" calcext:value-type="float">
            <text:p>23</text:p>
          </table:table-cell>
          <table:table-cell table:style-name="ce10" office:value-type="percentage" office:value="0.1" calcext:value-type="percentage">
            <text:p>10%</text:p>
          </table:table-cell>
          <table:table-cell table:style-name="ce12" office:value-type="percentage" office:value="0.08" calcext:value-type="percentage">
            <text:p>8%</text:p>
          </table:table-cell>
          <table:table-cell table:style-name="ce24"/>
          <table:table-cell/>
          <table:table-cell table:style-name="ce28" table:formula="of:=[.E23]/([.E23]+[.F23])" office:value-type="string" office:string-value="" calcext:value-type="error">
            <text:p>#DIV/0!</text:p>
          </table:table-cell>
          <table:table-cell table:style-name="ce34" table:formula="of:=[.F23]/([.E23]+[.F23])" office:value-type="string" office:string-value="" calcext:value-type="error">
            <text:p>#DIV/0!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8" table:formula="of:=[.I23]/([.I23]+[.J23])" office:value-type="percentage" office:value="0.523809523809524" calcext:value-type="percentage">
            <text:p>52%</text:p>
          </table:table-cell>
          <table:table-cell table:style-name="ce34" table:formula="of:=[.J23]/([.I23]+[.J23])" office:value-type="percentage" office:value="0.476190476190476" calcext:value-type="percentage">
            <text:p>48%</text:p>
          </table:table-cell>
          <table:table-cell table:number-columns-repeated="1012"/>
        </table:table-row>
        <table:table-row table:style-name="ro7">
          <table:table-cell/>
          <table:table-cell table:style-name="ce25" office:value-type="float" office:value="24" calcext:value-type="float">
            <text:p>24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8" table:formula="of:=[.E24]/([.E24]+[.F24])" office:value-type="percentage" office:value="0.484848484848485" calcext:value-type="percentage">
            <text:p>48%</text:p>
          </table:table-cell>
          <table:table-cell table:style-name="ce34" table:formula="of:=[.F24]/([.E24]+[.F24])" office:value-type="percentage" office:value="0.515151515151515" calcext:value-type="percentage">
            <text:p>52%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28" table:formula="of:=[.I24]/([.I24]+[.J24])" office:value-type="percentage" office:value="0.448275862068966" calcext:value-type="percentage">
            <text:p>45%</text:p>
          </table:table-cell>
          <table:table-cell table:style-name="ce34" table:formula="of:=[.J24]/([.I24]+[.J24])" office:value-type="percentage" office:value="0.551724137931034" calcext:value-type="percentage">
            <text:p>55%</text:p>
          </table:table-cell>
          <table:table-cell table:number-columns-repeated="7"/>
          <table:table-cell table:style-name="ce23" office:value-type="string" calcext:value-type="string">
            <text:p>Decisions for MCH</text:p>
          </table:table-cell>
          <table:table-cell table:style-name="ce23" office:value-type="string" calcext:value-type="string">
            <text:p>Decisions for OCT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25" calcext:value-type="float">
            <text:p>25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25]/([.E25]+[.F25])" office:value-type="string" office:string-value="" calcext:value-type="error">
            <text:p>#DIV/0!</text:p>
          </table:table-cell>
          <table:table-cell table:style-name="ce34" table:formula="of:=[.F25]/([.E25]+[.F25])" office:value-type="string" office:string-value="" calcext:value-type="error">
            <text:p>#DIV/0!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28" table:formula="of:=[.I25]/([.I25]+[.J25])" office:value-type="percentage" office:value="0.380952380952381" calcext:value-type="percentage">
            <text:p>38%</text:p>
          </table:table-cell>
          <table:table-cell table:style-name="ce34" table:formula="of:=[.J25]/([.I25]+[.J25])" office:value-type="percentage" office:value="0.619047619047619" calcext:value-type="percentage">
            <text:p>62%</text:p>
          </table:table-cell>
          <table:table-cell table:number-columns-repeated="6"/>
          <table:table-cell table:style-name="ce23" office:value-type="string" calcext:value-type="string">
            <text:p>Pre-conditioning</text:p>
          </table:table-cell>
          <table:table-cell table:style-name="ce74" table:formula="of:=[.O14]" office:value-type="percentage" office:value="0.448979591836735" calcext:value-type="percentage">
            <text:p>44.90%</text:p>
          </table:table-cell>
          <table:table-cell table:style-name="ce74" table:formula="of:=[.P14]" office:value-type="percentage" office:value="0.551020408163265" calcext:value-type="percentage">
            <text:p>55.10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26" calcext:value-type="float">
            <text:p>26</text:p>
          </table:table-cell>
          <table:table-cell table:style-name="ce10" office:value-type="percentage" office:value="0.04" calcext:value-type="percentage">
            <text:p>4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26]/([.E26]+[.F26])" office:value-type="string" office:string-value="" calcext:value-type="error">
            <text:p>#DIV/0!</text:p>
          </table:table-cell>
          <table:table-cell table:style-name="ce34" table:formula="of:=[.F26]/([.E26]+[.F26])" office:value-type="string" office:string-value="" calcext:value-type="error">
            <text:p>#DIV/0!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8" table:formula="of:=[.I26]/([.I26]+[.J26])" office:value-type="percentage" office:value="0.4375" calcext:value-type="percentage">
            <text:p>44%</text:p>
          </table:table-cell>
          <table:table-cell table:style-name="ce34" table:formula="of:=[.J26]/([.I26]+[.J26])" office:value-type="percentage" office:value="0.5625" calcext:value-type="percentage">
            <text:p>56%</text:p>
          </table:table-cell>
          <table:table-cell table:number-columns-repeated="5"/>
          <table:table-cell table:style-name="ce23" office:value-type="string" calcext:value-type="string" table:number-columns-spanned="1" table:number-rows-spanned="3">
            <text:p>Post-conditioning with 4% OCT</text:p>
          </table:table-cell>
          <table:table-cell table:style-name="ce23" office:value-type="string" calcext:value-type="string">
            <text:p>W/4% OCT</text:p>
          </table:table-cell>
          <table:table-cell table:style-name="ce74" table:formula="of:=[.O15]" office:value-type="percentage" office:value="0.603508771929825" calcext:value-type="percentage">
            <text:p>60.35%</text:p>
          </table:table-cell>
          <table:table-cell table:style-name="ce74" table:formula="of:=[.P15]" office:value-type="percentage" office:value="0.396491228070175" calcext:value-type="percentage">
            <text:p>39.65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27" calcext:value-type="float">
            <text:p>27</text:p>
          </table:table-cell>
          <table:table-cell table:style-name="ce10" office:value-type="percentage" office:value="0.04" calcext:value-type="percentage">
            <text:p>4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27]/([.E27]+[.F27])" office:value-type="string" office:string-value="" calcext:value-type="error">
            <text:p>#DIV/0!</text:p>
          </table:table-cell>
          <table:table-cell table:style-name="ce34" table:formula="of:=[.F27]/([.E27]+[.F27])" office:value-type="string" office:string-value="" calcext:value-type="error">
            <text:p>#DIV/0!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8" table:formula="of:=[.I27]/([.I27]+[.J27])" office:value-type="percentage" office:value="0.48" calcext:value-type="percentage">
            <text:p>48%</text:p>
          </table:table-cell>
          <table:table-cell table:style-name="ce34" table:formula="of:=[.J27]/([.I27]+[.J27])" office:value-type="percentage" office:value="0.52" calcext:value-type="percentage">
            <text:p>52%</text:p>
          </table:table-cell>
          <table:table-cell table:number-columns-repeated="5"/>
          <table:covered-table-cell/>
          <table:table-cell table:style-name="ce23" office:value-type="string" calcext:value-type="string">
            <text:p>W/6% OCT</text:p>
          </table:table-cell>
          <table:table-cell table:style-name="ce74" table:formula="of:=[.O16]" office:value-type="percentage" office:value="0.519450800915332" calcext:value-type="percentage">
            <text:p>51.95%</text:p>
          </table:table-cell>
          <table:table-cell table:style-name="ce74" table:formula="of:=[.P16]" office:value-type="percentage" office:value="0.480549199084668" calcext:value-type="percentage">
            <text:p>48.05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28" calcext:value-type="float">
            <text:p>28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28]/([.E28]+[.F28])" office:value-type="string" office:string-value="" calcext:value-type="error">
            <text:p>#DIV/0!</text:p>
          </table:table-cell>
          <table:table-cell table:style-name="ce34" table:formula="of:=[.F28]/([.E28]+[.F28])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8" table:formula="of:=[.I28]/([.I28]+[.J28])" office:value-type="percentage" office:value="0.384615384615385" calcext:value-type="percentage">
            <text:p>38%</text:p>
          </table:table-cell>
          <table:table-cell table:style-name="ce34" table:formula="of:=[.J28]/([.I28]+[.J28])" office:value-type="percentage" office:value="0.615384615384615" calcext:value-type="percentage">
            <text:p>62%</text:p>
          </table:table-cell>
          <table:table-cell table:number-columns-repeated="5"/>
          <table:covered-table-cell/>
          <table:table-cell table:style-name="ce23" office:value-type="string" calcext:value-type="string">
            <text:p>W/8% OCT</text:p>
          </table:table-cell>
          <table:table-cell table:style-name="ce74" table:formula="of:=[.O17]" office:value-type="percentage" office:value="0.566252587991718" calcext:value-type="percentage">
            <text:p>56.63%</text:p>
          </table:table-cell>
          <table:table-cell table:style-name="ce74" table:formula="of:=[.P17]" office:value-type="percentage" office:value="0.433747412008282" calcext:value-type="percentage">
            <text:p>43.37%</text:p>
          </table:table-cell>
          <table:table-cell table:number-columns-repeated="1003"/>
        </table:table-row>
        <table:table-row table:style-name="ro7">
          <table:table-cell/>
          <table:table-cell table:style-name="ce25" office:value-type="float" office:value="29" calcext:value-type="float">
            <text:p>29</text:p>
          </table:table-cell>
          <table:table-cell table:style-name="ce10" office:value-type="percentage" office:value="0.05" calcext:value-type="percentage">
            <text:p>5%</text:p>
          </table:table-cell>
          <table:table-cell table:style-name="ce12" office:value-type="percentage" office:value="0.12" calcext:value-type="percentage">
            <text:p>12%</text:p>
          </table:table-cell>
          <table:table-cell table:style-name="ce24"/>
          <table:table-cell/>
          <table:table-cell table:style-name="ce28" table:formula="of:=[.E29]/([.E29]+[.F29])" office:value-type="string" office:string-value="" calcext:value-type="error">
            <text:p>#DIV/0!</text:p>
          </table:table-cell>
          <table:table-cell table:style-name="ce34" table:formula="of:=[.F29]/([.E29]+[.F29])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8" table:formula="of:=[.I29]/([.I29]+[.J29])" office:value-type="percentage" office:value="0.285714285714286" calcext:value-type="percentage">
            <text:p>29%</text:p>
          </table:table-cell>
          <table:table-cell table:style-name="ce34" table:formula="of:=[.J29]/([.I29]+[.J29])" office:value-type="percentage" office:value="0.714285714285714" calcext:value-type="percentage">
            <text:p>71%</text:p>
          </table:table-cell>
          <table:table-cell table:number-columns-repeated="1012"/>
        </table:table-row>
        <table:table-row table:style-name="ro7">
          <table:table-cell/>
          <table:table-cell table:style-name="ce24"/>
          <table:table-cell table:style-name="ce28" table:number-columns-repeated="2"/>
          <table:table-cell table:style-name="ce24"/>
          <table:table-cell/>
          <table:table-cell table:style-name="ce28" table:formula="of:=[.E30]/([.E30]+[.F30])" office:value-type="string" office:string-value="" calcext:value-type="error">
            <text:p>#DIV/0!</text:p>
          </table:table-cell>
          <table:table-cell table:style-name="ce34" table:formula="of:=[.F30]/([.E30]+[.F30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0]/([.I30]+[.J30])" office:value-type="string" office:string-value="" calcext:value-type="error">
            <text:p>#DIV/0!</text:p>
          </table:table-cell>
          <table:table-cell table:style-name="ce34" table:formula="of:=[.J30]/([.I30]+[.J30])" office:value-type="string" office:string-value="" calcext:value-type="error">
            <text:p>#DIV/0!</text:p>
          </table:table-cell>
          <table:table-cell table:number-columns-repeated="7"/>
          <table:table-cell table:style-name="ce23" office:value-type="string" calcext:value-type="string">
            <text:p>Decisions for MCH</text:p>
          </table:table-cell>
          <table:table-cell table:style-name="ce23" office:value-type="string" calcext:value-type="string">
            <text:p>Decisions for OCT</text:p>
          </table:table-cell>
          <table:table-cell table:number-columns-repeated="1003"/>
        </table:table-row>
        <table:table-row table:style-name="ro7">
          <table:table-cell/>
          <table:table-cell table:style-name="ce24"/>
          <table:table-cell table:style-name="ce28" table:number-columns-repeated="2"/>
          <table:table-cell table:style-name="ce24"/>
          <table:table-cell/>
          <table:table-cell table:style-name="ce28" table:formula="of:=[.E31]/([.E31]+[.F31])" office:value-type="string" office:string-value="" calcext:value-type="error">
            <text:p>#DIV/0!</text:p>
          </table:table-cell>
          <table:table-cell table:style-name="ce34" table:formula="of:=[.F31]/([.E31]+[.F31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1]/([.I31]+[.J31])" office:value-type="string" office:string-value="" calcext:value-type="error">
            <text:p>#DIV/0!</text:p>
          </table:table-cell>
          <table:table-cell table:style-name="ce34" table:formula="of:=[.J31]/([.I31]+[.J31])" office:value-type="string" office:string-value="" calcext:value-type="error">
            <text:p>#DIV/0!</text:p>
          </table:table-cell>
          <table:table-cell table:number-columns-repeated="6"/>
          <table:table-cell table:style-name="ce23" office:value-type="string" calcext:value-type="string">
            <text:p>Pre-conditioning</text:p>
          </table:table-cell>
          <table:table-cell table:style-name="ce74" table:formula="of:=[.T7]" office:value-type="percentage" office:value="0.523809523809524" calcext:value-type="percentage">
            <text:p>52.38%</text:p>
          </table:table-cell>
          <table:table-cell table:style-name="ce74" table:formula="of:=[.U7]" office:value-type="percentage" office:value="0.476190476190476" calcext:value-type="percentage">
            <text:p>47.62%</text:p>
          </table:table-cell>
          <table:table-cell table:number-columns-repeated="1003"/>
        </table:table-row>
        <table:table-row table:style-name="ro7">
          <table:table-cell/>
          <table:table-cell table:style-name="ce24"/>
          <table:table-cell table:style-name="ce28" table:number-columns-repeated="2"/>
          <table:table-cell table:style-name="ce24"/>
          <table:table-cell/>
          <table:table-cell table:style-name="ce28" table:formula="of:=[.E32]/([.E32]+[.F32])" office:value-type="string" office:string-value="" calcext:value-type="error">
            <text:p>#DIV/0!</text:p>
          </table:table-cell>
          <table:table-cell table:style-name="ce34" table:formula="of:=[.F32]/([.E32]+[.F32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2]/([.I32]+[.J32])" office:value-type="string" office:string-value="" calcext:value-type="error">
            <text:p>#DIV/0!</text:p>
          </table:table-cell>
          <table:table-cell table:style-name="ce34" table:formula="of:=[.J32]/([.I32]+[.J32])" office:value-type="string" office:string-value="" calcext:value-type="error">
            <text:p>#DIV/0!</text:p>
          </table:table-cell>
          <table:table-cell table:number-columns-repeated="6"/>
          <table:table-cell table:style-name="ce23" office:value-type="string" calcext:value-type="string">
            <text:p>Trained Against MCH</text:p>
          </table:table-cell>
          <table:table-cell table:style-name="ce74" table:formula="of:=[.T8]" office:value-type="percentage" office:value="0.328571428571429" calcext:value-type="percentage">
            <text:p>32.86%</text:p>
          </table:table-cell>
          <table:table-cell table:style-name="ce74" table:formula="of:=[.U8]" office:value-type="percentage" office:value="0.671428571428571" calcext:value-type="percentage">
            <text:p>67.14%</text:p>
          </table:table-cell>
          <table:table-cell table:number-columns-repeated="1003"/>
        </table:table-row>
        <table:table-row table:style-name="ro7">
          <table:table-cell/>
          <table:table-cell table:style-name="ce24"/>
          <table:table-cell table:style-name="ce28" table:number-columns-repeated="2"/>
          <table:table-cell table:style-name="ce24"/>
          <table:table-cell/>
          <table:table-cell table:style-name="ce28" table:formula="of:=[.E33]/([.E33]+[.F33])" office:value-type="string" office:string-value="" calcext:value-type="error">
            <text:p>#DIV/0!</text:p>
          </table:table-cell>
          <table:table-cell table:style-name="ce34" table:formula="of:=[.F33]/([.E33]+[.F33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3]/([.I33]+[.J33])" office:value-type="string" office:string-value="" calcext:value-type="error">
            <text:p>#DIV/0!</text:p>
          </table:table-cell>
          <table:table-cell table:style-name="ce34" table:formula="of:=[.J33]/([.I33]+[.J33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7">
          <table:table-cell/>
          <table:table-cell table:style-name="ce24"/>
          <table:table-cell table:style-name="ce28" table:number-columns-repeated="2"/>
          <table:table-cell table:style-name="ce24"/>
          <table:table-cell/>
          <table:table-cell table:style-name="ce28" table:formula="of:=[.E34]/([.E34]+[.F34])" office:value-type="string" office:string-value="" calcext:value-type="error">
            <text:p>#DIV/0!</text:p>
          </table:table-cell>
          <table:table-cell table:style-name="ce34" table:formula="of:=[.F34]/([.E34]+[.F34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4]/([.I34]+[.J34])" office:value-type="string" office:string-value="" calcext:value-type="error">
            <text:p>#DIV/0!</text:p>
          </table:table-cell>
          <table:table-cell table:style-name="ce34" table:formula="of:=[.J34]/([.I34]+[.J34])" office:value-type="string" office:string-value="" calcext:value-type="error">
            <text:p>#DIV/0!</text:p>
          </table:table-cell>
          <table:table-cell table:number-columns-repeated="7"/>
          <table:table-cell table:style-name="ce23" office:value-type="string" calcext:value-type="string">
            <text:p>Decisions for MCH</text:p>
          </table:table-cell>
          <table:table-cell table:style-name="ce23" office:value-type="string" calcext:value-type="string">
            <text:p>Decisions for OCT</text:p>
          </table:table-cell>
          <table:table-cell table:number-columns-repeated="1003"/>
        </table:table-row>
        <table:table-row table:style-name="ro7">
          <table:table-cell/>
          <table:table-cell table:style-name="ce24"/>
          <table:table-cell table:style-name="ce28" table:number-columns-repeated="2"/>
          <table:table-cell table:style-name="ce24"/>
          <table:table-cell/>
          <table:table-cell table:style-name="ce28" table:formula="of:=[.E35]/([.E35]+[.F35])" office:value-type="string" office:string-value="" calcext:value-type="error">
            <text:p>#DIV/0!</text:p>
          </table:table-cell>
          <table:table-cell table:style-name="ce34" table:formula="of:=[.F35]/([.E35]+[.F35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5]/([.I35]+[.J35])" office:value-type="string" office:string-value="" calcext:value-type="error">
            <text:p>#DIV/0!</text:p>
          </table:table-cell>
          <table:table-cell table:style-name="ce34" table:formula="of:=[.J35]/([.I35]+[.J35])" office:value-type="string" office:string-value="" calcext:value-type="error">
            <text:p>#DIV/0!</text:p>
          </table:table-cell>
          <table:table-cell table:number-columns-repeated="6"/>
          <table:table-cell table:style-name="ce23" office:value-type="string" calcext:value-type="string">
            <text:p>Pre-conditioning</text:p>
          </table:table-cell>
          <table:table-cell table:style-name="ce74" table:formula="of:=[.T13]" office:value-type="percentage" office:value="0.439024390243902" calcext:value-type="percentage">
            <text:p>43.90%</text:p>
          </table:table-cell>
          <table:table-cell table:style-name="ce74" table:formula="of:=[.U13]" office:value-type="percentage" office:value="0.560975609756098" calcext:value-type="percentage">
            <text:p>56.10%</text:p>
          </table:table-cell>
          <table:table-cell table:number-columns-repeated="1003"/>
        </table:table-row>
        <table:table-row table:style-name="ro7">
          <table:table-cell/>
          <table:table-cell table:style-name="ce24"/>
          <table:table-cell table:style-name="ce28" table:number-columns-repeated="2"/>
          <table:table-cell table:style-name="ce24"/>
          <table:table-cell/>
          <table:table-cell table:style-name="ce28" table:formula="of:=[.E36]/([.E36]+[.F36])" office:value-type="string" office:string-value="" calcext:value-type="error">
            <text:p>#DIV/0!</text:p>
          </table:table-cell>
          <table:table-cell table:style-name="ce34" table:formula="of:=[.F36]/([.E36]+[.F36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6]/([.I36]+[.J36])" office:value-type="string" office:string-value="" calcext:value-type="error">
            <text:p>#DIV/0!</text:p>
          </table:table-cell>
          <table:table-cell table:style-name="ce34" table:formula="of:=[.J36]/([.I36]+[.J36])" office:value-type="string" office:string-value="" calcext:value-type="error">
            <text:p>#DIV/0!</text:p>
          </table:table-cell>
          <table:table-cell table:number-columns-repeated="6"/>
          <table:table-cell table:style-name="ce23" office:value-type="string" calcext:value-type="string">
            <text:p>Trained Against OCT</text:p>
          </table:table-cell>
          <table:table-cell table:style-name="ce74" table:formula="of:=[.T14]" office:value-type="percentage" office:value="0.541666666666667" calcext:value-type="percentage">
            <text:p>54.17%</text:p>
          </table:table-cell>
          <table:table-cell table:style-name="ce74" table:formula="of:=[.U14]" office:value-type="percentage" office:value="0.458333333333333" calcext:value-type="percentage">
            <text:p>45.83%</text:p>
          </table:table-cell>
          <table:table-cell table:number-columns-repeated="1003"/>
        </table:table-row>
        <table:table-row table:style-name="ro7">
          <table:table-cell/>
          <table:table-cell table:style-name="ce24"/>
          <table:table-cell table:style-name="ce28" table:number-columns-repeated="2"/>
          <table:table-cell table:style-name="ce24"/>
          <table:table-cell/>
          <table:table-cell table:style-name="ce28" table:formula="of:=[.E37]/([.E37]+[.F37])" office:value-type="string" office:string-value="" calcext:value-type="error">
            <text:p>#DIV/0!</text:p>
          </table:table-cell>
          <table:table-cell table:style-name="ce34" table:formula="of:=[.F37]/([.E37]+[.F37])" office:value-type="string" office:string-value="" calcext:value-type="error">
            <text:p>#DIV/0!</text:p>
          </table:table-cell>
          <table:table-cell table:number-columns-repeated="2"/>
          <table:table-cell table:style-name="ce28" table:formula="of:=[.I37]/([.I37]+[.J37])" office:value-type="string" office:string-value="" calcext:value-type="error">
            <text:p>#DIV/0!</text:p>
          </table:table-cell>
          <table:table-cell table:style-name="ce34" table:formula="of:=[.J37]/([.I37]+[.J37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ring Tally" table:style-name="ta7"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11" table:default-cell-style-name="ce21"/>
        <table:table-column table:style-name="co12" table:default-cell-style-name="ce21"/>
        <table:table-column table:style-name="co9" table:number-columns-repeated="999" table:default-cell-style-name="ce21"/>
        <table:table-row table:style-name="ro8">
          <table:table-cell table:number-columns-repeated="1023"/>
        </table:table-row>
        <table:table-row table:style-name="ro9">
          <table:table-cell table:style-name="ce40" office:value-type="string" calcext:value-type="string" table:number-columns-spanned="24" table:number-rows-spanned="1">
            <text:p>Key: Period 1 = Testing pre-conditioning; 2 = training 1; 3 = training 2; 4 = training 3; 5 = training 4; 6 = testing post-conditioning</text:p>
          </table:table-cell>
          <table:covered-table-cell table:number-columns-repeated="23"/>
          <table:table-cell table:number-columns-repeated="999"/>
        </table:table-row>
        <table:table-row table:style-name="ro9">
          <table:table-cell table:style-name="ce41" office:value-type="string" calcext:value-type="string" table:number-columns-spanned="24" table:number-rows-spanned="1">
            <text:p>Key: Training 1 = all OCT no shock; training 2 = all MCH + shock; training 3 = all OCT no shock; training 4 = all MCH + shock</text:p>
          </table:table-cell>
          <table:covered-table-cell table:number-columns-repeated="23"/>
          <table:table-cell table:number-columns-repeated="999"/>
        </table:table-row>
        <table:table-row table:style-name="ro9">
          <table:table-cell table:number-columns-repeated="1023"/>
        </table:table-row>
        <table:table-row table:style-name="ro7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10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Enters top (left)</text:p>
          </table:table-cell>
          <table:table-cell table:style-name="ce47" office:value-type="string" calcext:value-type="string">
            <text:p>Enters bottom (right)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Enters top (left)</text:p>
          </table:table-cell>
          <table:table-cell table:style-name="ce45" office:value-type="string" calcext:value-type="string">
            <text:p>Enters bottom (right)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Enters top (left)</text:p>
          </table:table-cell>
          <table:table-cell table:style-name="ce47" office:value-type="string" calcext:value-type="string">
            <text:p>Enters bottom (right)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Enters top (left)</text:p>
          </table:table-cell>
          <table:table-cell table:style-name="ce45" office:value-type="string" calcext:value-type="string">
            <text:p>Enters bottom (right)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Enters top (left)</text:p>
          </table:table-cell>
          <table:table-cell table:style-name="ce47" office:value-type="string" calcext:value-type="string">
            <text:p>Enters bottom (right)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Enters top (left)</text:p>
          </table:table-cell>
          <table:table-cell table:style-name="ce45" office:value-type="string" calcext:value-type="string">
            <text:p>Enters bottom (right)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Enters top (left)</text:p>
          </table:table-cell>
          <table:table-cell table:style-name="ce47" office:value-type="string" calcext:value-type="string">
            <text:p>Enters bottom (right)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Enters top (left)</text:p>
          </table:table-cell>
          <table:table-cell table:style-name="ce47" office:value-type="string" calcext:value-type="string">
            <text:p>Enters bottom (right)</text:p>
          </table:table-cell>
          <table:table-cell table:number-columns-repeated="999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9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number-columns-repeated="999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number-columns-repeated="999"/>
        </table:table-row>
        <table:table-row table:style-name="ro7"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style-name="ce24" office:value-type="float" office:value="4" calcext:value-type="float">
            <text:p>4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style-name="ce24" office:value-type="float" office:value="4" calcext:value-type="float">
            <text:p>4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style-name="ce24" office:value-type="float" office:value="4" calcext:value-type="float">
            <text:p>4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number-columns-repeated="999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style-name="ce24" office:value-type="float" office:value="5" calcext:value-type="float">
            <text:p>5</text:p>
          </table:table-cell>
          <table:table-cell table:number-columns-repeated="2"/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style-name="ce24" office:value-type="float" office:value="5" calcext:value-type="float">
            <text:p>5</text:p>
          </table:table-cell>
          <table:table-cell table:number-columns-repeated="2"/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style-name="ce24" office:value-type="float" office:value="5" calcext:value-type="float">
            <text:p>5</text:p>
          </table:table-cell>
          <table:table-cell table:number-columns-repeated="2"/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number-columns-repeated="999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999"/>
        </table:table-row>
        <table:table-row table:style-name="ro7">
          <table:table-cell table:number-columns-repeated="1023"/>
        </table:table-row>
        <table:table-row table:style-name="ro7">
          <table:table-cell/>
          <table:table-cell table:style-name="ce50" office:value-type="string" calcext:value-type="string" table:number-columns-spanned="3" table:number-rows-spanned="1">
            <text:p>Pre-conditioning Testing:</text:p>
          </table:table-cell>
          <table:covered-table-cell table:number-columns-repeated="2"/>
          <table:table-cell table:number-columns-repeated="2"/>
          <table:table-cell table:style-name="ce50" office:value-type="string" calcext:value-type="string" table:number-columns-spanned="3" table:number-rows-spanned="1">
            <text:p>Post-conditioning Testing:</text:p>
          </table:table-cell>
          <table:covered-table-cell table:number-columns-repeated="2"/>
          <table:table-cell table:number-columns-repeated="1014"/>
        </table:table-row>
        <table:table-row table:style-name="ro7">
          <table:table-cell/>
          <table:table-cell table:style-name="ce76" office:value-type="string" calcext:value-type="string" table:number-columns-spanned="2" table:number-rows-spanned="1">
            <text:p>Total entry into left:</text:p>
          </table:table-cell>
          <table:covered-table-cell table:style-name="ce23"/>
          <table:table-cell table:style-name="ce23" table:formula="of:=[.B7]+[.E7]+[.H7]+[.K7]+[.N7]+[.Q7]+[.T7]+[.W7]" office:value-type="float" office:value="11" calcext:value-type="float">
            <text:p>11</text:p>
          </table:table-cell>
          <table:table-cell table:number-columns-repeated="2"/>
          <table:table-cell table:style-name="ce76" office:value-type="string" calcext:value-type="string" table:number-columns-spanned="2" table:number-rows-spanned="1">
            <text:p>Total entry into left:</text:p>
          </table:table-cell>
          <table:covered-table-cell table:style-name="ce23"/>
          <table:table-cell table:style-name="ce23" table:formula="of:=[.B12]+[.E12]+[.H12]+[.K12]+[.N12]+[.Q12]+[.T12]+[.W12]" office:value-type="float" office:value="6" calcext:value-type="float">
            <text:p>6</text:p>
          </table:table-cell>
          <table:table-cell table:number-columns-repeated="1014"/>
        </table:table-row>
        <table:table-row table:style-name="ro7">
          <table:table-cell/>
          <table:table-cell table:style-name="ce77" office:value-type="string" calcext:value-type="string" table:number-columns-spanned="2" table:number-rows-spanned="1">
            <text:p>Total entry into right:</text:p>
          </table:table-cell>
          <table:covered-table-cell table:style-name="ce23"/>
          <table:table-cell table:style-name="ce23" table:formula="of:=[.C7]+[.F7]+[.I7]+[.L7]+[.O7]+[.R7]+[.U7]+[.X7]" office:value-type="float" office:value="13" calcext:value-type="float">
            <text:p>13</text:p>
          </table:table-cell>
          <table:table-cell table:number-columns-repeated="2"/>
          <table:table-cell table:style-name="ce77" office:value-type="string" calcext:value-type="string" table:number-columns-spanned="2" table:number-rows-spanned="1">
            <text:p>Total entry into right:</text:p>
          </table:table-cell>
          <table:covered-table-cell table:style-name="ce23"/>
          <table:table-cell table:style-name="ce23" table:formula="of:=[.C12]+[.F12]+[.I12]+[.L12]+[.O12]+[.R12]+[.U12]+[.X12]"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number-columns-repeated="1023"/>
        </table:table-row>
        <table:table-row table:style-name="ro7">
          <table:table-cell table:style-name="ce42" office:value-type="string" calcext:value-type="string" table:number-columns-spanned="3" table:number-rows-spanned="1">
            <text:p>Fly 1</text:p>
          </table:table-cell>
          <table:covered-table-cell table:style-name="ce44"/>
          <table:covered-table-cell table:style-name="ce46"/>
          <table:table-cell table:style-name="ce49" office:value-type="string" calcext:value-type="string" table:number-columns-spanned="3" table:number-rows-spanned="1">
            <text:p>Fly 2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Fly 3</text:p>
          </table:table-cell>
          <table:covered-table-cell table:style-name="ce44"/>
          <table:covered-table-cell table:style-name="ce46"/>
          <table:table-cell table:style-name="ce51" office:value-type="string" calcext:value-type="string" table:number-columns-spanned="3" table:number-rows-spanned="1">
            <text:p>Fly 4</text:p>
          </table:table-cell>
          <table:covered-table-cell table:number-columns-repeated="2" table:style-name="ce44"/>
          <table:table-cell table:style-name="ce52" office:value-type="string" calcext:value-type="string" table:number-columns-spanned="3" table:number-rows-spanned="1">
            <text:p>Fly 5</text:p>
          </table:table-cell>
          <table:covered-table-cell table:style-name="ce44"/>
          <table:covered-table-cell table:style-name="ce46"/>
          <table:table-cell table:style-name="ce53" office:value-type="string" calcext:value-type="string" table:number-columns-spanned="3" table:number-rows-spanned="1">
            <text:p>Fly 6</text:p>
          </table:table-cell>
          <table:covered-table-cell table:number-columns-repeated="2" table:style-name="ce44"/>
          <table:table-cell table:style-name="ce54" office:value-type="string" calcext:value-type="string" table:number-columns-spanned="3" table:number-rows-spanned="1">
            <text:p>Fly 7</text:p>
          </table:table-cell>
          <table:covered-table-cell table:style-name="ce44"/>
          <table:covered-table-cell table:style-name="ce46"/>
          <table:table-cell table:style-name="ce55" office:value-type="string" calcext:value-type="string" table:number-columns-spanned="3" table:number-rows-spanned="1">
            <text:p>Fly 8</text:p>
          </table:table-cell>
          <table:covered-table-cell table:style-name="ce44"/>
          <table:covered-table-cell table:style-name="ce46"/>
          <table:table-cell table:number-columns-repeated="999"/>
        </table:table-row>
        <table:table-row table:style-name="ro10"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Time in top (left)</text:p>
          </table:table-cell>
          <table:table-cell table:style-name="ce47" office:value-type="string" calcext:value-type="string">
            <text:p>Time in bottom (right)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Time in top (left)</text:p>
          </table:table-cell>
          <table:table-cell table:style-name="ce47" office:value-type="string" calcext:value-type="string">
            <text:p>Time in bottom (right)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Time in top (left)</text:p>
          </table:table-cell>
          <table:table-cell table:style-name="ce47" office:value-type="string" calcext:value-type="string">
            <text:p>Time in bottom (right)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Time in top (left)</text:p>
          </table:table-cell>
          <table:table-cell table:style-name="ce47" office:value-type="string" calcext:value-type="string">
            <text:p>Time in bottom (right)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Time in top (left)</text:p>
          </table:table-cell>
          <table:table-cell table:style-name="ce47" office:value-type="string" calcext:value-type="string">
            <text:p>Time in bottom (right)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Time in top (left)</text:p>
          </table:table-cell>
          <table:table-cell table:style-name="ce47" office:value-type="string" calcext:value-type="string">
            <text:p>Time in bottom (right)</text:p>
          </table:table-cell>
          <table:table-cell table:style-name="ce43" office:value-type="string" calcext:value-type="string">
            <text:p>Period</text:p>
          </table:table-cell>
          <table:table-cell table:style-name="ce45" office:value-type="string" calcext:value-type="string">
            <text:p>Time in top (left)</text:p>
          </table:table-cell>
          <table:table-cell table:style-name="ce47" office:value-type="string" calcext:value-type="string">
            <text:p>Time in bottom (right)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Time in top (left)</text:p>
          </table:table-cell>
          <table:table-cell table:style-name="ce47" office:value-type="string" calcext:value-type="string">
            <text:p>Time in bottom (right)</text:p>
          </table:table-cell>
          <table:table-cell table:number-columns-repeated="999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8"/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/>
          <table:table-cell table:style-name="ce2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8"/>
          <table:table-cell table:style-name="ce2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8"/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8"/>
          <table:table-cell table:number-columns-repeated="999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style-name="ce24" office:value-type="float" office:value="2" calcext:value-type="float">
            <text:p>2</text:p>
          </table:table-cell>
          <table:table-cell/>
          <table:table-cell table:style-name="ce48"/>
          <table:table-cell table:number-columns-repeated="999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style-name="ce24" office:value-type="float" office:value="3" calcext:value-type="float">
            <text:p>3</text:p>
          </table:table-cell>
          <table:table-cell/>
          <table:table-cell table:style-name="ce48"/>
          <table:table-cell table:number-columns-repeated="999"/>
        </table:table-row>
        <table:table-row table:style-name="ro7"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style-name="ce24" office:value-type="float" office:value="4" calcext:value-type="float">
            <text:p>4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style-name="ce24" office:value-type="float" office:value="4" calcext:value-type="float">
            <text:p>4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style-name="ce24" office:value-type="float" office:value="4" calcext:value-type="float">
            <text:p>4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style-name="ce24" office:value-type="float" office:value="4" calcext:value-type="float">
            <text:p>4</text:p>
          </table:table-cell>
          <table:table-cell/>
          <table:table-cell table:style-name="ce48"/>
          <table:table-cell table:number-columns-repeated="999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style-name="ce24" office:value-type="float" office:value="5" calcext:value-type="float">
            <text:p>5</text:p>
          </table:table-cell>
          <table:table-cell table:number-columns-repeated="2"/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style-name="ce24" office:value-type="float" office:value="5" calcext:value-type="float">
            <text:p>5</text:p>
          </table:table-cell>
          <table:table-cell table:number-columns-repeated="2"/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style-name="ce24" office:value-type="float" office:value="5" calcext:value-type="float">
            <text:p>5</text:p>
          </table:table-cell>
          <table:table-cell table:number-columns-repeated="2"/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style-name="ce24" office:value-type="float" office:value="5" calcext:value-type="float">
            <text:p>5</text:p>
          </table:table-cell>
          <table:table-cell/>
          <table:table-cell table:style-name="ce48"/>
          <table:table-cell table:number-columns-repeated="999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7"/>
          <table:table-cell table:style-name="ce43" office:value-type="float" office:value="6" calcext:value-type="float">
            <text:p>6</text:p>
          </table:table-cell>
          <table:table-cell table:style-name="ce45" table:number-columns-repeated="2"/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7"/>
          <table:table-cell table:style-name="ce43" office:value-type="float" office:value="6" calcext:value-type="float">
            <text:p>6</text:p>
          </table:table-cell>
          <table:table-cell table:style-name="ce45" table:number-columns-repeated="2"/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7"/>
          <table:table-cell table:style-name="ce43" office:value-type="float" office:value="6" calcext:value-type="float">
            <text:p>6</text:p>
          </table:table-cell>
          <table:table-cell table:style-name="ce45" table:number-columns-repeated="2"/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7"/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7"/>
          <table:table-cell table:number-columns-repeated="999"/>
        </table:table-row>
        <table:table-row table:style-name="ro7">
          <table:table-cell table:number-columns-repeated="1023"/>
        </table:table-row>
        <table:table-row table:style-name="ro7">
          <table:table-cell/>
          <table:table-cell table:style-name="ce50" office:value-type="string" calcext:value-type="string" table:number-columns-spanned="3" table:number-rows-spanned="1">
            <text:p>Pre-conditioning Testing:</text:p>
          </table:table-cell>
          <table:covered-table-cell table:number-columns-repeated="2"/>
          <table:table-cell table:number-columns-repeated="2"/>
          <table:table-cell table:style-name="ce50" office:value-type="string" calcext:value-type="string" table:number-columns-spanned="3" table:number-rows-spanned="1">
            <text:p>Post-conditioning Testing:</text:p>
          </table:table-cell>
          <table:covered-table-cell table:number-columns-repeated="2"/>
          <table:table-cell table:number-columns-repeated="1014"/>
        </table:table-row>
        <table:table-row table:style-name="ro7">
          <table:table-cell/>
          <table:table-cell table:style-name="ce76" office:value-type="string" calcext:value-type="string" table:number-columns-spanned="2" table:number-rows-spanned="1">
            <text:p>Total time in left:</text:p>
          </table:table-cell>
          <table:covered-table-cell table:style-name="ce23"/>
          <table:table-cell table:style-name="ce23" table:formula="of:=[.B21]+[.E21]+[.H21]+[.K21]+[.N21]+[.Q21]+[.T21]+[.W21]" office:value-type="float" office:value="0" calcext:value-type="float">
            <text:p>0</text:p>
          </table:table-cell>
          <table:table-cell table:number-columns-repeated="2"/>
          <table:table-cell table:style-name="ce76" office:value-type="string" calcext:value-type="string" table:number-columns-spanned="2" table:number-rows-spanned="1">
            <text:p>Total time in left:</text:p>
          </table:table-cell>
          <table:covered-table-cell table:style-name="ce23"/>
          <table:table-cell table:style-name="ce23" table:formula="of:=[.B26]+[.E26]+[.H26]+[.K26]+[.N26]+[.Q26]+[.T26]+[.W26]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/>
          <table:table-cell table:style-name="ce77" office:value-type="string" calcext:value-type="string" table:number-columns-spanned="2" table:number-rows-spanned="1">
            <text:p>Total time in right:</text:p>
          </table:table-cell>
          <table:covered-table-cell table:style-name="ce23"/>
          <table:table-cell table:style-name="ce23" table:formula="of:=[.C21]+[.F21]+[.I21]+[.L21]+[.O21]+[.R21]+[.U21]+[.X21]" office:value-type="float" office:value="0" calcext:value-type="float">
            <text:p>0</text:p>
          </table:table-cell>
          <table:table-cell table:number-columns-repeated="2"/>
          <table:table-cell table:style-name="ce77" office:value-type="string" calcext:value-type="string" table:number-columns-spanned="2" table:number-rows-spanned="1">
            <text:p>Total time in right:</text:p>
          </table:table-cell>
          <table:covered-table-cell table:style-name="ce23"/>
          <table:table-cell table:style-name="ce23" table:formula="of:=[.C26]+[.F26]+[.I26]+[.L26]+[.O26]+[.R26]+[.U26]+[.X26]" office:value-type="float" office:value="0" calcext:value-type="float">
            <text:p>0</text:p>
          </table:table-cell>
          <table:table-cell table:number-columns-repeated="1014"/>
        </table:table-row>
        <table:table-row table:style-name="ro7" table:number-rows-repeated="3">
          <table:table-cell table:number-columns-repeated="1023"/>
        </table:table-row>
        <table:table-row table:style-name="ro4" table:number-rows-repeated="104854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6:18:19.2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2:51:47.603000000</meta:creation-date>
    <dc:date>2016-08-16T16:56:47.465000000</dc:date>
    <meta:editing-duration>PT22H36M42S</meta:editing-duration>
    <meta:editing-cycles>57</meta:editing-cycles>
    <meta:generator>LibreOffice/5.1.3.2$Windows_X86_64 LibreOffice_project/644e4637d1d8544fd9f56425bd6cec110e49301b</meta:generator>
    <meta:document-statistic meta:table-count="7" meta:cell-count="349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59cm" svg:height="4.554cm" xlink:href=".." xlink:type="simple" chart:class="chart:bar" chart:style-name="ch1">
        <chart:legend chart:legend-position="end" svg:x="13.646cm" svg:y="1.729cm" style:legend-expansion="high" chart:style-name="ch2"/>
        <chart:plot-area chart:style-name="ch3" table:cell-range-address="Analysis.S2:Analysis.U4" chart:data-source-has-labels="both" svg:x="0.345cm" svg:y="0.091cm" svg:width="12.956cm" svg:height="4.372cm">
          <chartooo:coordinate-region svg:x="3.374cm" svg:y="0.091cm" svg:width="9.251cm" svg:height="3.725cm"/>
          <chart:axis chart:dimension="x" chart:name="primary-x" chart:style-name="ch4" chartooo:axis-type="auto">
            <chartooo:date-scale/>
            <chart:categories table:cell-range-address="Analysis.S3:Analysis.S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T3:Analysis.T4" chart:label-cell-address="Analysis.T2:Analysis.T2" chart:class="chart:bar">
            <chart:data-point chart:repeated="2"/>
          </chart:series>
          <chart:series chart:style-name="ch8" chart:values-cell-range-address="Analysis.U3:Analysis.U4" chart:label-cell-address="Analysis.U2:Analysis.U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  <draw:g>
                  <svg:desc>Analysis.T2:Analysis.T2</svg:desc>
                </draw:g>
              </table:table-cell>
              <table:table-cell office:value-type="string">
                <text:p>Decisions for OCT</text:p>
                <draw:g>
                  <svg:desc>Analysis.U2:Analysis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S3:Analysis.S4</svg:desc>
                </draw:g>
              </table:table-cell>
              <table:table-cell office:value-type="float" office:value="0.523809523809524">
                <text:p>0.523809523809524</text:p>
                <draw:g>
                  <svg:desc>Analysis.T3:Analysis.T4</svg:desc>
                </draw:g>
              </table:table-cell>
              <table:table-cell office:value-type="float" office:value="0.476190476190476">
                <text:p>0.476190476190476</text:p>
                <draw:g>
                  <svg:desc>Analysis.U3:Analysis.U4</svg:desc>
                </draw:g>
              </table:table-cell>
            </table:table-row>
            <table:table-row>
              <table:table-cell office:value-type="string">
                <text:p>Mock-conditioning</text:p>
              </table:table-cell>
              <table:table-cell office:value-type="float" office:value="0.536878216123499">
                <text:p>0.536878216123499</text:p>
              </table:table-cell>
              <table:table-cell office:value-type="float" office:value="0.463121783876501">
                <text:p>0.463121783876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3.834cm" xlink:href=".." xlink:type="simple" chart:class="chart:bar" chart:style-name="ch1">
        <chart:legend chart:legend-position="end" svg:x="12.392cm" svg:y="1.369cm" style:legend-expansion="high" chart:style-name="ch2"/>
        <chart:plot-area chart:style-name="ch3" table:cell-range-address="Analysis.S30:Analysis.U32" chart:data-source-has-labels="both" svg:x="0.32cm" svg:y="0.076cm" svg:width="11.752cm" svg:height="3.682cm">
          <chartooo:coordinate-region svg:x="3.825cm" svg:y="0.076cm" svg:width="7.571cm" svg:height="3.035cm"/>
          <chart:axis chart:dimension="x" chart:name="primary-x" chart:style-name="ch4" chartooo:axis-type="auto">
            <chartooo:date-scale/>
            <chart:categories table:cell-range-address="Analysis.S31:Analysis.S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T31:Analysis.T32" chart:label-cell-address="Analysis.T30:Analysis.T30" chart:class="chart:bar">
            <chart:data-point chart:repeated="2"/>
          </chart:series>
          <chart:series chart:style-name="ch8" chart:values-cell-range-address="Analysis.U31:Analysis.U32" chart:label-cell-address="Analysis.U30:Analysis.U3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  <draw:g>
                  <svg:desc>Analysis.T30:Analysis.T30</svg:desc>
                </draw:g>
              </table:table-cell>
              <table:table-cell office:value-type="string">
                <text:p>Decisions for OCT</text:p>
                <draw:g>
                  <svg:desc>Analysis.U30:Analysis.U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S31:Analysis.S32</svg:desc>
                </draw:g>
              </table:table-cell>
              <table:table-cell office:value-type="float" office:value="0.523809523809524">
                <text:p>0.523809523809524</text:p>
                <draw:g>
                  <svg:desc>Analysis.T31:Analysis.T32</svg:desc>
                </draw:g>
              </table:table-cell>
              <table:table-cell office:value-type="float" office:value="0.476190476190476">
                <text:p>0.476190476190476</text:p>
                <draw:g>
                  <svg:desc>Analysis.U31:Analysis.U32</svg:desc>
                </draw:g>
              </table:table-cell>
            </table:table-row>
            <table:table-row>
              <table:table-cell office:value-type="string">
                <text:p>Trained Against MCH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671428571428571">
                <text:p>0.671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4.403cm" xlink:href=".." xlink:type="simple" chart:class="chart:bar" chart:style-name="ch1">
        <chart:legend chart:legend-position="end" svg:x="12.387cm" svg:y="1.653cm" style:legend-expansion="high" chart:style-name="ch2"/>
        <chart:plot-area chart:style-name="ch3" table:cell-range-address="Analysis.S34:Analysis.U36" chart:data-source-has-labels="both" svg:x="0.32cm" svg:y="0.088cm" svg:width="11.747cm" svg:height="4.227cm">
          <chartooo:coordinate-region svg:x="3.746cm" svg:y="0.088cm" svg:width="7.645cm" svg:height="3.58cm"/>
          <chart:axis chart:dimension="x" chart:name="primary-x" chart:style-name="ch4" chartooo:axis-type="auto">
            <chartooo:date-scale/>
            <chart:categories table:cell-range-address="Analysis.S35:Analysis.S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T35:Analysis.T36" chart:label-cell-address="Analysis.T34:Analysis.T34" chart:class="chart:bar">
            <chart:data-point chart:repeated="2"/>
          </chart:series>
          <chart:series chart:style-name="ch8" chart:values-cell-range-address="Analysis.U35:Analysis.U36" chart:label-cell-address="Analysis.U34:Analysis.U3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  <draw:g>
                  <svg:desc>Analysis.T34:Analysis.T34</svg:desc>
                </draw:g>
              </table:table-cell>
              <table:table-cell office:value-type="string">
                <text:p>Decisions for OCT</text:p>
                <draw:g>
                  <svg:desc>Analysis.U34:Analysis.U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S35:Analysis.S36</svg:desc>
                </draw:g>
              </table:table-cell>
              <table:table-cell office:value-type="float" office:value="0.439024390243902">
                <text:p>0.439024390243902</text:p>
                <draw:g>
                  <svg:desc>Analysis.T35:Analysis.T36</svg:desc>
                </draw:g>
              </table:table-cell>
              <table:table-cell office:value-type="float" office:value="0.560975609756098">
                <text:p>0.560975609756098</text:p>
                <draw:g>
                  <svg:desc>Analysis.U35:Analysis.U36</svg:desc>
                </draw:g>
              </table:table-cell>
            </table:table-row>
            <table:table-row>
              <table:table-cell office:value-type="string">
                <text:p>Trained Against OCT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458333333333333">
                <text:p>0.458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394cm" xlink:href=".." xlink:type="simple" chart:class="chart:line" chart:style-name="ch1">
        <chart:legend chart:legend-position="end" svg:x="11.798cm" svg:y="2.649cm" style:legend-expansion="high" chart:style-name="ch2"/>
        <chart:plot-area chart:style-name="ch3" table:cell-range-address="Analysis.S6:Analysis.U10" chart:data-source-has-labels="both" svg:x="0.32cm" svg:y="0.127cm" svg:width="11.158cm" svg:height="6.14cm">
          <chartooo:coordinate-region svg:x="1.735cm" svg:y="0.326cm" svg:width="8.828cm" svg:height="5.294cm"/>
          <chart:axis chart:dimension="x" chart:name="primary-x" chart:style-name="ch4" chartooo:axis-type="auto">
            <chartooo:date-scale/>
            <chart:categories table:cell-range-address="Analysis.S7:Analysis.S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T7:Analysis.T10" chart:label-cell-address="Analysis.T6:Analysis.T6" chart:class="chart:line">
            <chart:data-point chart:repeated="4"/>
          </chart:series>
          <chart:series chart:style-name="ch8" chart:values-cell-range-address="Analysis.U7:Analysis.U10" chart:label-cell-address="Analysis.U6:Analysis.U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  <draw:g>
                  <svg:desc>Analysis.T6:Analysis.T6</svg:desc>
                </draw:g>
              </table:table-cell>
              <table:table-cell office:value-type="string">
                <text:p>Decisions for OCT</text:p>
                <draw:g>
                  <svg:desc>Analysis.U6:Analysis.U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S7:Analysis.S10</svg:desc>
                </draw:g>
              </table:table-cell>
              <table:table-cell office:value-type="float" office:value="0.523809523809524">
                <text:p>0.523809523809524</text:p>
                <draw:g>
                  <svg:desc>Analysis.T7:Analysis.T10</svg:desc>
                </draw:g>
              </table:table-cell>
              <table:table-cell office:value-type="float" office:value="0.476190476190476">
                <text:p>0.476190476190476</text:p>
                <draw:g>
                  <svg:desc>Analysis.U7:Analysis.U10</svg:desc>
                </draw:g>
              </table:table-cell>
            </table:table-row>
            <table:table-row>
              <table:table-cell office:value-type="string">
                <text:p>W/5% MCH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671428571428571">
                <text:p>0.671428571428571</text:p>
              </table:table-cell>
            </table:table-row>
            <table:table-row>
              <table:table-cell office:value-type="string">
                <text:p>W/4% MCH</text:p>
              </table:table-cell>
              <table:table-cell office:value-type="float" office:value="0.426470588235294">
                <text:p>0.426470588235294</text:p>
              </table:table-cell>
              <table:table-cell office:value-type="float" office:value="0.573529411764706">
                <text:p>0.573529411764706</text:p>
              </table:table-cell>
            </table:table-row>
            <table:table-row>
              <table:table-cell office:value-type="string">
                <text:p>W/3% MCH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541666666666667">
                <text:p>0.541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236cm" xlink:href=".." xlink:type="simple" chart:class="chart:line" chart:style-name="ch1">
        <chart:legend chart:legend-position="end" svg:x="11.798cm" svg:y="2.57cm" style:legend-expansion="high" chart:style-name="ch2"/>
        <chart:plot-area chart:style-name="ch3" table:cell-range-address="Analysis.S12:Analysis.U16" chart:data-source-has-labels="both" svg:x="0.32cm" svg:y="0.124cm" svg:width="11.158cm" svg:height="5.988cm">
          <chartooo:coordinate-region svg:x="1.735cm" svg:y="0.324cm" svg:width="8.868cm" svg:height="5.141cm"/>
          <chart:axis chart:dimension="x" chart:name="primary-x" chart:style-name="ch4" chartooo:axis-type="auto">
            <chartooo:date-scale/>
            <chart:categories table:cell-range-address="Analysis.S13:Analysis.S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T13:Analysis.T16" chart:label-cell-address="Analysis.T12:Analysis.T12" chart:class="chart:line">
            <chart:data-point chart:repeated="4"/>
          </chart:series>
          <chart:series chart:style-name="ch8" chart:values-cell-range-address="Analysis.U13:Analysis.U16" chart:label-cell-address="Analysis.U12:Analysis.U1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  <draw:g>
                  <svg:desc>Analysis.T12:Analysis.T12</svg:desc>
                </draw:g>
              </table:table-cell>
              <table:table-cell office:value-type="string">
                <text:p>Decisions for OCT</text:p>
                <draw:g>
                  <svg:desc>Analysis.U12:Analysis.U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S13:Analysis.S16</svg:desc>
                </draw:g>
              </table:table-cell>
              <table:table-cell office:value-type="float" office:value="0.439024390243902">
                <text:p>0.439024390243902</text:p>
                <draw:g>
                  <svg:desc>Analysis.T13:Analysis.T16</svg:desc>
                </draw:g>
              </table:table-cell>
              <table:table-cell office:value-type="float" office:value="0.560975609756098">
                <text:p>0.560975609756098</text:p>
                <draw:g>
                  <svg:desc>Analysis.U13:Analysis.U16</svg:desc>
                </draw:g>
              </table:table-cell>
            </table:table-row>
            <table:table-row>
              <table:table-cell office:value-type="string">
                <text:p>W/8% OCT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W/6% OCT</text:p>
              </table:table-cell>
              <table:table-cell office:value-type="float" office:value="0.497150997150997">
                <text:p>0.497150997150997</text:p>
              </table:table-cell>
              <table:table-cell office:value-type="float" office:value="0.502849002849003">
                <text:p>0.502849002849003</text:p>
              </table:table-cell>
            </table:table-row>
            <table:table-row>
              <table:table-cell office:value-type="string">
                <text:p>W/4% OCT</text:p>
              </table:table-cell>
              <table:table-cell office:value-type="float" office:value="0.475287356321839">
                <text:p>0.475287356321839</text:p>
              </table:table-cell>
              <table:table-cell office:value-type="float" office:value="0.524712643678161">
                <text:p>0.524712643678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183cm" xlink:href=".." xlink:type="simple" chart:class="chart:line" chart:style-name="ch1">
        <chart:legend chart:legend-position="end" svg:x="11.798cm" svg:y="2.543cm" style:legend-expansion="high" chart:style-name="ch2"/>
        <chart:plot-area chart:style-name="ch3" table:cell-range-address="Analysis.S18:Analysis.U22" chart:data-source-has-labels="both" svg:x="0.32cm" svg:y="0.123cm" svg:width="11.158cm" svg:height="5.937cm">
          <chartooo:coordinate-region svg:x="1.735cm" svg:y="0.322cm" svg:width="8.828cm" svg:height="5.091cm"/>
          <chart:axis chart:dimension="x" chart:name="primary-x" chart:style-name="ch4" chartooo:axis-type="auto">
            <chartooo:date-scale/>
            <chart:categories table:cell-range-address="Analysis.S19:Analysis.S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T19:Analysis.T22" chart:label-cell-address="Analysis.T18:Analysis.T18" chart:class="chart:line">
            <chart:data-point chart:repeated="4"/>
          </chart:series>
          <chart:series chart:style-name="ch8" chart:values-cell-range-address="Analysis.U19:Analysis.U22" chart:label-cell-address="Analysis.U18:Analysis.U18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  <draw:g>
                  <svg:desc>Analysis.T18:Analysis.T18</svg:desc>
                </draw:g>
              </table:table-cell>
              <table:table-cell office:value-type="string">
                <text:p>Decisions for OCT</text:p>
                <draw:g>
                  <svg:desc>Analysis.U18:Analysis.U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S19:Analysis.S22</svg:desc>
                </draw:g>
              </table:table-cell>
              <table:table-cell office:value-type="float" office:value="0.484848484848485">
                <text:p>0.484848484848485</text:p>
                <draw:g>
                  <svg:desc>Analysis.T19:Analysis.T22</svg:desc>
                </draw:g>
              </table:table-cell>
              <table:table-cell office:value-type="float" office:value="0.515151515151515">
                <text:p>0.515151515151515</text:p>
                <draw:g>
                  <svg:desc>Analysis.U19:Analysis.U22</svg:desc>
                </draw:g>
              </table:table-cell>
            </table:table-row>
            <table:table-row>
              <table:table-cell office:value-type="string">
                <text:p>W/3% MCH</text:p>
              </table:table-cell>
              <table:table-cell office:value-type="float" office:value="0.414614121510673">
                <text:p>0.414614121510673</text:p>
              </table:table-cell>
              <table:table-cell office:value-type="float" office:value="0.585385878489327">
                <text:p>0.585385878489327</text:p>
              </table:table-cell>
            </table:table-row>
            <table:table-row>
              <table:table-cell office:value-type="string">
                <text:p>W/4% MCH</text:p>
              </table:table-cell>
              <table:table-cell office:value-type="float" office:value="0.45875">
                <text:p>0.45875</text:p>
              </table:table-cell>
              <table:table-cell office:value-type="float" office:value="0.54125">
                <text:p>0.54125</text:p>
              </table:table-cell>
            </table:table-row>
            <table:table-row>
              <table:table-cell office:value-type="string">
                <text:p>W/5% MCH</text:p>
              </table:table-cell>
              <table:table-cell office:value-type="float" office:value="0.335164835164835">
                <text:p>0.335164835164835</text:p>
              </table:table-cell>
              <table:table-cell office:value-type="float" office:value="0.664835164835165">
                <text:p>0.6648351648351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186cm" xlink:href=".." xlink:type="simple" chart:class="chart:line" chart:style-name="ch1">
        <chart:legend chart:legend-position="end" svg:x="11.798cm" svg:y="2.545cm" style:legend-expansion="high" chart:style-name="ch2"/>
        <chart:plot-area chart:style-name="ch3" table:cell-range-address="Analysis.S24:Analysis.U28" chart:data-source-has-labels="both" svg:x="0.32cm" svg:y="0.123cm" svg:width="11.158cm" svg:height="5.94cm">
          <chartooo:coordinate-region svg:x="1.735cm" svg:y="0.322cm" svg:width="8.868cm" svg:height="5.094cm"/>
          <chart:axis chart:dimension="x" chart:name="primary-x" chart:style-name="ch4" chartooo:axis-type="auto">
            <chartooo:date-scale/>
            <chart:categories table:cell-range-address="Analysis.S25:Analysis.S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T25:Analysis.T28" chart:label-cell-address="Analysis.T24:Analysis.T24" chart:class="chart:line">
            <chart:data-point chart:repeated="4"/>
          </chart:series>
          <chart:series chart:style-name="ch8" chart:values-cell-range-address="Analysis.U25:Analysis.U28" chart:label-cell-address="Analysis.U24:Analysis.U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  <draw:g>
                  <svg:desc>Analysis.T24:Analysis.T24</svg:desc>
                </draw:g>
              </table:table-cell>
              <table:table-cell office:value-type="string">
                <text:p>Decisions for OCT</text:p>
                <draw:g>
                  <svg:desc>Analysis.U24:Analysis.U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S25:Analysis.S28</svg:desc>
                </draw:g>
              </table:table-cell>
              <table:table-cell office:value-type="float" office:value="0.448979591836735">
                <text:p>0.448979591836735</text:p>
                <draw:g>
                  <svg:desc>Analysis.T25:Analysis.T28</svg:desc>
                </draw:g>
              </table:table-cell>
              <table:table-cell office:value-type="float" office:value="0.551020408163265">
                <text:p>0.551020408163265</text:p>
                <draw:g>
                  <svg:desc>Analysis.U25:Analysis.U28</svg:desc>
                </draw:g>
              </table:table-cell>
            </table:table-row>
            <table:table-row>
              <table:table-cell office:value-type="string">
                <text:p>W/4% OCT</text:p>
              </table:table-cell>
              <table:table-cell office:value-type="float" office:value="0.603508771929825">
                <text:p>0.603508771929825</text:p>
              </table:table-cell>
              <table:table-cell office:value-type="float" office:value="0.396491228070175">
                <text:p>0.396491228070175</text:p>
              </table:table-cell>
            </table:table-row>
            <table:table-row>
              <table:table-cell office:value-type="string">
                <text:p>W/6% OCT</text:p>
              </table:table-cell>
              <table:table-cell office:value-type="float" office:value="0.519450800915332">
                <text:p>0.519450800915332</text:p>
              </table:table-cell>
              <table:table-cell office:value-type="float" office:value="0.480549199084668">
                <text:p>0.480549199084668</text:p>
              </table:table-cell>
            </table:table-row>
            <table:table-row>
              <table:table-cell office:value-type="string">
                <text:p>W/8% OCT</text:p>
              </table:table-cell>
              <table:table-cell office:value-type="float" office:value="0.566252587991718">
                <text:p>0.566252587991718</text:p>
              </table:table-cell>
              <table:table-cell office:value-type="float" office:value="0.433747412008282">
                <text:p>0.4337474120082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94cm" xlink:href=".." xlink:type="simple" chart:class="chart:bar" chart:style-name="ch1">
        <chart:legend chart:legend-position="end" svg:x="12.22cm" svg:y="3.949cm" style:legend-expansion="high" chart:style-name="ch2"/>
        <chart:plot-area chart:style-name="ch3" table:cell-range-address="'MCH_5%_vs_3%'.H9:'MCH_5%_vs_3%'.K10 'MCH_5%_vs_3%'.N9:'MCH_5%_vs_3%'.Q10 'MCH_5%_vs_3%'.T9:'MCH_5%_vs_3%'.W10" chart:data-source-has-labels="column" svg:x="0.319cm" svg:y="0.179cm" svg:width="11.582cm" svg:height="8.636cm">
          <chartooo:coordinate-region svg:x="0.809cm" svg:y="0.179cm" svg:width="10.416cm" svg:height="7.9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CH_5%_vs_3%'.K9:'MCH_5%_vs_3%'.K9 'MCH_5%_vs_3%'.N9:'MCH_5%_vs_3%'.Q9 'MCH_5%_vs_3%'.T9:'MCH_5%_vs_3%'.W9" chart:label-cell-address="'MCH_5%_vs_3%'.H9:'MCH_5%_vs_3%'.J9" chart:class="chart:bar">
            <chart:data-point chart:repeated="9"/>
          </chart:series>
          <chart:series chart:style-name="ch8" chart:values-cell-range-address="'MCH_5%_vs_3%'.K10:'MCH_5%_vs_3%'.K10 'MCH_5%_vs_3%'.N10:'MCH_5%_vs_3%'.Q10 'MCH_5%_vs_3%'.T10:'MCH_5%_vs_3%'.W10" chart:label-cell-address="'MCH_5%_vs_3%'.H10:'MCH_5%_vs_3%'.J10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ean for 3% MCH</text:p>
                <text:list>
                  <text:list-item>
                    <text:p>Mean for 3% MCH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MCH_5%_vs_3%'.H9:'MCH_5%_vs_3%'.J9</svg:desc>
                </draw:g>
              </table:table-cell>
              <table:table-cell office:value-type="float" office:value="0.496428571428571">
                <text:p>0.496428571428571</text:p>
                <draw:g>
                  <svg:desc>'MCH_5%_vs_3%'.K9:'MCH_5%_vs_3%'.K9 'MCH_5%_vs_3%'.N9:'MCH_5%_vs_3%'.Q9 'MCH_5%_vs_3%'.T9:'MCH_5%_vs_3%'.W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083333333333">
                <text:p>0.6020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Mean for 5% MCH</text:p>
                <text:list>
                  <text:list-item>
                    <text:p>Mean for 5% MCH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MCH_5%_vs_3%'.H10:'MCH_5%_vs_3%'.J10</svg:desc>
                </draw:g>
              </table:table-cell>
              <table:table-cell office:value-type="float" office:value="0.503571428571429">
                <text:p>0.503571428571429</text:p>
                <draw:g>
                  <svg:desc>'MCH_5%_vs_3%'.K10:'MCH_5%_vs_3%'.K10 'MCH_5%_vs_3%'.N10:'MCH_5%_vs_3%'.Q10 'MCH_5%_vs_3%'.T10:'MCH_5%_vs_3%'.W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16666666667">
                <text:p>0.3979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5">
                <text:p>0.38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Individual_Analysis.AA43:Individual_Analysis.AA47" chart:error-lower-range="Individual_Analysis.AA43:Individual_Analysis.AA4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 chart:error-category="cell-range" chart:error-upper-range="Individual_Analysis.AA43:Individual_Analysis.AA47" chart:error-lower-range="Individual_Analysis.AA43:Individual_Analysis.AA4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Individual_Analysis.AA43:Individual_Analysis.AA47" chart:error-lower-range="Individual_Analysis.AA43:Individual_Analysis.AA47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Individual_Analysis.Y43:Individual_Analysis.Y47" svg:x="0.32cm" svg:y="0.18cm" svg:width="12.508cm" svg:height="8.64cm">
          <chartooo:coordinate-region svg:x="1.735cm" svg:y="0.38cm" svg:width="10.99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dividual_Analysis.Y43:Individual_Analysis.Y47" chart:class="chart:line">
            <chart:error-indicator chart:style-name="ch8" chart:dimension="y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0283446712018">
                <text:p>0.500283446712018</text:p>
                <draw:g>
                  <svg:desc>Individual_Analysis.Y43:Individual_Analysis.Y47</svg:desc>
                </draw:g>
              </table:table-cell>
              <table:table-cell office:value-type="float" office:value="0.0479377025811318">
                <text:p>0.0479377025811318</text:p>
                <draw:g>
                  <svg:desc>Individual_Analysis.AA43:Individual_Analysis.AA47</svg:desc>
                </draw:g>
              </table:table-cell>
              <table:table-cell office:value-type="float" office:value="0.0479377025811318">
                <text:p>0.0479377025811318</text:p>
                <draw:g>
                  <svg:desc>Individual_Analysis.AA43:Individual_Analysis.AA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5014005602241">
                <text:p>0.485014005602241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601731601732">
                <text:p>0.431601731601732</text:p>
              </table:table-cell>
              <table:table-cell office:value-type="float" office:value="0.0782388941823887">
                <text:p>0.0782388941823887</text:p>
              </table:table-cell>
              <table:table-cell office:value-type="float" office:value="0.0782388941823887">
                <text:p>0.0782388941823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7689136260565">
                <text:p>0.507689136260565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